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2" svg:font-family="Arial" style:font-family-generic="swiss"/>
    <style:font-face style:name="Courier New1" svg:font-family="'Courier New'" style:font-family-generic="modern" style:font-pitch="fixed"/>
    <style:font-face style:name="Andale Mono" svg:font-family="'Andale Mon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Mono1" svg:font-family="'Andale Mono'"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a" style:font-name="Courier New" fo:font-size="11pt" fo:letter-spacing="normal" fo:background-color="#ffffff" style:font-name-asian="Courier New2" style:font-size-asian="11pt" style:font-name-complex="Courier New2"/>
    </style:style>
    <style:style style:name="P2"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a" style:font-name="Calibri" fo:font-size="11pt" fo:letter-spacing="normal" fo:background-color="#ffffff" style:font-name-asian="Calibri2" style:font-size-asian="11pt" style:font-name-complex="Calibri2"/>
    </style:style>
    <style:style style:name="P3"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4"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5"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a" style:font-name="Calibri" fo:font-size="11pt" fo:letter-spacing="normal" style:text-underline-style="solid" style:text-underline-width="auto" style:text-underline-color="font-color" fo:font-weight="bold" fo:background-color="#ffffff" style:font-name-asian="Calibri2" style:font-size-asian="11pt" style:font-weight-asian="bold" style:font-name-complex="Calibri2"/>
    </style:style>
    <style:style style:name="P6"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a" style:font-name="Calibri" fo:font-size="11pt" fo:letter-spacing="normal" fo:background-color="#ffffff" style:font-name-asian="Calibri2" style:font-size-asian="11pt" style:font-name-complex="Calibri2"/>
    </style:style>
    <style:style style:name="P7"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0" style:font-name="Courier New1" fo:font-size="10pt" style:font-name-asian="Courier New1" style:font-size-asian="10pt" style:font-name-complex="Courier New1" style:font-size-complex="10pt"/>
    </style:style>
    <style:style style:name="P8"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0" style:font-name="Courier New1" fo:font-size="10pt" style:text-underline-style="none" fo:background-color="#ffffff" style:font-name-asian="Courier New1" style:font-size-asian="10pt" style:font-name-complex="Courier New1" style:font-size-complex="10pt"/>
    </style:style>
    <style:style style:name="P9"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10"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11"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2"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P13"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P1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5"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font-size-complex="10pt"/>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7"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18"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19"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style:font-name-asian="Courier New2" style:font-size-asian="10pt" style:font-name-complex="Courier New2"/>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style:text-underline-style="none" style:font-name-asian="Courier New2" style:font-size-asian="10pt" style:font-name-complex="Courier New2"/>
    </style:style>
    <style:style style:name="P21"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1pt" fo:letter-spacing="normal" fo:background-color="#ffffff" style:font-name-asian="Courier New2" style:font-size-asian="11pt" style:font-name-complex="Courier New2"/>
    </style:style>
    <style:style style:name="P22"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1pt" fo:letter-spacing="normal" fo:background-color="#ffffff" style:font-name-asian="Courier New2" style:font-size-asian="11pt" style:font-name-complex="Courier New2"/>
    </style:style>
    <style:style style:name="P23"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1" fo:font-size="10pt" fo:letter-spacing="normal" fo:background-color="#ffffff" style:font-name-asian="Andale Mono1" style:font-size-asian="10pt" style:font-name-complex="Andale Mono1" style:font-size-complex="10pt"/>
    </style:style>
    <style:style style:name="P2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1" fo:font-size="10pt" fo:letter-spacing="normal" fo:background-color="#ffffff" style:font-name-asian="Andale Mono1" style:font-size-asian="10pt" style:font-name-complex="Andale Mono1"/>
    </style:style>
    <style:style style:name="P25"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1" fo:font-size="10pt" fo:letter-spacing="normal" fo:background-color="#ffffff" style:font-name-asian="Calibri2" style:font-size-asian="10pt" style:font-name-complex="Calibri2" style:font-size-complex="10pt"/>
    </style:style>
    <style:style style:name="P26"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1" fo:font-size="10pt" fo:letter-spacing="normal" style:text-underline-style="none" fo:background-color="#ffffff" style:font-name-asian="Consolas1" style:font-size-asian="10pt" style:font-name-complex="Consolas1" style:font-size-complex="10pt"/>
    </style:style>
    <style:style style:name="P27"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ourier New1" fo:font-size="10pt" fo:letter-spacing="normal" style:text-underline-style="solid" style:text-underline-width="auto" style:text-underline-color="font-color" fo:background-color="#ffffff" style:font-name-asian="Courier New1" style:font-size-asian="10pt" style:font-name-complex="Courier New1" style:font-size-complex="10pt"/>
    </style:style>
    <style:style style:name="P28"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Andale Mono" fo:font-size="10pt" fo:letter-spacing="normal" fo:background-color="#ffffff" style:font-name-asian="Andale Mono1" style:font-size-asian="10pt" style:font-name-complex="Andale Mono1"/>
    </style:style>
    <style:style style:name="P29" style:family="paragraph" style:parent-style-name="Standard">
      <style:paragraph-properties fo:margin-left="0in" fo:margin-right="0in" fo:margin-top="0in" fo:margin-bottom="0in" fo:line-height="150%" fo:text-align="start" style:justify-single-word="false" fo:text-indent="0in" style:auto-text-indent="false" style:text-autospace="none">
        <style:tab-stops>
          <style:tab-stop style:position="0.302in"/>
        </style:tab-stops>
      </style:paragraph-properties>
      <style:text-properties fo:color="#000000" style:font-name="Calibri1" fo:font-size="11pt" fo:letter-spacing="normal" style:text-underline-style="solid" style:text-underline-width="auto" style:text-underline-color="font-color" fo:font-weight="normal" fo:background-color="#ffffff" style:font-name-asian="Calibri2" style:font-size-asian="11pt" style:font-weight-asian="normal" style:font-name-complex="Calibri2" style:font-size-complex="11pt" style:font-weight-complex="normal"/>
    </style:style>
    <style:style style:name="P30"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1pt" fo:letter-spacing="normal" fo:background-color="#ffffff" style:font-name-asian="Courier New2" style:font-size-asian="11pt" style:font-name-complex="Courier New2"/>
    </style:style>
    <style:style style:name="P31"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font-size-complex="10pt"/>
    </style:style>
    <style:style style:name="P33"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34"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35"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alibri" fo:font-size="11pt" fo:letter-spacing="normal" fo:background-color="#ffffff" style:font-name-asian="Calibri2" style:font-size-asian="11pt" style:font-name-complex="Calibri2"/>
    </style:style>
    <style:style style:name="P36"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1" fo:font-size="10pt" fo:letter-spacing="normal" style:text-underline-style="none" fo:background-color="#ffffff" style:font-name-asian="Consolas1" style:font-size-asian="10pt" style:font-name-complex="Consolas1" style:font-size-complex="10pt"/>
    </style:style>
    <style:style style:name="P37"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ourier New1" fo:font-size="10pt" fo:letter-spacing="normal" style:text-underline-style="none" fo:background-color="#ffffff" style:font-name-asian="Courier New1" style:font-size-asian="10pt" style:font-name-complex="Courier New1" style:font-size-complex="10pt"/>
    </style:style>
    <style:style style:name="P38" style:family="paragraph" style:parent-style-name="Standard">
      <style:paragraph-properties fo:margin-left="0in" fo:margin-right="0in" fo:margin-top="0in" fo:margin-bottom="0in" fo:line-height="100%" fo:text-align="start" style:justify-single-word="false" fo:text-indent="0in" style:auto-text-indent="false"/>
      <style:text-properties fo:color="#3f5fbf" style:font-name="Courier New" fo:font-size="10pt" fo:letter-spacing="normal" style:text-underline-style="none" fo:background-color="#ffffff" style:font-name-asian="Courier New2" style:font-size-asian="10pt" style:font-name-complex="Courier New2"/>
    </style:style>
    <style:style style:name="P39" style:family="paragraph" style:parent-style-name="Standard">
      <style:paragraph-properties fo:margin-left="0in" fo:margin-right="0in" fo:margin-top="0in" fo:margin-bottom="0in" fo:line-height="100%" fo:text-align="start" style:justify-single-word="false" fo:text-indent="0in" style:auto-text-indent="false"/>
      <style:text-properties fo:font-size="10pt" style:font-size-asian="10pt" style:font-size-complex="10pt"/>
    </style:style>
    <style:style style:name="P40" style:family="paragraph" style:parent-style-name="Standard">
      <style:paragraph-properties fo:margin-left="0in" fo:margin-right="0in" fo:margin-top="0in" fo:margin-bottom="0in" fo:line-height="150%" fo:text-align="start" style:justify-single-word="false" fo:text-indent="0in" style:auto-text-indent="false"/>
    </style:style>
    <style:style style:name="P41" style:family="paragraph" style:parent-style-name="Standard">
      <style:paragraph-properties fo:margin-left="0in" fo:margin-right="0in" fo:margin-top="0in" fo:margin-bottom="0in" fo:line-height="100%" fo:text-align="start" style:justify-single-word="false" fo:text-indent="0in" style:auto-text-indent="false"/>
    </style:style>
    <style:style style:name="P42" style:family="paragraph" style:parent-style-name="Standard">
      <style:paragraph-properties fo:margin-left="0in" fo:margin-right="0in" fo:margin-top="0in" fo:margin-bottom="0in" fo:line-height="100%" fo:text-align="start" style:justify-single-word="false" fo:text-indent="0in" style:auto-text-indent="false"/>
      <style:text-properties style:font-name="Courier New1" fo:font-size="10pt" style:text-underline-style="none" style:font-size-asian="10pt" style:font-size-complex="10pt"/>
    </style:style>
    <style:style style:name="P43" style:family="paragraph" style:parent-style-name="Standard">
      <style:paragraph-properties fo:margin-left="0in" fo:margin-right="0in" fo:margin-top="0in" fo:margin-bottom="0in" fo:line-height="100%" fo:text-align="start" style:justify-single-word="false" fo:text-indent="0in" style:auto-text-indent="false"/>
      <style:text-properties fo:color="#3f7f5f" style:font-name="Courier New" fo:font-size="10pt" fo:letter-spacing="normal" style:text-underline-style="none" fo:background-color="#ffffff" style:font-name-asian="Courier New2" style:font-size-asian="10pt" style:font-name-complex="Courier New2"/>
    </style:style>
    <style:style style:name="P44" style:family="paragraph" style:parent-style-name="Standard">
      <style:paragraph-properties fo:margin-left="0in" fo:margin-right="0in" fo:margin-top="0in" fo:margin-bottom="0in" fo:line-height="0.1665in" fo:text-align="start" style:justify-single-word="false" fo:text-indent="0in" style:auto-text-indent="false"/>
      <style:text-properties style:text-underline-style="none"/>
    </style:style>
    <style:style style:name="P45" style:family="paragraph" style:parent-style-name="Standard">
      <style:paragraph-properties fo:margin-left="0in" fo:margin-right="0in" fo:margin-top="0in" fo:margin-bottom="0in" fo:line-height="100%" fo:text-align="start" style:justify-single-word="false" fo:text-indent="0in" style:auto-text-indent="false"/>
      <style:text-properties style:text-underline-style="none"/>
    </style:style>
    <style:style style:name="P46" style:family="paragraph" style:parent-style-name="Standard">
      <style:paragraph-properties fo:margin-left="0in" fo:margin-right="0in" fo:margin-top="0in" fo:margin-bottom="0in" fo:line-height="100%" fo:text-align="start" style:justify-single-word="false" fo:text-indent="0in" style:auto-text-indent="false"/>
      <style:text-properties style:text-underline-style="none" fo:background-color="#ffffff"/>
    </style:style>
    <style:style style:name="P47"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fo:font-size="10pt" style:font-size-asian="10pt" style:font-size-complex="10pt"/>
    </style:style>
    <style:style style:name="P48"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fo:color="#000000" style:font-name="Courier New1" fo:font-size="10pt" fo:letter-spacing="normal" fo:background-color="#ffffff" style:font-name-asian="Andale Mono1" style:font-size-asian="10pt" style:font-name-complex="Andale Mono1"/>
    </style:style>
    <style:style style:name="P49"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fo:color="#000000" style:font-name="Courier New" fo:font-size="10pt" fo:letter-spacing="normal" fo:background-color="#ffffff" style:font-name-asian="Courier New2" style:font-size-asian="10pt" style:font-name-complex="Courier New2"/>
    </style:style>
    <style:style style:name="P50"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style>
    <style:style style:name="P51"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font-name="Courier New1" fo:font-size="10pt" style:text-underline-style="none" style:font-size-asian="10pt" style:font-size-complex="10pt"/>
    </style:style>
    <style:style style:name="P52"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font-name="Courier New1" fo:font-size="10pt" style:font-name-asian="Andale Mono1" style:font-size-asian="10pt" style:font-name-complex="Andale Mono1" style:font-size-complex="10pt"/>
    </style:style>
    <style:style style:name="P53"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text-underline-style="none"/>
    </style:style>
    <style:style style:name="P54"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text-underline-style="none"/>
    </style:style>
    <style:style style:name="P55"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text-underline-style="none" fo:background-color="#ffffff"/>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text-underline-style="none" style:font-name-asian="Courier New1" style:font-size-asian="10pt" style:font-name-complex="Courier New1" style:font-size-complex="10pt"/>
    </style:style>
    <style:style style:name="P58"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text-underline-style="none" fo:background-color="#ffffff" style:font-name-asian="Courier New1" style:font-size-asian="10pt" style:font-name-complex="Courier New1" style:font-size-complex="10pt"/>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text-underline-style="none" style:font-name-asian="Courier New1" style:font-size-asian="10pt" style:font-name-complex="Courier New1" style:font-size-complex="10pt"/>
    </style:style>
    <style:style style:name="P6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text-underline-style="none" fo:background-color="#ffffff" style:font-name-asian="Courier New1" style:font-size-asian="10pt" style:font-name-complex="Courier New1" style:font-size-complex="10pt"/>
    </style:style>
    <style:style style:name="P62"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text-underline-style="none" fo:background-color="#ffffff" style:font-name-asian="Courier New1" style:font-size-asian="10pt" style:font-name-complex="Courier New1"/>
    </style:style>
    <style:style style:name="P63" style:family="paragraph" style:parent-style-name="Standard">
      <style:paragraph-properties fo:margin-left="0in" fo:margin-right="0in" fo:text-align="start" style:justify-single-word="false" fo:text-indent="0in" style:auto-text-indent="false" style:text-autospace="none"/>
      <style:text-properties fo:color="#000000" style:font-name="Calibri1" fo:font-size="11pt" style:text-underline-style="none" style:font-name-asian="Courier New1" style:font-size-asian="11pt" style:font-name-complex="Courier New1" style:font-size-complex="11pt"/>
    </style:style>
    <style:style style:name="P64"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fo:letter-spacing="normal" style:text-underline-style="solid" style:text-underline-width="auto" style:text-underline-color="font-color" fo:font-weight="bold" fo:background-color="#ffffff" style:font-name-asian="Calibri2" style:font-size-asian="11pt" style:font-weight-asian="bold" style:font-name-complex="Calibri2" style:font-size-complex="11pt" style:font-weight-complex="bold"/>
    </style:style>
    <style:style style:name="P65" style:family="paragraph" style:parent-style-name="Standard">
      <style:paragraph-properties fo:margin-left="0in" fo:margin-right="0in" fo:text-align="start" style:justify-single-word="false" fo:text-indent="0in" style:auto-text-indent="false" style:text-autospace="none"/>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66" style:family="paragraph" style:parent-style-name="Standard">
      <style:paragraph-properties fo:margin-left="0.75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67" style:family="paragraph" style:parent-style-name="Standard">
      <style:paragraph-properties fo:margin-left="0.75in" fo:margin-right="0in" fo:margin-top="0in" fo:margin-bottom="0in" fo:line-height="100%"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68" style:family="paragraph" style:parent-style-name="Standard">
      <style:paragraph-properties fo:margin-left="0.75in" fo:margin-right="0in" fo:margin-top="0in" fo:margin-bottom="0in" fo:line-height="10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69" style:family="paragraph" style:parent-style-name="Standard">
      <style:paragraph-properties fo:margin-left="0.75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70" style:family="paragraph" style:parent-style-name="Standard">
      <style:paragraph-properties fo:margin-left="0.9583in" fo:margin-right="0in" fo:margin-top="0in" fo:margin-bottom="0in" fo:line-height="0.1665in" fo:text-align="start" style:justify-single-word="false" fo:text-indent="0in" style:auto-text-indent="false"/>
      <style:text-properties fo:color="#000000" style:font-name="Andale Mono" fo:font-size="10pt" fo:letter-spacing="normal" fo:background-color="#ffffff" style:font-name-asian="Andale Mono1" style:font-size-asian="10pt" style:font-name-complex="Andale Mono1"/>
    </style:style>
    <style:style style:name="P71" style:family="paragraph" style:parent-style-name="Standard">
      <style:paragraph-properties fo:margin-left="0.748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72" style:family="paragraph" style:parent-style-name="Standard">
      <style:paragraph-properties fo:margin-left="0in" fo:margin-right="0in" fo:margin-top="0in" fo:margin-bottom="0in" fo:line-height="0.1665in" fo:text-align="start" style:justify-single-word="false" fo:text-indent="0.5in" style:auto-text-indent="false"/>
      <style:text-properties fo:color="#000000" style:font-name="Courier New" fo:font-size="10pt" fo:letter-spacing="normal" fo:background-color="#ffffff" style:font-name-asian="Courier New2" style:font-size-asian="10pt" style:font-name-complex="Courier New2"/>
    </style:style>
    <style:style style:name="P73" style:family="paragraph" style:parent-style-name="Standard">
      <style:paragraph-properties fo:margin-left="0.2083in" fo:margin-right="0in" fo:margin-top="0in" fo:margin-bottom="0in" fo:line-height="0.1665in" fo:text-align="start" style:justify-single-word="false" fo:text-indent="0.2917in" style:auto-text-indent="false"/>
      <style:text-properties fo:color="#00000a" style:font-name="Calibri" fo:font-size="10pt" fo:letter-spacing="normal" fo:background-color="#ffffff" style:font-name-asian="Calibri2" style:font-size-asian="10pt" style:font-name-complex="Calibri2"/>
    </style:style>
    <style:style style:name="P74" style:family="paragraph" style:parent-style-name="Standard">
      <style:paragraph-properties fo:margin-left="1.5in" fo:margin-right="0in" fo:margin-top="0in" fo:margin-bottom="0in" fo:line-height="100%" fo:text-align="start" style:justify-single-word="false" fo:text-indent="0in" style:auto-text-indent="false"/>
    </style:style>
    <style:style style:name="P75" style:family="paragraph" style:parent-style-name="Standard">
      <style:paragraph-properties fo:margin-left="-0.0102in" fo:margin-right="0in" fo:margin-top="0in" fo:margin-bottom="0in" fo:line-height="10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76" style:family="paragraph" style:parent-style-name="Standard">
      <style:paragraph-properties fo:margin-left="-0.0102in" fo:margin-right="0in" fo:margin-top="0in" fo:margin-bottom="0in" fo:line-height="100%"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77" style:family="paragraph" style:parent-style-name="Standard" style:master-page-name="">
      <style:paragraph-properties fo:margin-left="-0.0102in" fo:margin-right="0in" fo:margin-top="0in" fo:margin-bottom="0in" fo:line-height="100%" fo:text-align="start" style:justify-single-word="false" fo:text-indent="0in" style:auto-text-indent="false" style:page-number="auto"/>
      <style:text-properties fo:color="#000000" style:font-name="Courier New" fo:font-size="10pt" fo:letter-spacing="normal" fo:background-color="#ffffff" style:font-name-asian="Courier New2" style:font-size-asian="10pt" style:font-name-complex="Courier New2"/>
    </style:style>
    <style:style style:name="P78" style:family="paragraph" style:parent-style-name="Standard">
      <style:paragraph-properties fo:margin-left="0.7083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79" style:family="paragraph" style:parent-style-name="Standard">
      <style:text-properties style:text-underline-style="none"/>
    </style:style>
    <style:style style:name="P80" style:family="paragraph" style:parent-style-name="Standard">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81" style:family="paragraph" style:parent-style-name="Standard" style:master-page-name="Standard">
      <style:paragraph-properties fo:margin-left="0in" fo:margin-right="0in" fo:margin-top="0in" fo:margin-bottom="0.139in" fo:line-height="0.1917in" fo:text-align="center" style:justify-single-word="false" fo:text-indent="0in" style:auto-text-indent="false" style:page-number="auto"/>
      <style:text-properties fo:color="#00000a" style:font-name="Calibri" fo:font-size="12pt" fo:letter-spacing="normal" style:text-underline-style="solid" style:text-underline-width="auto" style:text-underline-color="font-color" fo:font-weight="bold" fo:background-color="#ffffff" style:font-name-asian="Calibri2" style:font-size-asian="12pt" style:font-weight-asian="bold" style:font-name-complex="Calibri2" style:font-size-complex="12pt"/>
    </style:style>
    <style:style style:name="P82" style:family="paragraph" style:parent-style-name="Standard" style:list-style-name="L1">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83" style:family="paragraph" style:parent-style-name="Standard" style:list-style-name="WWNum7">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84" style:family="paragraph" style:parent-style-name="Standard" style:list-style-name="WWNum2"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85" style:family="paragraph" style:parent-style-name="Standard" style:list-style-name="WWNum5"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86" style:family="paragraph" style:parent-style-name="Standard" style:list-style-name="L2"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style>
    <style:style style:name="P87" style:family="paragraph" style:parent-style-name="Standard" style:list-style-name="WWNum29"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style>
    <style:style style:name="P88" style:family="paragraph" style:parent-style-name="Standard" style:list-style-name="WWNum67"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style>
    <style:style style:name="P89" style:family="paragraph" style:parent-style-name="Standard" style:list-style-name="WWNum39"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90" style:family="paragraph" style:parent-style-name="Standard" style:list-style-name="WWNum63"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91" style:family="paragraph" style:parent-style-name="Standard" style:list-style-name="L8"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92" style:family="paragraph" style:parent-style-name="Standard" style:list-style-name="WWNum20"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P93" style:family="paragraph" style:parent-style-name="Standard" style:list-style-name="WWNum2">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94" style:family="paragraph" style:parent-style-name="Standard" style:list-style-name="WWNum4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95" style:family="paragraph" style:parent-style-name="Standard" style:list-style-name="WWNum5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96" style:family="paragraph" style:parent-style-name="Standard" style:list-style-name="WWNum55">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97" style:family="paragraph" style:parent-style-name="Standard" style:list-style-name="WWNum10">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style>
    <style:style style:name="P98" style:family="paragraph" style:parent-style-name="Standard" style:list-style-name="WWNum31">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style>
    <style:style style:name="P99" style:family="paragraph" style:parent-style-name="Standard" style:list-style-name="WWNum37">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style>
    <style:style style:name="P100" style:family="paragraph" style:parent-style-name="Standard" style:list-style-name="WWNum27">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style>
    <style:style style:name="P101" style:family="paragraph" style:parent-style-name="Standard">
      <style:paragraph-properties fo:margin-left="0in" fo:margin-right="0in" fo:margin-top="0in" fo:margin-bottom="0in" fo:line-height="150%" fo:text-align="start" style:justify-single-word="false" fo:text-indent="0in" style:auto-text-indent="false"/>
    </style:style>
    <style:style style:name="P102" style:family="paragraph" style:parent-style-name="Standard" style:list-style-name="WWNum12">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103" style:family="paragraph" style:parent-style-name="Standard" style:list-style-name="WWNum18">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104" style:family="paragraph" style:parent-style-name="Standard" style:list-style-name="WWNum2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105" style:family="paragraph" style:parent-style-name="Standard" style:list-style-name="WWNum4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106" style:family="paragraph" style:parent-style-name="Standard" style:list-style-name="L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07" style:family="paragraph" style:parent-style-name="Standard" style:list-style-name="L6">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08" style:family="paragraph" style:parent-style-name="Standard" style:list-style-name="WWNum25">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09" style:family="paragraph" style:parent-style-name="Standard" style:list-style-name="WWNum3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10" style:family="paragraph" style:parent-style-name="Standard" style:list-style-name="WWNum6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11" style:family="paragraph" style:parent-style-name="Standard" style:list-style-name="WWNum74">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12" style:family="paragraph" style:parent-style-name="Standard" style:list-style-name="WWNum8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13" style:family="paragraph" style:parent-style-name="Standard" style:list-style-name="WWNum87">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14" style:family="paragraph" style:parent-style-name="Standard" style:list-style-name="L7">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2" style:font-size-asian="11pt" style:font-name-complex="Calibri2"/>
    </style:style>
    <style:style style:name="P115" style:family="paragraph" style:parent-style-name="Standard" style:list-style-name="L6">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P116" style:family="paragraph" style:parent-style-name="Standard" style:list-style-name="WWNum20">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style:font-name-asian="Calibri2" style:font-size-asian="11pt" style:font-name-complex="Calibri2"/>
    </style:style>
    <style:style style:name="P117" style:family="paragraph" style:parent-style-name="Standard" style:list-style-name="WWNum87">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ourier New1" fo:font-size="10pt" fo:letter-spacing="normal" fo:background-color="#ffffff" style:font-name-asian="Courier New1" style:font-size-asian="10pt" style:font-name-complex="Courier New1"/>
    </style:style>
    <style:style style:name="P118"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ourier New1" fo:font-size="10pt" fo:letter-spacing="normal" style:text-underline-style="solid" style:text-underline-width="auto" style:text-underline-color="font-color" fo:background-color="#ffffff" style:font-name-asian="Courier New1" style:font-size-asian="10pt" style:font-name-complex="Courier New1"/>
    </style:style>
    <style:style style:name="P119"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20" style:family="paragraph" style:parent-style-name="Standard" style:list-style-name="WWNum41">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style:text-underline-style="solid" style:text-underline-width="auto" style:text-underline-color="font-color" fo:font-weight="bold" style:font-weight-asian="bold" style:font-weight-complex="bold"/>
    </style:style>
    <style:style style:name="P121" style:family="paragraph" style:parent-style-name="Standard" style:list-style-name="WWNum65">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font-weight="bold" style:font-weight-asian="bold" style:font-weight-complex="bold"/>
    </style:style>
    <style:style style:name="P122" style:family="paragraph" style:parent-style-name="Standard" style:list-style-name="L4">
      <style:paragraph-properties fo:margin-left="0in" fo:margin-right="0in" fo:line-height="150%" fo:text-align="start" style:justify-single-word="false" fo:text-indent="0in" style:auto-text-indent="false" style:text-autospace="none">
        <style:tab-stops>
          <style:tab-stop style:position="0.302in"/>
        </style:tab-stops>
      </style:paragraph-properties>
    </style:style>
    <style:style style:name="P123" style:family="paragraph" style:parent-style-name="Standard" style:list-style-name="L5">
      <style:paragraph-properties fo:margin-left="0in" fo:margin-right="0in" fo:line-height="150%" fo:text-align="start" style:justify-single-word="false" fo:text-indent="0in" style:auto-text-indent="false" style:text-autospace="none">
        <style:tab-stops>
          <style:tab-stop style:position="0.302in"/>
        </style:tab-stops>
      </style:paragraph-properties>
      <style:text-properties fo:color="#000000" style:font-name="Calibri" fo:font-size="11pt" fo:letter-spacing="normal" style:text-underline-style="none" fo:font-weight="normal" fo:background-color="#ffffff" style:font-name-asian="Calibri2" style:font-size-asian="11pt" style:font-weight-asian="normal" style:font-name-complex="Calibri2" style:font-size-complex="11pt" style:font-weight-complex="normal"/>
    </style:style>
    <style:style style:name="P124"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text-underline-style="none" style:font-name-asian="Courier New1" style:font-size-asian="10pt" style:font-name-complex="Courier New1" style:font-size-complex="10pt"/>
    </style:style>
    <style:style style:name="P12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2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style>
    <style:style style:name="P127" style:family="paragraph" style:parent-style-name="Standard">
      <style:paragraph-properties fo:margin-left="0in" fo:margin-right="0in" fo:text-align="start" style:justify-single-word="false" fo:text-indent="0in" style:auto-text-indent="false" style:text-autospace="none"/>
      <style:text-properties fo:color="#000000" style:font-name="Calibri1" fo:font-size="11pt" style:text-underline-style="none" fo:font-weight="bold" style:font-name-asian="Courier New1" style:font-size-asian="11pt" style:font-weight-asian="bold" style:font-name-complex="Courier New1" style:font-size-complex="11pt" style:font-weight-complex="bold"/>
    </style:style>
    <style:style style:name="P128" style:family="paragraph" style:parent-style-name="Standard" style:list-style-name="L9">
      <style:paragraph-properties fo:margin-left="0in" fo:margin-right="0in" fo:text-align="start" style:justify-single-word="false" fo:text-indent="0in" style:auto-text-indent="false" style:text-autospace="none">
        <style:tab-stops>
          <style:tab-stop style:position="0.302in"/>
        </style:tab-stops>
      </style:paragraph-properties>
      <style:text-properties fo:color="#000000" style:font-name="Calibri1" fo:font-size="11pt" style:text-underline-style="none" fo:font-weight="normal" style:font-name-asian="Courier New1" style:font-size-asian="11pt" style:font-weight-asian="normal" style:font-name-complex="Courier New1" style:font-size-complex="11pt" style:font-weight-complex="normal"/>
    </style:style>
    <style:style style:name="P129" style:family="paragraph" style:parent-style-name="Standard">
      <style:paragraph-properties fo:margin-left="0in" fo:margin-right="0in" fo:text-align="start" style:justify-single-word="false" fo:text-indent="0in" style:auto-text-indent="false" style:text-autospace="none">
        <style:tab-stops>
          <style:tab-stop style:position="0.302in"/>
        </style:tab-stops>
      </style:paragraph-properties>
      <style:text-properties fo:color="#000000" style:font-name="Calibri1" fo:font-size="11pt" style:text-underline-style="none" fo:font-weight="normal" style:font-name-asian="Courier New1" style:font-size-asian="11pt" style:font-weight-asian="normal" style:font-name-complex="Courier New1" style:font-size-complex="11pt" style:font-weight-complex="normal"/>
    </style:style>
    <style:style style:name="P130"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31" style:family="paragraph" style:parent-style-name="Standard">
      <style:text-properties style:font-name="Calibri1" fo:font-size="11pt" style:text-underline-style="none" fo:font-weight="bold" style:font-size-asian="11pt" style:font-weight-asian="bold" style:font-size-complex="11pt" style:font-weight-complex="bold"/>
    </style:style>
    <style:style style:name="P132" style:family="paragraph" style:parent-style-name="Standard" style:list-style-name="WWNum5">
      <style:paragraph-properties fo:margin-left="0in" fo:margin-right="0in" fo:margin-top="0in" fo:margin-bottom="0in" fo:line-height="150%" fo:text-align="start" style:justify-single-word="false" fo:text-indent="-0.0102in" style:auto-text-indent="false">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133" style:family="paragraph" style:parent-style-name="Standard">
      <style:paragraph-properties fo:margin-left="0.75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T1" style:family="text">
      <style:text-properties fo:color="#00000a" style:font-name="Calibri" fo:font-size="11pt" fo:letter-spacing="normal" style:text-underline-style="solid" style:text-underline-width="auto" style:text-underline-color="font-color" fo:font-weight="bold" fo:background-color="#ffffff" style:font-name-asian="Calibri2" style:font-size-asian="11pt" style:font-weight-asian="bold" style:font-name-complex="Calibri2" style:font-weight-complex="bold"/>
    </style:style>
    <style:style style:name="T2" style:family="text">
      <style:text-properties fo:color="#00000a" style:font-name="Calibri" fo:font-size="11pt" fo:letter-spacing="normal" fo:background-color="#ffffff" style:font-name-asian="Calibri2" style:font-size-asian="11pt" style:font-name-complex="Calibri2" loext:char-shading-value="0"/>
    </style:style>
    <style:style style:name="T3" style:family="text">
      <style:text-properties fo:color="#00000a" style:font-name="Calibri" fo:font-size="11pt" fo:letter-spacing="normal" fo:font-weight="bold" fo:background-color="#ffffff" style:font-name-asian="Calibri2" style:font-size-asian="11pt" style:font-weight-asian="bold" style:font-name-complex="Calibri2" loext:char-shading-value="0"/>
    </style:style>
    <style:style style:name="T4" style:family="text">
      <style:text-properties fo:color="#00000a" style:font-name="Calibri" fo:font-size="11pt" fo:letter-spacing="normal" style:text-underline-style="none" fo:background-color="#ffffff" style:font-name-asian="Calibri2" style:font-size-asian="11pt" style:font-name-complex="Calibri2"/>
    </style:style>
    <style:style style:name="T5" style:family="text">
      <style:text-properties fo:color="#00000a" style:font-name="Calibri" fo:font-size="11pt" fo:letter-spacing="normal" style:text-underline-style="none" fo:font-weight="bold" fo:background-color="#ffffff" style:font-name-asian="Calibri2" style:font-size-asian="11pt" style:font-weight-asian="bold" style:font-name-complex="Calibri2" style:font-weight-complex="bold"/>
    </style:style>
    <style:style style:name="T6" style:family="text">
      <style:text-properties fo:color="#00000a" style:font-name="Courier New" fo:font-size="10pt" fo:letter-spacing="normal" fo:background-color="#ffffff" style:font-name-asian="Courier New2" style:font-size-asian="10pt" style:font-name-complex="Courier New2" loext:char-shading-value="0"/>
    </style:style>
    <style:style style:name="T7" style:family="text">
      <style:text-properties fo:color="#00000a" style:font-name="Courier New" fo:font-size="10pt" fo:letter-spacing="normal" fo:font-style="italic" fo:background-color="#ffffff" style:font-name-asian="Courier New2" style:font-size-asian="10pt" style:font-style-asian="italic" style:font-name-complex="Courier New2" loext:char-shading-value="0"/>
    </style:style>
    <style:style style:name="T8" style:family="text">
      <style:text-properties fo:color="#7f0055" style:font-name="Courier New" fo:font-size="10pt" fo:letter-spacing="normal" fo:font-weight="bold" fo:background-color="#ffffff" style:font-name-asian="Courier New2" style:font-size-asian="10pt" style:font-weight-asian="bold" style:font-name-complex="Courier New2" loext:char-shading-value="0"/>
    </style:style>
    <style:style style:name="T9" style:family="text">
      <style:text-properties fo:color="#7f0055" style:font-name="Courier New" fo:font-size="10pt" fo:letter-spacing="normal" fo:font-weight="bold" style:font-name-asian="Courier New2" style:font-size-asian="10pt" style:font-weight-asian="bold" style:font-name-complex="Courier New2" loext:char-shading-value="0"/>
    </style:style>
    <style:style style:name="T10" style:family="text">
      <style:text-properties fo:color="#7f0055" style:font-name="Courier New" fo:font-size="10pt" fo:letter-spacing="normal" style:text-underline-style="none" fo:font-weight="bold" fo:background-color="#ffffff" style:font-name-asian="Courier New2" style:font-size-asian="10pt" style:font-weight-asian="bold" style:font-name-complex="Courier New2"/>
    </style:style>
    <style:style style:name="T11" style:family="text">
      <style:text-properties fo:color="#7f0055" style:font-name="Courier New" fo:font-size="10pt" fo:letter-spacing="normal" style:text-underline-style="none" fo:font-weight="bold" fo:background-color="#ffffff" style:font-name-asian="Courier New2" style:font-size-asian="10pt" style:font-weight-asian="bold" style:font-name-complex="Courier New2" loext:char-shading-value="0"/>
    </style:style>
    <style:style style:name="T12" style:family="text">
      <style:text-properties fo:color="#7f0055" style:font-name="Courier New" fo:letter-spacing="normal" fo:font-weight="bold" fo:background-color="#ffffff" style:font-name-asian="Courier New2" style:font-weight-asian="bold" style:font-name-complex="Courier New2" loext:char-shading-value="0"/>
    </style:style>
    <style:style style:name="T13" style:family="text">
      <style:text-properties fo:color="#7f0055" fo:letter-spacing="normal" fo:font-weight="bold" fo:background-color="#ffffff" style:font-name-asian="Consolas1" style:font-weight-asian="bold" style:font-name-complex="Consolas1" loext:char-shading-value="0"/>
    </style:style>
    <style:style style:name="T14" style:family="text">
      <style:text-properties fo:color="#7f0055" fo:font-weight="bold" style:font-weight-asian="bold" style:font-weight-complex="bold"/>
    </style:style>
    <style:style style:name="T15" style:family="text">
      <style:text-properties fo:color="#7f0055" fo:font-weight="bold" style:font-name-asian="Courier New1" style:font-weight-asian="bold" style:font-name-complex="Courier New1" style:font-weight-complex="bold"/>
    </style:style>
    <style:style style:name="T16" style:family="text">
      <style:text-properties fo:color="#7f0055" style:text-underline-style="none" fo:font-weight="bold" style:font-weight-asian="bold" style:font-weight-complex="bold"/>
    </style:style>
    <style:style style:name="T17" style:family="text">
      <style:text-properties fo:color="#7f0055" style:text-underline-style="none" fo:font-weight="bold" style:font-weight-asian="bold" style:font-size-complex="10pt" style:font-weight-complex="bold"/>
    </style:style>
    <style:style style:name="T18" style:family="text">
      <style:text-properties fo:color="#000000"/>
    </style:style>
    <style:style style:name="T19" style:family="text">
      <style:text-properties fo:color="#000000" style:font-name="Courier New" fo:font-size="10pt" fo:letter-spacing="normal" fo:background-color="#ffffff" style:font-name-asian="Courier New2" style:font-size-asian="10pt" style:font-name-complex="Courier New2" loext:char-shading-value="0"/>
    </style:style>
    <style:style style:name="T20" style:family="text">
      <style:text-properties fo:color="#000000" style:font-name="Courier New" fo:font-size="10pt" fo:letter-spacing="normal" fo:font-style="italic" fo:background-color="#ffffff" style:font-name-asian="Courier New2" style:font-size-asian="10pt" style:font-style-asian="italic" style:font-name-complex="Courier New2" loext:char-shading-value="0"/>
    </style:style>
    <style:style style:name="T21" style:family="text">
      <style:text-properties fo:color="#000000" style:font-name="Courier New" fo:font-size="10pt" fo:letter-spacing="normal" style:text-underline-style="none" fo:background-color="#ffffff" style:font-name-asian="Courier New2" style:font-size-asian="10pt" style:font-name-complex="Courier New2"/>
    </style:style>
    <style:style style:name="T22" style:family="text">
      <style:text-properties fo:color="#000000" style:font-name="Courier New" fo:font-size="10pt" fo:letter-spacing="normal" style:text-underline-style="none" fo:background-color="#ffffff" style:font-name-asian="Courier New2" style:font-size-asian="10pt" style:font-name-complex="Courier New2" loext:char-shading-value="0"/>
    </style:style>
    <style:style style:name="T23" style:family="text">
      <style:text-properties fo:color="#000000" style:font-name="Courier New" fo:font-size="10pt" fo:letter-spacing="normal" style:font-name-asian="Courier New2" style:font-size-asian="10pt" style:font-name-complex="Courier New2" loext:char-shading-value="0"/>
    </style:style>
    <style:style style:name="T24" style:family="text">
      <style:text-properties fo:color="#000000" style:font-name="Courier New" fo:letter-spacing="normal" fo:background-color="#ffffff" style:font-name-asian="Courier New2" style:font-name-complex="Courier New2" loext:char-shading-value="0"/>
    </style:style>
    <style:style style:name="T25" style:family="text">
      <style:text-properties fo:color="#000000" style:font-name="Calibri" fo:font-size="11pt" fo:letter-spacing="normal" fo:background-color="#ffffff" style:font-name-asian="Calibri2" style:font-size-asian="11pt" style:font-name-complex="Calibri2"/>
    </style:style>
    <style:style style:name="T26" style:family="text">
      <style:text-properties fo:color="#000000" style:font-name="Calibri" fo:font-size="11pt" fo:letter-spacing="normal" fo:background-color="#ffffff" style:font-name-asian="Calibri2" style:font-size-asian="11pt" style:font-name-complex="Calibri2" loext:char-shading-value="0"/>
    </style:style>
    <style:style style:name="T27" style:family="text">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T28" style:family="text">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loext:char-shading-value="0"/>
    </style:style>
    <style:style style:name="T29" style:family="text">
      <style:text-properties fo:color="#000000" style:font-name="Calibri" fo:font-size="11pt" fo:letter-spacing="normal" style:text-underline-style="solid" style:text-underline-width="auto" style:text-underline-color="font-color" fo:font-weight="bold" fo:background-color="#ffffff" style:font-name-asian="Calibri2" style:font-size-asian="11pt" style:font-weight-asian="bold" style:font-name-complex="Calibri2" style:font-weight-complex="bold"/>
    </style:style>
    <style:style style:name="T30" style:family="text">
      <style:text-properties fo:color="#000000" style:font-name="Calibri" fo:font-size="11pt" fo:letter-spacing="normal" style:text-underline-style="solid" style:text-underline-width="auto" style:text-underline-color="font-color" fo:font-weight="bold" fo:background-color="#ffffff" style:font-name-asian="Calibri2" style:font-size-asian="11pt" style:font-weight-asian="bold" style:font-name-complex="Calibri2" style:font-size-complex="11pt" style:font-weight-complex="bold"/>
    </style:style>
    <style:style style:name="T31" style:family="text">
      <style:text-properties fo:color="#000000" style:font-name="Calibri" fo:font-size="11pt" fo:letter-spacing="normal" fo:font-weight="bold" fo:background-color="#ffffff" style:font-name-asian="Calibri2" style:font-size-asian="11pt" style:font-weight-asian="bold" style:font-name-complex="Calibri2" loext:char-shading-value="0"/>
    </style:style>
    <style:style style:name="T32" style:family="text">
      <style:text-properties fo:color="#000000" style:font-name="Calibri" fo:font-size="11pt" fo:letter-spacing="normal" fo:font-weight="bold" fo:background-color="#ffffff" style:font-name-asian="Calibri2" style:font-size-asian="11pt" style:font-weight-asian="bold" style:font-name-complex="Calibri2" style:font-weight-complex="bold"/>
    </style:style>
    <style:style style:name="T33" style:family="text">
      <style:text-properties fo:color="#000000" style:font-name="Calibri" fo:font-size="11pt" fo:letter-spacing="normal" style:text-underline-style="none" fo:font-weight="bold" fo:background-color="#ffffff" style:font-name-asian="Calibri2" style:font-size-asian="11pt" style:font-weight-asian="bold" style:font-name-complex="Calibri2" style:font-weight-complex="bold"/>
    </style:style>
    <style:style style:name="T34" style:family="text">
      <style:text-properties fo:color="#000000" style:font-name="Calibri" fo:font-size="11pt" fo:letter-spacing="normal" style:text-underline-style="none" fo:font-weight="bold" fo:background-color="#ffffff" style:font-name-asian="Calibri2" style:font-size-asian="11pt" style:font-weight-asian="bold" style:font-name-complex="Calibri2" style:font-size-complex="11pt" style:font-weight-complex="bold"/>
    </style:style>
    <style:style style:name="T35" style:family="text">
      <style:text-properties fo:color="#000000" fo:letter-spacing="normal" fo:background-color="#ffffff" style:font-name-asian="Consolas1" style:font-name-complex="Consolas1" loext:char-shading-value="0"/>
    </style:style>
    <style:style style:name="T36" style:family="text">
      <style:text-properties fo:color="#000000" style:font-name-asian="Courier New1" style:font-name-complex="Courier New1"/>
    </style:style>
    <style:style style:name="T37" style:family="text">
      <style:text-properties fo:color="#000000" style:font-name="Courier New1" fo:font-size="11pt" fo:letter-spacing="normal" fo:background-color="#ffffff" style:font-name-asian="Calibri2" style:font-size-asian="11pt" style:font-name-complex="Calibri2"/>
    </style:style>
    <style:style style:name="T38" style:family="text">
      <style:text-properties fo:color="#000000" style:text-underline-style="none" style:font-name-asian="Courier New1" style:font-name-complex="Courier New1"/>
    </style:style>
    <style:style style:name="T39" style:family="text">
      <style:text-properties fo:color="#000000" fo:font-style="italic" style:font-style-asian="italic" style:font-style-complex="italic"/>
    </style:style>
    <style:style style:name="T40" style:family="text">
      <style:text-properties fo:color="#0000c0"/>
    </style:style>
    <style:style style:name="T41" style:family="text">
      <style:text-properties fo:color="#0000c0" style:font-name="Courier New" fo:font-size="10pt" fo:letter-spacing="normal" fo:background-color="#ffffff" style:font-name-asian="Courier New2" style:font-size-asian="10pt" style:font-name-complex="Courier New2" loext:char-shading-value="0"/>
    </style:style>
    <style:style style:name="T42" style:family="text">
      <style:text-properties fo:color="#0000c0" style:font-name="Courier New" fo:font-size="10pt" fo:letter-spacing="normal" fo:font-style="italic" fo:background-color="#ffffff" style:font-name-asian="Courier New2" style:font-size-asian="10pt" style:font-style-asian="italic" style:font-name-complex="Courier New2" loext:char-shading-value="0"/>
    </style:style>
    <style:style style:name="T43" style:family="text">
      <style:text-properties fo:color="#0000c0" style:font-name="Courier New" fo:font-size="10pt" fo:letter-spacing="normal" fo:font-style="italic" fo:font-weight="bold" fo:background-color="#ffffff" style:font-name-asian="Courier New2" style:font-size-asian="10pt" style:font-style-asian="italic" style:font-weight-asian="bold" style:font-name-complex="Courier New2" loext:char-shading-value="0"/>
    </style:style>
    <style:style style:name="T44" style:family="text">
      <style:text-properties fo:color="#0000c0" style:font-name="Courier New" fo:font-size="10pt" fo:letter-spacing="normal" fo:font-style="italic" fo:font-weight="bold" style:font-name-asian="Courier New2" style:font-size-asian="10pt" style:font-style-asian="italic" style:font-weight-asian="bold" style:font-name-complex="Courier New2" loext:char-shading-value="0"/>
    </style:style>
    <style:style style:name="T45" style:family="text">
      <style:text-properties fo:color="#0000c0" style:font-name="Courier New" fo:font-size="10pt" fo:letter-spacing="normal" fo:font-style="italic" style:font-name-asian="Courier New2" style:font-size-asian="10pt" style:font-style-asian="italic" style:font-name-complex="Courier New2" loext:char-shading-value="0"/>
    </style:style>
    <style:style style:name="T46" style:family="text">
      <style:text-properties fo:color="#0000c0" style:font-name="Courier New" fo:letter-spacing="normal" fo:background-color="#ffffff" style:font-name-asian="Courier New2" style:font-name-complex="Courier New2" loext:char-shading-value="0"/>
    </style:style>
    <style:style style:name="T47" style:family="text">
      <style:text-properties fo:color="#0000c0" style:font-name="Courier New" fo:letter-spacing="normal" fo:font-style="italic" fo:background-color="#ffffff" style:font-name-asian="Courier New2" style:font-style-asian="italic" style:font-name-complex="Courier New2" loext:char-shading-value="0"/>
    </style:style>
    <style:style style:name="T48" style:family="text">
      <style:text-properties fo:color="#0000c0" fo:letter-spacing="normal" fo:background-color="#ffffff" style:font-name-asian="Consolas1" style:font-name-complex="Consolas1" loext:char-shading-value="0"/>
    </style:style>
    <style:style style:name="T49" style:family="text">
      <style:text-properties fo:color="#0000c0" fo:letter-spacing="normal" fo:font-style="italic" fo:background-color="#ffffff" style:font-name-asian="Consolas1" style:font-style-asian="italic" style:font-name-complex="Consolas1" loext:char-shading-value="0"/>
    </style:style>
    <style:style style:name="T50" style:family="text">
      <style:text-properties fo:color="#0000c0" fo:font-style="italic" fo:font-weight="bold" style:font-style-asian="italic" style:font-weight-asian="bold" style:font-style-complex="italic" style:font-weight-complex="bold"/>
    </style:style>
    <style:style style:name="T51" style:family="text">
      <style:text-properties fo:color="#0000c0" fo:font-style="italic" style:font-style-asian="italic" style:font-style-complex="italic"/>
    </style:style>
    <style:style style:name="T52" style:family="text">
      <style:text-properties fo:color="#2a00ff"/>
    </style:style>
    <style:style style:name="T53" style:family="text">
      <style:text-properties fo:color="#2a00ff" style:font-name="Courier New" fo:font-size="10pt" fo:letter-spacing="normal" fo:background-color="#ffffff" style:font-name-asian="Courier New2" style:font-size-asian="10pt" style:font-name-complex="Courier New2" loext:char-shading-value="0"/>
    </style:style>
    <style:style style:name="T54" style:family="text">
      <style:text-properties fo:color="#2a00ff" style:font-name="Courier New" fo:font-size="10pt" fo:letter-spacing="normal" style:font-name-asian="Courier New2" style:font-size-asian="10pt" style:font-name-complex="Courier New2" loext:char-shading-value="0"/>
    </style:style>
    <style:style style:name="T55" style:family="text">
      <style:text-properties fo:color="#2a00ff" style:font-name="Courier New" fo:letter-spacing="normal" fo:background-color="#ffffff" style:font-name-asian="Courier New2" style:font-name-complex="Courier New2" loext:char-shading-value="0"/>
    </style:style>
    <style:style style:name="T56" style:family="text">
      <style:text-properties fo:color="#2a00ff" fo:letter-spacing="normal" fo:background-color="#ffffff" style:font-name-asian="Consolas1" style:font-name-complex="Consolas1" loext:char-shading-value="0"/>
    </style:style>
    <style:style style:name="T57" style:family="text">
      <style:text-properties fo:color="#7f9fbf" style:font-name="Courier New" fo:font-size="10pt" fo:letter-spacing="normal" fo:font-weight="bold" fo:background-color="#ffffff" style:font-name-asian="Courier New2" style:font-size-asian="10pt" style:font-weight-asian="bold" style:font-name-complex="Courier New2" loext:char-shading-value="0"/>
    </style:style>
    <style:style style:name="T58" style:family="text">
      <style:text-properties fo:color="#7f9fbf" fo:font-weight="bold" style:font-weight-asian="bold" style:font-weight-complex="bold"/>
    </style:style>
    <style:style style:name="T59" style:family="text">
      <style:text-properties fo:color="#3f7f5f"/>
    </style:style>
    <style:style style:name="T60" style:family="text">
      <style:text-properties fo:color="#3f7f5f" style:font-name="Courier New" fo:font-size="10pt" fo:letter-spacing="normal" fo:background-color="#ffffff" style:font-name-asian="Courier New2" style:font-size-asian="10pt" style:font-name-complex="Courier New2" loext:char-shading-value="0"/>
    </style:style>
    <style:style style:name="T61" style:family="text">
      <style:text-properties fo:color="#3f7f5f" style:font-name="Courier New" fo:font-size="10pt" fo:letter-spacing="normal" style:font-name-asian="Courier New2" style:font-size-asian="10pt" style:font-name-complex="Courier New2" loext:char-shading-value="0"/>
    </style:style>
    <style:style style:name="T62" style:family="text">
      <style:text-properties fo:color="#3f7f5f" style:font-name="Courier New" fo:letter-spacing="normal" fo:background-color="#ffffff" style:font-name-asian="Courier New2" style:font-name-complex="Courier New2" loext:char-shading-value="0"/>
    </style:style>
    <style:style style:name="T63" style:family="text">
      <style:text-properties fo:color="#3f7f5f" style:font-name="Consolas" fo:font-size="10pt" fo:letter-spacing="normal" fo:background-color="#ffffff" style:font-name-asian="Consolas1" style:font-size-asian="10pt" style:font-name-complex="Consolas1" loext:char-shading-value="0"/>
    </style:style>
    <style:style style:name="T64" style:family="text">
      <style:text-properties fo:color="#3f7f5f" style:font-name="Consolas" fo:font-size="10pt" fo:letter-spacing="normal" style:text-underline-style="solid" style:text-underline-width="auto" style:text-underline-color="font-color" fo:background-color="#ffffff" style:font-name-asian="Consolas1" style:font-size-asian="10pt" style:font-name-complex="Consolas1" loext:char-shading-value="0"/>
    </style:style>
    <style:style style:name="T65" style:family="text">
      <style:text-properties fo:color="#3f7f5f" style:font-name="Consolas" fo:font-size="10pt" fo:letter-spacing="normal" style:text-underline-style="none" fo:background-color="#ffffff" style:font-name-asian="Consolas1" style:font-size-asian="10pt" style:font-name-complex="Consolas1" loext:char-shading-value="0"/>
    </style:style>
    <style:style style:name="T66" style:family="text">
      <style:text-properties fo:color="#3f7f5f" fo:letter-spacing="normal" fo:background-color="#ffffff"/>
    </style:style>
    <style:style style:name="T67" style:family="text">
      <style:text-properties fo:color="#3f7f5f" fo:letter-spacing="normal" fo:background-color="#ffffff" style:font-name-asian="Consolas1" style:font-name-complex="Consolas1" loext:char-shading-value="0"/>
    </style:style>
    <style:style style:name="T68" style:family="text">
      <style:text-properties fo:color="#3f7f5f" style:font-name="Courier New1" style:font-name-asian="Courier New1" style:font-name-complex="Courier New1" style:font-size-complex="10pt"/>
    </style:style>
    <style:style style:name="T69" style:family="text">
      <style:text-properties fo:color="#3f7f5f" style:font-name="Courier New1" style:text-underline-style="none" style:font-name-asian="Courier New1" style:font-name-complex="Courier New1" style:font-size-complex="10pt"/>
    </style:style>
    <style:style style:name="T70" style:family="text">
      <style:text-properties fo:color="#3f7f5f" style:font-name="Courier New1" fo:font-size="10pt" fo:letter-spacing="normal" fo:background-color="#ffffff" style:font-name-asian="Courier New1" style:font-size-asian="10pt" style:font-name-complex="Courier New1" style:font-size-complex="10pt"/>
    </style:style>
    <style:style style:name="T71" style:family="text">
      <style:text-properties fo:color="#6a3e3e"/>
    </style:style>
    <style:style style:name="T72" style:family="text">
      <style:text-properties fo:color="#6a3e3e" style:font-name="Courier New" fo:font-size="10pt" fo:letter-spacing="normal" fo:background-color="#ffffff" style:font-name-asian="Courier New2" style:font-size-asian="10pt" style:font-name-complex="Courier New2" loext:char-shading-value="0"/>
    </style:style>
    <style:style style:name="T73" style:family="text">
      <style:text-properties fo:color="#6a3e3e" style:font-name="Courier New" fo:font-size="10pt" fo:letter-spacing="normal" style:text-underline-style="none" fo:background-color="#ffffff" style:font-name-asian="Courier New2" style:font-size-asian="10pt" style:font-name-complex="Courier New2" loext:char-shading-value="0"/>
    </style:style>
    <style:style style:name="T74" style:family="text">
      <style:text-properties fo:color="#6a3e3e" style:font-name="Courier New" fo:font-size="10pt" fo:letter-spacing="normal" style:font-name-asian="Courier New2" style:font-size-asian="10pt" style:font-name-complex="Courier New2" loext:char-shading-value="0"/>
    </style:style>
    <style:style style:name="T75" style:family="text">
      <style:text-properties style:text-underline-style="none"/>
    </style:style>
    <style:style style:name="T76" style:family="text">
      <style:text-properties style:text-underline-style="none" fo:font-weight="normal" style:font-weight-asian="normal" style:font-weight-complex="normal"/>
    </style:style>
    <style:style style:name="T77" style:family="text">
      <style:text-properties style:text-underline-style="none" style:font-size-complex="10pt"/>
    </style:style>
    <style:style style:name="T78" style:family="text">
      <style:text-properties style:text-underline-style="none" style:font-name-asian="Courier New1" style:font-name-complex="Courier New1"/>
    </style:style>
    <style:style style:name="T79" style:family="text">
      <style:text-properties style:font-name="Courier New1"/>
    </style:style>
    <style:style style:name="T80" style:family="text">
      <style:text-properties style:font-size-complex="10pt"/>
    </style:style>
    <style:style style:name="T81" style:family="text">
      <style:text-properties style:font-name="Calibri1" fo:font-size="11pt" style:font-size-asian="11pt" style:font-size-complex="11pt"/>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fo:letter-spacing="normal" fo:background-color="#ffffff"/>
    </style:style>
    <style:style style:name="T85" style:family="text">
      <style:text-properties style:font-name-asian="Courier New1" style:font-name-complex="Courier New1"/>
    </style:style>
    <style:style style:name="T86" style:family="text">
      <style:text-properties style:font-name="Calibri" fo:font-size="11pt" fo:letter-spacing="normal" style:text-underline-style="none" fo:background-color="#ffffff" style:font-name-asian="Calibri2" style:font-size-asian="11pt" style:font-name-complex="Calibri2" style:font-size-complex="10pt"/>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Chapter 5 : Initialization and cleapup</text:p>
      <text:list xml:id="list1492826061522952704" text:style-name="WWNum2">
        <text:list-item>
          <text:p text:style-name="P84">Constructors don't have return type. </text:p>
        </text:list-item>
        <text:list-item>
          <text:p text:style-name="P93">If one is using overloaded methods and if the methods look like sum(int i , int j) and if you have two values say byte a and byte b and if u send sum (a, b) it will still execute because byte will be promoted to int. But the reverse is not possible i.e. if method arguments are byte and if one is sending int then there will be error but one can cast and send. example sum((int)a, (int)b). In general if casting rule applied to method parameters. </text:p>
          <text:p text:style-name="P93"><text:span text:style-name="T82">Example</text:span><text:span text:style-name="T75"> :</text:span></text:p>
        </text:list-item>
      </text:list>
      <text:p text:style-name="P37"><text:span text:style-name="T14">package</text:span><text:span text:style-name="T18"> ch5InitializationNCleanUp;</text:span></text:p>
      <text:p text:style-name="P58"><text:span text:style-name="T14">class</text:span><text:span text:style-name="T18"> MethParamCast1</text:span></text:p>
      <text:p text:style-name="P61">{</text:p>
      <text:p text:style-name="P58"><text:span text:style-name="T18"><text:tab/></text:span><text:span text:style-name="T14">void</text:span><text:span text:style-name="T18"> intMethod(</text:span><text:span text:style-name="T14">int</text:span><text:span text:style-name="T18"> </text:span><text:span text:style-name="T71">i</text:span><text:span text:style-name="T18">, </text:span><text:span text:style-name="T14">int</text:span><text:span text:style-name="T18"> </text:span><text:span text:style-name="T71">j</text:span><text:span text:style-name="T18">)</text:span></text:p>
      <text:p text:style-name="P61"><text:tab/>{</text:p>
      <text:p text:style-name="P58"><text:span text:style-name="T18"><text:tab/><text:tab/></text:span><text:span text:style-name="T14">int</text:span><text:span text:style-name="T18"> </text:span><text:span text:style-name="T71">sum</text:span><text:span text:style-name="T18"> = </text:span><text:span text:style-name="T71">i</text:span><text:span text:style-name="T18">+</text:span><text:span text:style-name="T71">j</text:span><text:span text:style-name="T18">;</text:span></text:p>
      <text:p text:style-name="P58"><text:span text:style-name="T18"><text:tab/><text:tab/>System.</text:span><text:span text:style-name="T50">out</text:span><text:span text:style-name="T18">.println(</text:span><text:span text:style-name="T71">sum</text:span><text:span text:style-name="T18">);</text:span></text:p>
      <text:p text:style-name="P61"><text:tab/>}</text:p>
      <text:p text:style-name="P61"><text:tab/></text:p>
      <text:p text:style-name="P58"><text:span text:style-name="T18"><text:tab/></text:span><text:span text:style-name="T14">void</text:span><text:span text:style-name="T18"> byteMethod(</text:span><text:span text:style-name="T14">byte</text:span><text:span text:style-name="T18"> </text:span><text:span text:style-name="T71">i</text:span><text:span text:style-name="T18">, </text:span><text:span text:style-name="T14">byte</text:span><text:span text:style-name="T18"> </text:span><text:span text:style-name="T71">j</text:span><text:span text:style-name="T18">)</text:span></text:p>
      <text:p text:style-name="P61"><text:tab/>{</text:p>
      <text:p text:style-name="P58"><text:span text:style-name="T18"><text:tab/><text:tab/></text:span><text:span text:style-name="T14">byte</text:span><text:span text:style-name="T18"> </text:span><text:span text:style-name="T71">sum</text:span><text:span text:style-name="T18"> = (</text:span><text:span text:style-name="T14">byte</text:span><text:span text:style-name="T18">) (</text:span><text:span text:style-name="T71">i</text:span><text:span text:style-name="T18">+</text:span><text:span text:style-name="T71">j</text:span><text:span text:style-name="T18">);</text:span></text:p>
      <text:p text:style-name="P58"><text:span text:style-name="T18"><text:tab/><text:tab/>System.</text:span><text:span text:style-name="T50">out</text:span><text:span text:style-name="T18">.println(</text:span><text:span text:style-name="T71">sum</text:span><text:span text:style-name="T18">);</text:span></text:p>
      <text:p text:style-name="P61"><text:tab/>}</text:p>
      <text:p text:style-name="P61"><text:tab/></text:p>
      <text:p text:style-name="P58"><text:span text:style-name="T18"><text:tab/></text:span><text:span text:style-name="T14">void</text:span><text:span text:style-name="T18"> byteIntMethod(</text:span><text:span text:style-name="T14">byte</text:span><text:span text:style-name="T18"> </text:span><text:span text:style-name="T71">i</text:span><text:span text:style-name="T18">, </text:span><text:span text:style-name="T14">int</text:span><text:span text:style-name="T18"> </text:span><text:span text:style-name="T71">j</text:span><text:span text:style-name="T18">)</text:span></text:p>
      <text:p text:style-name="P61"><text:tab/>{</text:p>
      <text:p text:style-name="P58"><text:span text:style-name="T18"><text:tab/><text:tab/></text:span><text:span text:style-name="T14">int</text:span><text:span text:style-name="T18"> </text:span><text:span text:style-name="T71">sum</text:span><text:span text:style-name="T18"> = </text:span><text:span text:style-name="T71">i</text:span><text:span text:style-name="T18">+</text:span><text:span text:style-name="T71">j</text:span><text:span text:style-name="T18">;</text:span></text:p>
      <text:p text:style-name="P58"><text:span text:style-name="T18"><text:tab/><text:tab/>System.</text:span><text:span text:style-name="T50">out</text:span><text:span text:style-name="T18">.println(</text:span><text:span text:style-name="T71">sum</text:span><text:span text:style-name="T18">);</text:span></text:p>
      <text:p text:style-name="P61"><text:tab/>}</text:p>
      <text:p text:style-name="P61">}</text:p>
      <text:p text:style-name="P58"/>
      <text:p text:style-name="P58"><text:span text:style-name="T14">public</text:span><text:span text:style-name="T18"> </text:span><text:span text:style-name="T14">class</text:span><text:span text:style-name="T18"> MethParamCast </text:span></text:p>
      <text:p text:style-name="P61">{</text:p>
      <text:p text:style-name="P58"><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 </text:span></text:p>
      <text:p text:style-name="P61"><text:tab/>{</text:p>
      <text:p text:style-name="P58"><text:span text:style-name="T18"><text:tab/><text:tab/></text:span><text:span text:style-name="T14">int</text:span><text:span text:style-name="T18"> </text:span><text:span text:style-name="T71">a</text:span><text:span text:style-name="T18">=10,</text:span><text:span text:style-name="T71">b</text:span><text:span text:style-name="T18">=10;</text:span></text:p>
      <text:p text:style-name="P58"><text:span text:style-name="T18"><text:tab/><text:tab/></text:span><text:span text:style-name="T14">byte</text:span><text:span text:style-name="T18"> <text:s/></text:span><text:span text:style-name="T71">c</text:span><text:span text:style-name="T18">=5,</text:span><text:span text:style-name="T71">d</text:span><text:span text:style-name="T18">=5;</text:span></text:p>
      <text:p text:style-name="P61"><text:tab/><text:tab/></text:p>
      <text:p text:style-name="P58"><text:span text:style-name="T18"><text:tab/><text:tab/>MethParamCast1 </text:span><text:span text:style-name="T71">mpc1</text:span><text:span text:style-name="T18"> = </text:span><text:span text:style-name="T14">new</text:span><text:span text:style-name="T18"> MethParamCast1();</text:span></text:p>
      <text:p text:style-name="P61"><text:tab/><text:tab/></text:p>
      <text:p text:style-name="P58"><text:span text:style-name="T18"><text:tab/><text:tab/></text:span><text:span text:style-name="T59">//</text:span><text:span text:style-name="T59">int</text:span><text:span text:style-name="T59"> method</text:span></text:p>
      <text:p text:style-name="P58"><text:span text:style-name="T18"><text:tab/><text:tab/>System.</text:span><text:span text:style-name="T50">out</text:span><text:span text:style-name="T18">.println(</text:span><text:span text:style-name="T52">"int method"</text:span><text:span text:style-name="T18">);</text:span></text:p>
      <text:p text:style-name="P58"><text:span text:style-name="T18"><text:tab/><text:tab/></text:span><text:span text:style-name="T71">mpc1</text:span><text:span text:style-name="T18">.intMethod(</text:span><text:span text:style-name="T71">a</text:span><text:span text:style-name="T18">,</text:span><text:span text:style-name="T71">b</text:span><text:span text:style-name="T18">);</text:span><text:span text:style-name="T59">//OK both are </text:span><text:span text:style-name="T59">int</text:span></text:p>
      <text:p text:style-name="P58"><text:span text:style-name="T18"><text:tab/><text:tab/></text:span><text:span text:style-name="T71">mpc1</text:span><text:span text:style-name="T18">.intMethod(</text:span><text:span text:style-name="T71">a</text:span><text:span text:style-name="T18">,</text:span><text:span text:style-name="T71">c</text:span><text:span text:style-name="T18">);</text:span><text:span text:style-name="T59">//OK c will be </text:span><text:span text:style-name="T59">upcast</text:span><text:span text:style-name="T59"> to </text:span><text:span text:style-name="T59">int</text:span></text:p>
      <text:p text:style-name="P58"><text:span text:style-name="T18"><text:tab/><text:tab/>System.</text:span><text:span text:style-name="T50">out</text:span><text:span text:style-name="T18">.println();</text:span></text:p>
      <text:p text:style-name="P61"><text:tab/><text:tab/></text:p>
      <text:p text:style-name="P58"><text:span text:style-name="T18"><text:tab/><text:tab/></text:span><text:span text:style-name="T59">//byte method</text:span></text:p>
      <text:p text:style-name="P58"><text:span text:style-name="T18"><text:tab/><text:tab/>System.</text:span><text:span text:style-name="T50">out</text:span><text:span text:style-name="T18">.println(</text:span><text:span text:style-name="T52">"byte method"</text:span><text:span text:style-name="T18">);</text:span></text:p>
      <text:p text:style-name="P58"><text:span text:style-name="T18"><text:tab/><text:tab/></text:span><text:span text:style-name="T71">mpc1</text:span><text:span text:style-name="T18">.byteMethod(</text:span><text:span text:style-name="T71">c</text:span><text:span text:style-name="T18">, </text:span><text:span text:style-name="T71">d</text:span><text:span text:style-name="T18">);</text:span><text:span text:style-name="T59">//OK both are byte</text:span></text:p>
      <text:p text:style-name="P58"><text:span text:style-name="T18"><text:tab/><text:tab/></text:span><text:span text:style-name="T59">//mpc1.byteMethod(c, b);//b is not allowed;</text:span></text:p>
      <text:p text:style-name="P58"><text:span text:style-name="T18"><text:tab/><text:tab/></text:span><text:span text:style-name="T71">mpc1</text:span><text:span text:style-name="T18">.byteMethod(</text:span><text:span text:style-name="T71">c</text:span><text:span text:style-name="T18">, (</text:span><text:span text:style-name="T14">byte</text:span><text:span text:style-name="T18">) </text:span><text:span text:style-name="T71">b</text:span><text:span text:style-name="T18">);</text:span><text:span text:style-name="T59">//OK </text:span><text:span text:style-name="T59">int</text:span><text:span text:style-name="T59"> b downcast to byte</text:span></text:p>
      <text:p text:style-name="P58"><text:span text:style-name="T18"><text:tab/><text:tab/>System.</text:span><text:span text:style-name="T50">out</text:span><text:span text:style-name="T18">.println();</text:span></text:p>
      <text:p text:style-name="P61"><text:tab/><text:tab/></text:p>
      <text:p text:style-name="P58"><text:span text:style-name="T18"><text:tab/><text:tab/></text:span><text:span text:style-name="T59">//byte and </text:span><text:span text:style-name="T59">int</text:span><text:span text:style-name="T59"> method</text:span></text:p>
      <text:p text:style-name="P58"><text:span text:style-name="T18"><text:tab/><text:tab/>System.</text:span><text:span text:style-name="T50">out</text:span><text:span text:style-name="T18">.println(</text:span><text:span text:style-name="T52">"byte and int method"</text:span><text:span text:style-name="T18">);</text:span></text:p>
      <text:p text:style-name="P58"><text:soft-page-break/><text:span text:style-name="T18"><text:tab/><text:tab/></text:span><text:span text:style-name="T71">mpc1</text:span><text:span text:style-name="T18">.byteIntMethod(</text:span><text:span text:style-name="T71">c</text:span><text:span text:style-name="T18">, </text:span><text:span text:style-name="T71">a</text:span><text:span text:style-name="T18">);</text:span><text:span text:style-name="T59">//OK as per method parameters</text:span></text:p>
      <text:p text:style-name="P58"><text:span text:style-name="T18"><text:tab/><text:tab/></text:span><text:span text:style-name="T71">mpc1</text:span><text:span text:style-name="T18">.byteIntMethod(</text:span><text:span text:style-name="T71">c</text:span><text:span text:style-name="T18">, </text:span><text:span text:style-name="T71">d</text:span><text:span text:style-name="T18">);</text:span><text:span text:style-name="T59">//OK as byte d </text:span><text:span text:style-name="T59">upcast</text:span><text:span text:style-name="T59"> to </text:span><text:span text:style-name="T59">int</text:span></text:p>
      <text:p text:style-name="P58"><text:span text:style-name="T18"><text:tab/><text:tab/></text:span><text:span text:style-name="T71">mpc1</text:span><text:span text:style-name="T18">.byteIntMethod((</text:span><text:span text:style-name="T14">byte</text:span><text:span text:style-name="T18">)</text:span><text:span text:style-name="T71">a</text:span><text:span text:style-name="T18">, </text:span><text:span text:style-name="T71">b</text:span><text:span text:style-name="T18">);</text:span><text:span text:style-name="T59">//OK </text:span><text:span text:style-name="T59">int</text:span><text:span text:style-name="T59"> a downcast to byte</text:span></text:p>
      <text:p text:style-name="P58"><text:span text:style-name="T18"><text:tab/><text:tab/></text:span><text:span text:style-name="T71">mpc1</text:span><text:span text:style-name="T18">.byteIntMethod((</text:span><text:span text:style-name="T14">byte</text:span><text:span text:style-name="T18">) </text:span><text:span text:style-name="T71">a</text:span><text:span text:style-name="T18">, </text:span><text:span text:style-name="T71">c</text:span><text:span text:style-name="T18">);</text:span><text:span text:style-name="T59">//OK int a downcast to byte and c will <text:tab/><text:tab/>be upcast to int </text:span></text:p>
      <text:p text:style-name="P61"><text:tab/>}</text:p>
      <text:p text:style-name="P61">}</text:p>
      <text:p text:style-name="P61">Output:</text:p>
      <text:p text:style-name="P61">int method</text:p>
      <text:p text:style-name="P59">20</text:p>
      <text:p text:style-name="P59">15</text:p>
      <text:p text:style-name="P56"/>
      <text:p text:style-name="P59">byte method</text:p>
      <text:p text:style-name="P59">10</text:p>
      <text:p text:style-name="P59">15</text:p>
      <text:p text:style-name="P56"/>
      <text:p text:style-name="P59">byte and int method</text:p>
      <text:p text:style-name="P59">15</text:p>
      <text:p text:style-name="P59">10</text:p>
      <text:p text:style-name="P59">20</text:p>
      <text:p text:style-name="P59">15</text:p>
      <text:p text:style-name="P61"/>
      <text:p text:style-name="P62"><text:span text:style-name="T81">Note : Upcast is done automatically by java.</text:span><text:span text:style-name="T80"> </text:span></text:p>
      <text:p text:style-name="P61"/>
      <text:list xml:id="list32348382" text:continue-numbering="true" text:style-name="WWNum2">
        <text:list-item>
          <text:p text:style-name="P93">While creating a class one don’t need to write default constructor because compiler creates that but when one is writing a constructor himself then compiler don’t create a default constructor so the programmer has to mention default constructor himself if he wants to create such object. But if he is not using default constructor <text:s/>but only parameterized one then it can be ignored.</text:p>
        </text:list-item>
      </text:list>
      <text:p text:style-name="P47"><text:span text:style-name="T12">package</text:span><text:span text:style-name="T24"> ch5InitializationNCleanUp;</text:span></text:p>
      <text:p text:style-name="P32"/>
      <text:p text:style-name="P39"><text:span text:style-name="T12">class</text:span><text:span text:style-name="T24"> DefConst1</text:span></text:p>
      <text:p text:style-name="P15">{</text:p>
      <text:p text:style-name="P39"><text:span text:style-name="T24"><text:tab/></text:span><text:span text:style-name="T12">int</text:span><text:span text:style-name="T24"> </text:span><text:span text:style-name="T46">a</text:span><text:span text:style-name="T24">;</text:span></text:p>
      <text:p text:style-name="P15"><text:tab/></text:p>
      <text:p text:style-name="P39"><text:span text:style-name="T24"><text:tab/>DefConst1(</text:span><text:span text:style-name="T12">int</text:span><text:span text:style-name="T24"> i)</text:span></text:p>
      <text:p text:style-name="P15"><text:tab/>{</text:p>
      <text:p text:style-name="P39"><text:span text:style-name="T24"><text:tab/><text:tab/></text:span><text:span text:style-name="T46">a</text:span><text:span text:style-name="T24">=i;</text:span></text:p>
      <text:p text:style-name="P15"><text:tab/>}</text:p>
      <text:p text:style-name="P39"><text:span text:style-name="T24"><text:tab/></text:span><text:span text:style-name="T12">void</text:span><text:span text:style-name="T24"> printval()</text:span></text:p>
      <text:p text:style-name="P15"><text:tab/>{</text:p>
      <text:p text:style-name="P39"><text:span text:style-name="T24"><text:tab/><text:tab/>System.</text:span><text:span text:style-name="T47">out</text:span><text:span text:style-name="T24">.println(</text:span><text:span text:style-name="T55">"value of a : "</text:span><text:span text:style-name="T24">+</text:span><text:span text:style-name="T46">a</text:span><text:span text:style-name="T24">);</text:span></text:p>
      <text:p text:style-name="P15"><text:tab/>}</text:p>
      <text:p text:style-name="P15">}</text:p>
      <text:p text:style-name="P32"/>
      <text:p text:style-name="P39"><text:span text:style-name="T12">public</text:span><text:span text:style-name="T24"> </text:span><text:span text:style-name="T12">class</text:span><text:span text:style-name="T24"> Ch5DefaultConstructorNeeded {</text:span></text:p>
      <text:p text:style-name="P32"/>
      <text:p text:style-name="P39"><text:span text:style-name="T24"><text:tab/></text:span><text:span text:style-name="T12">public</text:span><text:span text:style-name="T24"> </text:span><text:span text:style-name="T12">static</text:span><text:span text:style-name="T24"> </text:span><text:span text:style-name="T12">void</text:span><text:span text:style-name="T24"> main(String[] args) {</text:span></text:p>
      <text:p text:style-name="P39"><text:span text:style-name="T24"><text:tab/><text:tab/>DefConst1 dc = </text:span><text:span text:style-name="T12">new</text:span><text:span text:style-name="T24"> DefConst1(1);</text:span></text:p>
      <text:p text:style-name="P15"><text:tab/><text:tab/>dc.printval();</text:p>
      <text:p text:style-name="P39"><text:span text:style-name="T24"><text:tab/><text:tab/></text:span><text:span text:style-name="T62">//DefConst1 dc1 = new DefConst1();</text:span></text:p>
      <text:p text:style-name="P39"><text:span text:style-name="T24"><text:tab/><text:tab/></text:span><text:span text:style-name="T62">//Error 'the constructor DefConst1() is undefined</text:span></text:p>
      <text:p text:style-name="P15"><text:tab/>}</text:p>
      <text:p text:style-name="P15">}</text:p>
      <text:p text:style-name="P14">Output:</text:p>
      <text:p text:style-name="P14">value of a : 1</text:p>
      <text:p text:style-name="P5"/>
      <text:p text:style-name="P5"><text:soft-page-break/></text:p>
      <text:list xml:id="list4236071479703248422" text:style-name="WWNum5">
        <text:list-item>
          <text:p text:style-name="P85">One cant use different return value types for overloading methods. Only argument list differs.</text:p>
        </text:list-item>
        <text:list-item>
          <text:p text:style-name="P132">That is overloaded methods have same method name but argument list will differ. Argument list could differ in </text:p>
          <text:p text:style-name="P132">a.<text:tab/>Number of Parameters</text:p>
          <text:p text:style-name="P132">b.<text:tab/>Data types of Parameters(When no. are same)</text:p>
        </text:list-item>
      </text:list>
      <text:p text:style-name="P6"><text:span text:style-name="T83">Example</text:span><text:span text:style-name="T76"> :</text:span></text:p>
      <text:p text:style-name="P8"><text:span text:style-name="T14">package</text:span> ch5InitializationNCleanUp;</text:p>
      <text:p text:style-name="P58"/>
      <text:p text:style-name="P58"><text:span text:style-name="T14">class</text:span><text:span text:style-name="T18"> OverloadByMethArgs1</text:span></text:p>
      <text:p text:style-name="P61">{</text:p>
      <text:p text:style-name="P58"><text:span text:style-name="T18"><text:tab/></text:span><text:span text:style-name="T14">void</text:span><text:span text:style-name="T18"> method1(</text:span><text:span text:style-name="T14">int</text:span><text:span text:style-name="T18"> </text:span><text:span text:style-name="T71">i</text:span><text:span text:style-name="T18">, </text:span><text:span text:style-name="T14">byte</text:span><text:span text:style-name="T18"> </text:span><text:span text:style-name="T71">j</text:span><text:span text:style-name="T18">)</text:span></text:p>
      <text:p text:style-name="P61"><text:tab/>{</text:p>
      <text:p text:style-name="P58"><text:span text:style-name="T18"><text:tab/><text:tab/></text:span><text:span text:style-name="T14">int</text:span><text:span text:style-name="T18"> </text:span><text:span text:style-name="T71">sum</text:span><text:span text:style-name="T18"> = </text:span><text:span text:style-name="T71">i</text:span><text:span text:style-name="T18">+</text:span><text:span text:style-name="T71">j</text:span><text:span text:style-name="T18">;</text:span></text:p>
      <text:p text:style-name="P58"><text:span text:style-name="T18"><text:tab/><text:tab/>System.</text:span><text:span text:style-name="T50">out</text:span><text:span text:style-name="T18">.println(</text:span><text:span text:style-name="T52">"int, byte : "</text:span><text:span text:style-name="T18">+</text:span><text:span text:style-name="T71">sum</text:span><text:span text:style-name="T18">);</text:span></text:p>
      <text:p text:style-name="P61"><text:tab/>}</text:p>
      <text:p text:style-name="P61">}</text:p>
      <text:p text:style-name="P58"/>
      <text:p text:style-name="P58"><text:span text:style-name="T14">class</text:span><text:span text:style-name="T18"> OverloadByMethArgs2 </text:span><text:span text:style-name="T14">extends</text:span><text:span text:style-name="T18"> OverloadByMethArgs1</text:span></text:p>
      <text:p text:style-name="P61">{</text:p>
      <text:p text:style-name="P58"><text:span text:style-name="T18"><text:tab/></text:span><text:span text:style-name="T14">void</text:span><text:span text:style-name="T18"> method1(</text:span><text:span text:style-name="T14">int</text:span><text:span text:style-name="T18"> </text:span><text:span text:style-name="T71">i</text:span><text:span text:style-name="T18">, </text:span><text:span text:style-name="T14">byte</text:span><text:span text:style-name="T18"> </text:span><text:span text:style-name="T71">j</text:span><text:span text:style-name="T18">)</text:span><text:span text:style-name="T59">//duplicate method</text:span></text:p>
      <text:p text:style-name="P61"><text:tab/>{</text:p>
      <text:p text:style-name="P58"><text:span text:style-name="T18"><text:tab/><text:tab/></text:span><text:span text:style-name="T14">int</text:span><text:span text:style-name="T18"> </text:span><text:span text:style-name="T71">sum</text:span><text:span text:style-name="T18"> = </text:span><text:span text:style-name="T71">i</text:span><text:span text:style-name="T18">+</text:span><text:span text:style-name="T71">j</text:span><text:span text:style-name="T18">;</text:span></text:p>
      <text:p text:style-name="P58"><text:span text:style-name="T18"><text:tab/><text:tab/>System.</text:span><text:span text:style-name="T50">out</text:span><text:span text:style-name="T18">.println(</text:span><text:span text:style-name="T52">"derived int, byte : "</text:span><text:span text:style-name="T18">+</text:span><text:span text:style-name="T71">sum</text:span><text:span text:style-name="T18">);</text:span></text:p>
      <text:p text:style-name="P61"><text:tab/>}</text:p>
      <text:p text:style-name="P58"><text:span text:style-name="T18"><text:tab/></text:span><text:span text:style-name="T14">void</text:span><text:span text:style-name="T18"> method1(</text:span><text:span text:style-name="T14">int</text:span><text:span text:style-name="T18"> </text:span><text:span text:style-name="T71">i</text:span><text:span text:style-name="T18">)</text:span><text:span text:style-name="T59">//Change in no. of Parameters</text:span></text:p>
      <text:p text:style-name="P61"><text:tab/>{</text:p>
      <text:p text:style-name="P58"><text:span text:style-name="T18"><text:tab/><text:tab/>System.</text:span><text:span text:style-name="T50">out</text:span><text:span text:style-name="T18">.println(</text:span><text:span text:style-name="T52">"Only int arg : "</text:span><text:span text:style-name="T18">+</text:span><text:span text:style-name="T71">i</text:span><text:span text:style-name="T18">);</text:span></text:p>
      <text:p text:style-name="P61"><text:tab/>}</text:p>
      <text:p text:style-name="P58"><text:span text:style-name="T18"><text:tab/></text:span><text:span text:style-name="T14">void</text:span><text:span text:style-name="T18"> method1(</text:span><text:span text:style-name="T14">byte</text:span><text:span text:style-name="T18"> </text:span><text:span text:style-name="T71">i</text:span><text:span text:style-name="T18">, </text:span><text:span text:style-name="T14">int</text:span><text:span text:style-name="T18"> </text:span><text:span text:style-name="T71">j</text:span><text:span text:style-name="T18">)</text:span><text:span text:style-name="T59">//Change in data types of Parameters</text:span></text:p>
      <text:p text:style-name="P61"><text:tab/>{</text:p>
      <text:p text:style-name="P58"><text:span text:style-name="T18"><text:tab/><text:tab/></text:span><text:span text:style-name="T14">int</text:span><text:span text:style-name="T18"> </text:span><text:span text:style-name="T71">sum</text:span><text:span text:style-name="T18"> = </text:span><text:span text:style-name="T71">i</text:span><text:span text:style-name="T18">+</text:span><text:span text:style-name="T71">j</text:span><text:span text:style-name="T18">;</text:span></text:p>
      <text:p text:style-name="P58"><text:span text:style-name="T18"><text:tab/><text:tab/>System.</text:span><text:span text:style-name="T50">out</text:span><text:span text:style-name="T18">.println(</text:span><text:span text:style-name="T52">"byte, int : "</text:span><text:span text:style-name="T18">+</text:span><text:span text:style-name="T71">sum</text:span><text:span text:style-name="T18">);</text:span></text:p>
      <text:p text:style-name="P61"><text:tab/>}</text:p>
      <text:p text:style-name="P61">}</text:p>
      <text:p text:style-name="P58"/>
      <text:p text:style-name="P58"><text:span text:style-name="T14">public</text:span><text:span text:style-name="T18"> </text:span><text:span text:style-name="T14">class</text:span><text:span text:style-name="T18"> OverloadByMethArgs {</text:span></text:p>
      <text:p text:style-name="P58"/>
      <text:p text:style-name="P58"><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text:span></text:p>
      <text:p text:style-name="P61"><text:tab/>{</text:p>
      <text:p text:style-name="P58"><text:span text:style-name="T18"><text:tab/><text:tab/></text:span><text:span text:style-name="T14">int</text:span><text:span text:style-name="T18"> </text:span><text:span text:style-name="T71">a</text:span><text:span text:style-name="T18"> = 10;</text:span></text:p>
      <text:p text:style-name="P58"><text:span text:style-name="T18"><text:tab/><text:tab/></text:span><text:span text:style-name="T14">byte</text:span><text:span text:style-name="T18"> </text:span><text:span text:style-name="T71">c</text:span><text:span text:style-name="T18"> = 5;</text:span></text:p>
      <text:p text:style-name="P61"><text:tab/><text:tab/></text:p>
      <text:p text:style-name="P58"><text:span text:style-name="T18"><text:tab/><text:tab/>OverloadByMethArgs1 </text:span><text:span text:style-name="T71">obm1</text:span><text:span text:style-name="T18"> = </text:span><text:span text:style-name="T14">new</text:span><text:span text:style-name="T18"> OverloadByMethArgs1();</text:span></text:p>
      <text:p text:style-name="P58"><text:span text:style-name="T18"><text:tab/><text:tab/>OverloadByMethArgs2 </text:span><text:span text:style-name="T71">obm2</text:span><text:span text:style-name="T18"> = </text:span><text:span text:style-name="T14">new</text:span><text:span text:style-name="T18"> OverloadByMethArgs2();</text:span></text:p>
      <text:p text:style-name="P61"><text:tab/><text:tab/></text:p>
      <text:p text:style-name="P58"><text:span text:style-name="T18"><text:tab/><text:tab/></text:span><text:span text:style-name="T71">obm1</text:span><text:span text:style-name="T18">.method1(</text:span><text:span text:style-name="T71">a</text:span><text:span text:style-name="T18">, </text:span><text:span text:style-name="T71">c</text:span><text:span text:style-name="T18">);</text:span><text:span text:style-name="T59">//</text:span><text:span text:style-name="T59">int</text:span><text:span text:style-name="T59">, byte</text:span></text:p>
      <text:p text:style-name="P58"><text:span text:style-name="T18"><text:tab/><text:tab/></text:span><text:span text:style-name="T71">obm2</text:span><text:span text:style-name="T18">.method1(</text:span><text:span text:style-name="T71">a</text:span><text:span text:style-name="T18">, </text:span><text:span text:style-name="T71">c</text:span><text:span text:style-name="T18">);</text:span><text:span text:style-name="T59">//</text:span><text:span text:style-name="T59">int</text:span><text:span text:style-name="T59">, byte</text:span></text:p>
      <text:p text:style-name="P58"><text:span text:style-name="T18"><text:tab/><text:tab/></text:span><text:span text:style-name="T71">obm2</text:span><text:span text:style-name="T18">.method1(</text:span><text:span text:style-name="T71">a</text:span><text:span text:style-name="T18">);</text:span><text:span text:style-name="T59">//only </text:span><text:span text:style-name="T59">int</text:span></text:p>
      <text:p text:style-name="P58"><text:span text:style-name="T18"><text:tab/><text:tab/></text:span><text:span text:style-name="T71">obm2</text:span><text:span text:style-name="T18">.method1(</text:span><text:span text:style-name="T71">c</text:span><text:span text:style-name="T18">, </text:span><text:span text:style-name="T71">a</text:span><text:span text:style-name="T18">);</text:span><text:span text:style-name="T59">//byte, </text:span><text:span text:style-name="T59">int</text:span></text:p>
      <text:p text:style-name="P61"><text:tab/>}</text:p>
      <text:p text:style-name="P61">}</text:p>
      <text:p text:style-name="P61"><text:soft-page-break/></text:p>
      <text:p text:style-name="P61">Output:</text:p>
      <text:p text:style-name="P61">int, byte : 15</text:p>
      <text:p text:style-name="P61">derived int, byte : 15</text:p>
      <text:p text:style-name="P61">Only int arg : 10</text:p>
      <text:p text:style-name="P61">byte, int : 15</text:p>
      <text:p text:style-name="P7"/>
      <text:list xml:id="list5523409520123285146" text:style-name="L1">
        <text:list-item>
          <text:p text:style-name="P82"><text:span text:style-name="T1">The 'this' keyword</text:span><text:span text:style-name="T5"> :</text:span></text:p>
        </text:list-item>
      </text:list>
      <text:list xml:id="list4318388291684144539" text:style-name="WWNum7">
        <text:list-item>
          <text:p text:style-name="P83">‘this’ keyword can be used only in non-static methods.</text:p>
        </text:list-item>
        <text:list-item>
          <text:p text:style-name="P83">It is used when one needs a reference for the current object. </text:p>
          <text:p text:style-name="P83"><text:span text:style-name="T82">Example </text:span><text:s/>:</text:p>
        </text:list-item>
      </text:list>
      <text:p text:style-name="P52"><text:span text:style-name="T15">package</text:span><text:span text:style-name="T36"> ch5InitializationNCleanUp;</text:span></text:p>
      <text:p text:style-name="P56"/>
      <text:p text:style-name="P56"><text:span text:style-name="T14">class</text:span><text:span text:style-name="T18"> ThisUsageCls1</text:span></text:p>
      <text:p text:style-name="P59">{</text:p>
      <text:p text:style-name="P56"><text:span text:style-name="T18"><text:tab/></text:span><text:span text:style-name="T14">void</text:span><text:span text:style-name="T18"> method1(ThisUsageCls2 </text:span><text:span text:style-name="T71">tuc2</text:span><text:span text:style-name="T18">)</text:span></text:p>
      <text:p text:style-name="P59"><text:tab/>{</text:p>
      <text:p text:style-name="P56"><text:span text:style-name="T18"><text:tab/><text:tab/>System.</text:span><text:span text:style-name="T50">out</text:span><text:span text:style-name="T18">.println(</text:span><text:span text:style-name="T52">"tuc2.a "</text:span><text:span text:style-name="T18">+</text:span><text:span text:style-name="T71">tuc2</text:span><text:span text:style-name="T18">.</text:span><text:span text:style-name="T40">a</text:span><text:span text:style-name="T18">);</text:span></text:p>
      <text:p text:style-name="P59"><text:tab/>}</text:p>
      <text:p text:style-name="P59">}</text:p>
      <text:p text:style-name="P56"/>
      <text:p text:style-name="P56"><text:span text:style-name="T14">class</text:span><text:span text:style-name="T18"> ThisUsageCls2 </text:span><text:span text:style-name="T14">extends</text:span><text:span text:style-name="T18"> ThisUsageCls1</text:span></text:p>
      <text:p text:style-name="P59">{</text:p>
      <text:p text:style-name="P56"><text:span text:style-name="T18"><text:tab/></text:span><text:span text:style-name="T14">int</text:span><text:span text:style-name="T18"> </text:span><text:span text:style-name="T40">a</text:span><text:span text:style-name="T18"> = 10;</text:span></text:p>
      <text:p text:style-name="P56"><text:span text:style-name="T18"><text:tab/></text:span><text:span text:style-name="T14">void</text:span><text:span text:style-name="T18"> method2()</text:span></text:p>
      <text:p text:style-name="P59"><text:tab/>{</text:p>
      <text:p text:style-name="P56"><text:span text:style-name="T18"><text:tab/><text:tab/>method1(</text:span><text:span text:style-name="T14">this</text:span><text:span text:style-name="T18">);</text:span></text:p>
      <text:p text:style-name="P59"><text:tab/>}</text:p>
      <text:p text:style-name="P59"><text:span text:style-name="T14"><text:tab/>void</text:span> method3()</text:p>
      <text:p text:style-name="P59"><text:tab/>{</text:p>
      <text:p text:style-name="P56"><text:span text:style-name="T18"><text:tab/><text:tab/></text:span><text:span text:style-name="T14">this</text:span><text:span text:style-name="T18">.method2();</text:span></text:p>
      <text:p text:style-name="P59"><text:tab/>}</text:p>
      <text:p text:style-name="P59">}</text:p>
      <text:p text:style-name="P56"/>
      <text:p text:style-name="P56"><text:span text:style-name="T14">public</text:span><text:span text:style-name="T18"> </text:span><text:span text:style-name="T14">class</text:span><text:span text:style-name="T18"> ThisUsageCls {</text:span></text:p>
      <text:p text:style-name="P56"/>
      <text:p text:style-name="P56"><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 </text:span></text:p>
      <text:p text:style-name="P59"><text:tab/>{</text:p>
      <text:p text:style-name="P56"><text:span text:style-name="T18"><text:tab/><text:tab/>ThisUsageCls2 </text:span><text:span text:style-name="T71">tuc2</text:span><text:span text:style-name="T18"> = </text:span><text:span text:style-name="T14">new</text:span><text:span text:style-name="T18"> ThisUsageCls2();</text:span></text:p>
      <text:p text:style-name="P56"><text:span text:style-name="T18"><text:tab/><text:tab/></text:span><text:span text:style-name="T71">tuc2</text:span><text:span text:style-name="T18">.method2();</text:span></text:p>
      <text:p text:style-name="P59"><text:tab/>}</text:p>
      <text:p text:style-name="P59">}</text:p>
      <text:p text:style-name="P59">Output:</text:p>
      <text:p text:style-name="P59">tuc2.a 10</text:p>
      <text:p text:style-name="P23"/>
      <text:list xml:id="list545718123781155121" text:style-name="WWNum10">
        <text:list-item>
          <text:p text:style-name="P97"><text:span text:style-name="T25">‘this’ can be returned using '</text:span><text:span text:style-name="T37">return this'</text:span><text:span text:style-name="T25">. </text:span></text:p>
        </text:list-item>
      </text:list>
      <text:p text:style-name="P66"/>
      <text:list xml:id="list5218223276678190249" text:style-name="WWNum12">
        <text:list-item>
          <text:p text:style-name="P102"><text:span text:style-name="T28">Calling constructor from constructor</text:span><text:span text:style-name="T26"> :</text:span></text:p>
        </text:list-item>
      </text:list>
      <text:list xml:id="list4348432687747230486" text:style-name="L2">
        <text:list-item>
          <text:p text:style-name="P86"><text:span text:style-name="T25">Sometime when one write many constructors then he can call one constructor from another just to avoid duplication of code. Also we know ‘this’ means ‘this object’ or ‘current object’ when used in a method as shown in above example. But when ‘this’ is used in a constructor it takes different meaning. <text:s/>Example is shown </text:span><text:soft-page-break/><text:span text:style-name="T25">below.</text:span></text:p>
        </text:list-item>
      </text:list>
      <text:p text:style-name="P3"/>
      <text:p text:style-name="P48">//: initialization/Flower.java </text:p>
      <text:p text:style-name="P24">// Calling constructors with "this" </text:p>
      <text:p text:style-name="P24">import static net.mindview.util.Print.*; </text:p>
      <text:p text:style-name="P24">public class Flower { </text:p>
      <text:p text:style-name="P24">int petalCount = 0; </text:p>
      <text:p text:style-name="P24">String s = "initial value"; </text:p>
      <text:p text:style-name="P24">Flower(int petals) { </text:p>
      <text:p text:style-name="P24">petalCount = petals; </text:p>
      <text:p text:style-name="P24">print("Constructor w/ int arg only, petalCount= " </text:p>
      <text:p text:style-name="P24">+ petalCount); </text:p>
      <text:p text:style-name="P24">} </text:p>
      <text:p text:style-name="P24">Flower(String ss) { </text:p>
      <text:p text:style-name="P24">print("Constructor w/ String arg only, s = " + ss); </text:p>
      <text:p text:style-name="P24">s = ss; </text:p>
      <text:p text:style-name="P24">} </text:p>
      <text:p text:style-name="P24">Flower(String s, int petals) { </text:p>
      <text:p text:style-name="P24">this(petals); </text:p>
      <text:p text:style-name="P24">//! this(s); // Can’t call two! </text:p>
      <text:p text:style-name="P24">this.s = s; // Another use of "this" </text:p>
      <text:p text:style-name="P24">print("String &amp; int args"); </text:p>
      <text:p text:style-name="P24">} </text:p>
      <text:p text:style-name="P24">Flower() { </text:p>
      <text:p text:style-name="P24">this("hi", 47); </text:p>
      <text:p text:style-name="P24">print("default constructor (no args)"); </text:p>
      <text:p text:style-name="P24">} </text:p>
      <text:p text:style-name="P24">void printPetalCount() { </text:p>
      <text:p text:style-name="P24">//! this(11); // Not inside non-constructor! </text:p>
      <text:p text:style-name="P24">print("petalCount = " + petalCount + " s = "+ s); </text:p>
      <text:p text:style-name="P24">} </text:p>
      <text:p text:style-name="P24">public static void main(String[] args) { </text:p>
      <text:p text:style-name="P24">Flower x = new Flower(); </text:p>
      <text:p text:style-name="P24">x.printPetalCount(); </text:p>
      <text:p text:style-name="P24">} </text:p>
      <text:p text:style-name="P24">} /* Output: </text:p>
      <text:p text:style-name="P24">Constructor w/ int arg only, petalCount= 47 </text:p>
      <text:p text:style-name="P24">String &amp; int args </text:p>
      <text:p text:style-name="P24">default constructor (no args) </text:p>
      <text:p text:style-name="P28"><text:span text:style-name="T79">petalCount = 47 s = hi</text:span> </text:p>
      <text:p text:style-name="P48">*///:~</text:p>
      <text:p text:style-name="P70"/>
      <text:list xml:id="list2421586215312469200" text:style-name="L3">
        <text:list-item>
          <text:p text:style-name="P106">Above example one should note that ‘this’ can’t be called twice one after another for a constructor or two constructor can’t be called compiler will point to the first ‘this’ and will say that constructor call should be the first statement. Also one can’t call constructor from a method.</text:p>
        </text:list-item>
      </text:list>
      <text:p text:style-name="P13">Example<text:span text:style-name="T75"> :</text:span></text:p>
      <text:p text:style-name="P27"><text:span text:style-name="T16">package</text:span><text:span text:style-name="T75"> ch5InitializationNCleanUp;</text:span></text:p>
      <text:p text:style-name="P56"/>
      <text:p text:style-name="P57"><text:span text:style-name="T14">class</text:span><text:span text:style-name="T18"> ConstructorFromMethod1</text:span></text:p>
      <text:p text:style-name="P60">{</text:p>
      <text:p text:style-name="P60"><text:tab/>ConstructorFromMethod1()</text:p>
      <text:p text:style-name="P60"><text:tab/>{</text:p>
      <text:p text:style-name="P57"><text:soft-page-break/><text:span text:style-name="T18"><text:tab/><text:tab/>System.</text:span><text:span text:style-name="T50">out</text:span><text:span text:style-name="T18">.println(</text:span><text:span text:style-name="T52">"constructor starts"</text:span><text:span text:style-name="T18">);</text:span></text:p>
      <text:p text:style-name="P60"><text:tab/><text:tab/>method();</text:p>
      <text:p text:style-name="P57"><text:span text:style-name="T18"><text:tab/><text:tab/>System.</text:span><text:span text:style-name="T50">out</text:span><text:span text:style-name="T18">.println(</text:span><text:span text:style-name="T52">"constructor ends"</text:span><text:span text:style-name="T18">);</text:span></text:p>
      <text:p text:style-name="P60"><text:tab/>}</text:p>
      <text:p text:style-name="P60"><text:tab/></text:p>
      <text:p text:style-name="P57"><text:span text:style-name="T18"><text:tab/></text:span><text:span text:style-name="T14">void</text:span><text:span text:style-name="T18"> method()</text:span></text:p>
      <text:p text:style-name="P60"><text:tab/>{</text:p>
      <text:p text:style-name="P57"><text:span text:style-name="T18"><text:tab/><text:tab/>System.</text:span><text:span text:style-name="T50">out</text:span><text:span text:style-name="T18">.println(</text:span><text:span text:style-name="T52">"inside method"</text:span><text:span text:style-name="T18">);</text:span></text:p>
      <text:p text:style-name="P60"><text:tab/>}</text:p>
      <text:p text:style-name="P60">}</text:p>
      <text:p text:style-name="P57"/>
      <text:p text:style-name="P57"><text:span text:style-name="T14">public</text:span><text:span text:style-name="T18"> </text:span><text:span text:style-name="T14">class</text:span><text:span text:style-name="T18"> ConstructorFromMethod {</text:span></text:p>
      <text:p text:style-name="P57"/>
      <text:p text:style-name="P57"><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text:span></text:p>
      <text:p text:style-name="P60"><text:tab/>{</text:p>
      <text:p text:style-name="P57"><text:span text:style-name="T18"><text:tab/><text:tab/>ConstructorFromMethod1 </text:span><text:span text:style-name="T71">cfm1</text:span><text:span text:style-name="T18"> = </text:span><text:span text:style-name="T14">new</text:span><text:span text:style-name="T18"> ConstructorFromMethod1();</text:span></text:p>
      <text:p text:style-name="P60"><text:tab/>}</text:p>
      <text:p text:style-name="P60">}</text:p>
      <text:p text:style-name="P60">Output:</text:p>
      <text:p text:style-name="P60">constructor starts</text:p>
      <text:p text:style-name="P59">inside method</text:p>
      <text:p text:style-name="P59">constructor ends</text:p>
      <text:p text:style-name="P60"/>
      <text:p text:style-name="P63">Note : One can call method from constructor but not vice-versa.</text:p>
      <text:p text:style-name="P64"/>
      <text:list xml:id="list364622295369806056" text:style-name="L4">
        <text:list-item>
          <text:p text:style-name="P122"><text:span text:style-name="T30">'super' keyword</text:span><text:span text:style-name="T34"> :</text:span></text:p>
        </text:list-item>
      </text:list>
      <text:list xml:id="list791441228125801681" text:style-name="L5">
        <text:list-item>
          <text:p text:style-name="P123">The keyword 'super' can be used in two ways</text:p>
          <text:p text:style-name="P123">1.<text:tab/>Constructors : For calling super class constructors as super() or super(11);</text:p>
          <text:p text:style-name="P123">2.<text:tab/>Methods : For calling super class methods as super.method();</text:p>
          <text:p text:style-name="P123"/>
        </text:list-item>
      </text:list>
      <text:list xml:id="list2715695226029284851" text:style-name="L6">
        <text:list-item>
          <text:p text:style-name="P107">Also one should keep in mind that 'this' keyword for constructors can be used only inside a same class. For subclass one should use keyword 'super' for call superclass constructor.</text:p>
        </text:list-item>
        <text:list-item>
          <text:p text:style-name="P115">Example 1<text:span text:style-name="T75"> :</text:span></text:p>
        </text:list-item>
      </text:list>
      <text:p text:style-name="P66"/>
      <text:p text:style-name="P50"><text:span text:style-name="T8">package</text:span><text:span text:style-name="T19"> ch5InitializationNCleanUp;</text:span></text:p>
      <text:p text:style-name="P33"/>
      <text:p text:style-name="P41"><text:span text:style-name="T8">class</text:span><text:span text:style-name="T19"> ThisNSuperConstructor1</text:span></text:p>
      <text:p text:style-name="P16">{</text:p>
      <text:p text:style-name="P41"><text:span text:style-name="T19"><text:tab/>String </text:span><text:span text:style-name="T41">str</text:span><text:span text:style-name="T19">=</text:span><text:span text:style-name="T53">"string"</text:span><text:span text:style-name="T19">;</text:span></text:p>
      <text:p text:style-name="P41"><text:span text:style-name="T19"><text:tab/>ThisNSuperConstructor1(</text:span><text:span text:style-name="T8">int</text:span><text:span text:style-name="T19"> </text:span><text:span text:style-name="T72">i</text:span><text:span text:style-name="T19">)</text:span></text:p>
      <text:p text:style-name="P16"><text:tab/>{</text:p>
      <text:p text:style-name="P19"><text:span text:style-name="T84"><text:tab/><text:tab/></text:span><text:span text:style-name="T69">//this("Java");//Recursive constructor invocation <text:tab/><text:tab/><text:tab/><text:tab/><text:tab/><text:tab/>ThisNSuperConstructor1(String)</text:span></text:p>
      <text:p text:style-name="P20"><text:span text:style-name="T66"><text:tab/><text:tab/></text:span><text:span text:style-name="T68">//ThisNSuperConstructor1(</text:span><text:span text:style-name="T68">str</text:span><text:span text:style-name="T68">);//method ThisNSuperConstructor1(</text:span><text:span text:style-name="T68">str</text:span><text:span text:style-name="T68">) <text:tab/><text:tab/><text:tab/>doesn't exist</text:span></text:p>
      <text:p text:style-name="P41"><text:span text:style-name="T19"><text:tab/><text:tab/>System.</text:span><text:span text:style-name="T43">out</text:span><text:span text:style-name="T19">.println(</text:span><text:span text:style-name="T53">"Inside ThisNSuperConstructor1 "</text:span><text:span text:style-name="T19">+</text:span><text:span text:style-name="T72">i</text:span><text:span text:style-name="T19">);</text:span></text:p>
      <text:p text:style-name="P16"><text:tab/><text:tab/></text:p>
      <text:p text:style-name="P16"><text:tab/>}</text:p>
      <text:p text:style-name="P41"><text:span text:style-name="T19"><text:tab/>ThisNSuperConstructor1(String </text:span><text:span text:style-name="T72">s</text:span><text:span text:style-name="T19">)</text:span></text:p>
      <text:p text:style-name="P16"><text:tab/>{</text:p>
      <text:p text:style-name="P41"><text:span text:style-name="T19"><text:tab/><text:tab/></text:span><text:span text:style-name="T8">this</text:span><text:span text:style-name="T19">(20);</text:span><text:span text:style-name="T60">//You can use 'this' only within the same class</text:span></text:p>
      <text:p text:style-name="P16"><text:tab/>}</text:p>
      <text:p text:style-name="P16"><text:soft-page-break/>}</text:p>
      <text:p text:style-name="P69"/>
      <text:p text:style-name="P50"><text:span text:style-name="T8">class</text:span><text:span text:style-name="T19"> ThisNSuperConstructor2 </text:span><text:span text:style-name="T8">extends</text:span><text:span text:style-name="T19"> ThisNSuperConstructor1</text:span></text:p>
      <text:p text:style-name="P16">{</text:p>
      <text:p text:style-name="P41"><text:span text:style-name="T19"><text:tab/>ThisNSuperConstructor2(</text:span><text:span text:style-name="T8">int</text:span><text:span text:style-name="T19"> </text:span><text:span text:style-name="T72">j</text:span><text:span text:style-name="T19">)</text:span></text:p>
      <text:p text:style-name="P16"><text:tab/>{</text:p>
      <text:p text:style-name="P41"><text:span text:style-name="T19"><text:tab/><text:tab/></text:span><text:span text:style-name="T8">super</text:span><text:span text:style-name="T19">(10);</text:span><text:span text:style-name="T60">//superclass constructor could be only called through 'super'</text:span></text:p>
      <text:p text:style-name="P41"><text:span text:style-name="T19"><text:tab/><text:tab/></text:span><text:span text:style-name="T8">this</text:span><text:span text:style-name="T19">.</text:span><text:span text:style-name="T41">str</text:span><text:span text:style-name="T19"> = (</text:span><text:span text:style-name="T53">"string"</text:span><text:span text:style-name="T19">);</text:span></text:p>
      <text:p text:style-name="P41"><text:span text:style-name="T19"><text:tab/><text:tab/>System.</text:span><text:span text:style-name="T43">out</text:span><text:span text:style-name="T19">.println(</text:span><text:span text:style-name="T53">"Inside ThisNSuperConstructor2 "</text:span><text:span text:style-name="T19">+</text:span><text:span text:style-name="T72">j</text:span><text:span text:style-name="T19">);</text:span></text:p>
      <text:p text:style-name="P16"><text:tab/>}</text:p>
      <text:p text:style-name="P16">}</text:p>
      <text:p text:style-name="P33"/>
      <text:p text:style-name="P41"><text:span text:style-name="T8">public</text:span><text:span text:style-name="T19"> </text:span><text:span text:style-name="T8">class</text:span><text:span text:style-name="T19"> ThisNSuperConstructor {</text:span></text:p>
      <text:p text:style-name="P33"/>
      <text:p text:style-name="P41"><text:span text:style-name="T19"><text:tab/></text:span><text:span text:style-name="T8">public</text:span><text:span text:style-name="T19"> </text:span><text:span text:style-name="T8">static</text:span><text:span text:style-name="T19"> </text:span><text:span text:style-name="T8">void</text:span><text:span text:style-name="T19"> main(String[] </text:span><text:span text:style-name="T72">args</text:span><text:span text:style-name="T19">) </text:span></text:p>
      <text:p text:style-name="P16"><text:tab/>{</text:p>
      <text:p text:style-name="P41"><text:span text:style-name="T19"><text:tab/><text:tab/>ThisNSuperConstructor2 </text:span><text:span text:style-name="T73">sc2</text:span><text:span text:style-name="T19"> = </text:span><text:span text:style-name="T8">new</text:span><text:span text:style-name="T19"> ThisNSuperConstructor2(4);</text:span></text:p>
      <text:p text:style-name="P16"><text:tab/>}</text:p>
      <text:p text:style-name="P16">}</text:p>
      <text:p text:style-name="P22">Output :</text:p>
      <text:p text:style-name="P16">Inside ThisNSuperConstructor1 10</text:p>
      <text:p text:style-name="P16">Inside ThisNSuperConstructor2 4</text:p>
      <text:p text:style-name="P16"/>
      <text:p text:style-name="P16"/>
      <text:list xml:id="list195637013165302439" text:style-name="WWNum18">
        <text:list-item>
          <text:p text:style-name="P103"><text:span text:style-name="T28">Private Constructors</text:span><text:span text:style-name="T26"> : </text:span></text:p>
        </text:list-item>
      </text:list>
      <text:p text:style-name="P10">If a constructor of a class marked private then subclass cannot extend it in a generic way. To extend such a superclass one needs to define another constructor apart from private constructor which can be called through subclass.</text:p>
      <text:p text:style-name="P71"/>
      <text:p text:style-name="P51"><text:span text:style-name="T13">package</text:span><text:span text:style-name="T35"> ch7ReusingClasses;</text:span></text:p>
      <text:p text:style-name="P36"/>
      <text:p text:style-name="P42"><text:span text:style-name="T13">class</text:span><text:span text:style-name="T35"> Fruit</text:span></text:p>
      <text:p text:style-name="P26">{</text:p>
      <text:p text:style-name="P42"><text:span text:style-name="T35"><text:tab/>String </text:span><text:span text:style-name="T48">fruitColor</text:span><text:span text:style-name="T35">;</text:span></text:p>
      <text:p text:style-name="P42"><text:span text:style-name="T35"><text:tab/></text:span><text:span text:style-name="T13">private</text:span><text:span text:style-name="T35"> Fruit()</text:span></text:p>
      <text:p text:style-name="P26"><text:tab/>{</text:p>
      <text:p text:style-name="P42"><text:span text:style-name="T35"><text:tab/><text:tab/></text:span><text:span text:style-name="T67">//Apple cannot extends fruit if only private constructor </text:span></text:p>
      <text:p text:style-name="P42"><text:span text:style-name="T35"><text:tab/><text:tab/></text:span><text:span text:style-name="T67">//is present</text:span></text:p>
      <text:p text:style-name="P26"><text:tab/>}</text:p>
      <text:p text:style-name="P26"><text:tab/></text:p>
      <text:p text:style-name="P26"><text:tab/>Fruit(String color)</text:p>
      <text:p text:style-name="P42"><text:span text:style-name="T35"><text:tab/>{</text:span><text:span text:style-name="T67">//Only if non-private constructor is present then it can be extended</text:span></text:p>
      <text:p text:style-name="P42"><text:span text:style-name="T35"><text:tab/><text:tab/>System.</text:span><text:span text:style-name="T49">out</text:span><text:span text:style-name="T35">.println(</text:span><text:span text:style-name="T56">"fruit is "</text:span><text:span text:style-name="T35">+color);</text:span></text:p>
      <text:p text:style-name="P26"><text:tab/>}</text:p>
      <text:p text:style-name="P26">}</text:p>
      <text:p text:style-name="P36"/>
      <text:p text:style-name="P42"><text:span text:style-name="T13">class</text:span><text:span text:style-name="T35"> Apple </text:span><text:span text:style-name="T13">extends</text:span><text:span text:style-name="T35"> Fruit</text:span></text:p>
      <text:p text:style-name="P26">{</text:p>
      <text:p text:style-name="P26"><text:tab/>Apple()</text:p>
      <text:p text:style-name="P26"><text:tab/>{</text:p>
      <text:p text:style-name="P42"><text:span text:style-name="T35"><text:tab/><text:tab/></text:span><text:span text:style-name="T13">super</text:span><text:span text:style-name="T35">(</text:span><text:span text:style-name="T56">"red"</text:span><text:span text:style-name="T35">);</text:span></text:p>
      <text:p text:style-name="P26"><text:tab/>}</text:p>
      <text:p text:style-name="P26">}</text:p>
      <text:p text:style-name="P36"/>
      <text:p text:style-name="P42"><text:span text:style-name="T13">public</text:span><text:span text:style-name="T35"> </text:span><text:span text:style-name="T13">class</text:span><text:span text:style-name="T35"> PrivateConstructorClass</text:span></text:p>
      <text:p text:style-name="P26">{</text:p>
      <text:p text:style-name="P36"><text:soft-page-break/></text:p>
      <text:p text:style-name="P42"><text:span text:style-name="T35"><text:tab/></text:span><text:span text:style-name="T13">public</text:span><text:span text:style-name="T35"> </text:span><text:span text:style-name="T13">static</text:span><text:span text:style-name="T35"> </text:span><text:span text:style-name="T13">void</text:span><text:span text:style-name="T35"> main(String[] args) </text:span></text:p>
      <text:p text:style-name="P26"><text:tab/>{</text:p>
      <text:p text:style-name="P42"><text:span text:style-name="T35"><text:tab/><text:tab/>Apple </text:span><text:span text:style-name="T35">apple</text:span><text:span text:style-name="T35"> = </text:span><text:span text:style-name="T13">new</text:span><text:span text:style-name="T35"> Apple();</text:span></text:p>
      <text:p text:style-name="P26"><text:tab/>}</text:p>
      <text:p text:style-name="P26">}</text:p>
      <text:p text:style-name="P26">Output:</text:p>
      <text:p text:style-name="P26">fruit is red</text:p>
      <text:p text:style-name="P26"/>
      <text:p text:style-name="P25"/>
      <text:list xml:id="list1124088481100356350" text:style-name="WWNum20">
        <text:list-item>
          <text:p text:style-name="P92">Example 2<text:span text:style-name="T75"> :</text:span></text:p>
        </text:list-item>
      </text:list>
      <text:p text:style-name="P118"><text:span text:style-name="T17">package</text:span><text:span text:style-name="T77"> ch5InitializationNCleanUp;</text:span></text:p>
      <text:p text:style-name="P130"/>
      <text:p text:style-name="P130"><text:span text:style-name="T14">class</text:span><text:span text:style-name="T18"> SuperKeywordUsage1</text:span></text:p>
      <text:p text:style-name="P125">{</text:p>
      <text:p text:style-name="P130"><text:span text:style-name="T18"><text:tab/></text:span><text:span text:style-name="T14">int</text:span><text:span text:style-name="T18"> </text:span><text:span text:style-name="T40">a</text:span><text:span text:style-name="T18">;</text:span></text:p>
      <text:p text:style-name="P130"><text:span text:style-name="T18"><text:tab/>SuperKeywordUsage1(</text:span><text:span text:style-name="T14">int</text:span><text:span text:style-name="T18"> </text:span><text:span text:style-name="T71">i</text:span><text:span text:style-name="T18">)</text:span></text:p>
      <text:p text:style-name="P125"><text:tab/>{</text:p>
      <text:p text:style-name="P130"><text:span text:style-name="T18"><text:tab/><text:tab/></text:span><text:span text:style-name="T40">a</text:span><text:span text:style-name="T18"> = </text:span><text:span text:style-name="T71">i</text:span><text:span text:style-name="T18">;</text:span></text:p>
      <text:p text:style-name="P130"><text:span text:style-name="T18"><text:tab/><text:tab/>System.</text:span><text:span text:style-name="T50">out</text:span><text:span text:style-name="T18">.println(</text:span><text:span text:style-name="T52">"SuperKeywordUsage1 const a = "</text:span><text:span text:style-name="T18">+</text:span><text:span text:style-name="T40">a</text:span><text:span text:style-name="T18">);</text:span></text:p>
      <text:p text:style-name="P125"><text:tab/>}</text:p>
      <text:p text:style-name="P125"><text:tab/></text:p>
      <text:p text:style-name="P130"><text:span text:style-name="T18"><text:tab/></text:span><text:span text:style-name="T14">void</text:span><text:span text:style-name="T18"> method1()</text:span></text:p>
      <text:p text:style-name="P125"><text:tab/>{</text:p>
      <text:p text:style-name="P130"><text:span text:style-name="T18"><text:tab/><text:tab/>System.</text:span><text:span text:style-name="T50">out</text:span><text:span text:style-name="T18">.println(</text:span><text:span text:style-name="T52">"method1()"</text:span><text:span text:style-name="T18">);</text:span></text:p>
      <text:p text:style-name="P125"><text:tab/>}</text:p>
      <text:p text:style-name="P125">}</text:p>
      <text:p text:style-name="P130"/>
      <text:p text:style-name="P130"><text:span text:style-name="T14">class</text:span><text:span text:style-name="T18"> SuperKeywordUsage2 </text:span><text:span text:style-name="T14">extends</text:span><text:span text:style-name="T18"> SuperKeywordUsage1</text:span></text:p>
      <text:p text:style-name="P125">{</text:p>
      <text:p text:style-name="P125"><text:tab/>SuperKeywordUsage2()</text:p>
      <text:p text:style-name="P125"><text:tab/>{</text:p>
      <text:p text:style-name="P130"><text:span text:style-name="T18"><text:tab/><text:tab/></text:span><text:span text:style-name="T14">super</text:span><text:span text:style-name="T18">(5);</text:span></text:p>
      <text:p text:style-name="P130"><text:span text:style-name="T18"><text:tab/><text:tab/>System.</text:span><text:span text:style-name="T50">out</text:span><text:span text:style-name="T18">.println(</text:span><text:span text:style-name="T52">"SuperKeywordUsage2 const a = "</text:span><text:span text:style-name="T18">+</text:span><text:span text:style-name="T14">super</text:span><text:span text:style-name="T18">.</text:span><text:span text:style-name="T40">a</text:span><text:span text:style-name="T18">);</text:span></text:p>
      <text:p text:style-name="P125"><text:tab/>}</text:p>
      <text:p text:style-name="P125"><text:tab/></text:p>
      <text:p text:style-name="P130"><text:span text:style-name="T18"><text:tab/></text:span><text:span text:style-name="T14">void</text:span><text:span text:style-name="T18"> method2()</text:span></text:p>
      <text:p text:style-name="P125"><text:tab/>{</text:p>
      <text:p text:style-name="P130"><text:span text:style-name="T18"><text:tab/><text:tab/></text:span><text:span text:style-name="T14">super</text:span><text:span text:style-name="T18">.method1();</text:span></text:p>
      <text:p text:style-name="P130"><text:span text:style-name="T18"><text:tab/><text:tab/>System.</text:span><text:span text:style-name="T50">out</text:span><text:span text:style-name="T18">.println(</text:span><text:span text:style-name="T52">"method2()"</text:span><text:span text:style-name="T18">);</text:span></text:p>
      <text:p text:style-name="P125"><text:tab/>}</text:p>
      <text:p text:style-name="P125">}</text:p>
      <text:p text:style-name="P130"/>
      <text:p text:style-name="P130"><text:span text:style-name="T14">public</text:span><text:span text:style-name="T18"> </text:span><text:span text:style-name="T14">class</text:span><text:span text:style-name="T18"> SuperKeywordUsage {</text:span></text:p>
      <text:p text:style-name="P130"/>
      <text:p text:style-name="P130"><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 {</text:span></text:p>
      <text:p text:style-name="P130"><text:span text:style-name="T18"><text:tab/><text:tab/></text:span><text:span text:style-name="T59">// </text:span><text:span text:style-name="T58">TODO</text:span><text:span text:style-name="T59"> Auto-generated method stub</text:span></text:p>
      <text:p text:style-name="P130"><text:span text:style-name="T18"><text:tab/><text:tab/>SuperKeywordUsage2 </text:span><text:span text:style-name="T71">sku2</text:span><text:span text:style-name="T18"> = </text:span><text:span text:style-name="T14">new</text:span><text:span text:style-name="T18"> SuperKeywordUsage2();</text:span></text:p>
      <text:p text:style-name="P130"><text:span text:style-name="T18"><text:tab/><text:tab/></text:span><text:span text:style-name="T71">sku2</text:span><text:span text:style-name="T18">.method2();</text:span></text:p>
      <text:p text:style-name="P125"><text:tab/>}</text:p>
      <text:p text:style-name="P126"><text:span text:style-name="T80">}</text:span></text:p>
      <text:p text:style-name="P126"><text:span text:style-name="T80">Output:</text:span></text:p>
      <text:p text:style-name="P125">SuperKeywordUsage1 const a = 5</text:p>
      <text:p text:style-name="P125">SuperKeywordUsage2 const a = 5</text:p>
      <text:p text:style-name="P125">method1()</text:p>
      <text:p text:style-name="P126"><text:span text:style-name="T80">method2()</text:span></text:p>
      <text:p text:style-name="P126"><text:span text:style-name="T80"/></text:p>
      <text:p text:style-name="P126"><text:span text:style-name="T80"/></text:p>
      <text:p text:style-name="P126"><text:soft-page-break/><text:span text:style-name="T80"/></text:p>
      <text:list xml:id="list32368520" text:continue-numbering="true" text:style-name="WWNum20">
        <text:list-item>
          <text:p text:style-name="P116"><text:span text:style-name="T84">We know that we can’t use ‘this’ inside a static method. Because we know one cannot call a non-static methods from a static one even they are in the same class and keyword ‘this’ will give reference of the current object which enable static method to call non-static members which should be avoided.</text:span></text:p>
        </text:list-item>
      </text:list>
      <text:p text:style-name="P41"><text:span text:style-name="T4"><text:s/></text:span><text:span text:style-name="T10">class</text:span><text:span text:style-name="T21"> AClass</text:span></text:p>
      <text:p text:style-name="P18">{</text:p>
      <text:p text:style-name="P45"><text:span text:style-name="T19"><text:tab/></text:span><text:span text:style-name="T8">void</text:span><text:span text:style-name="T19"> printMsg()</text:span></text:p>
      <text:p text:style-name="P18"><text:tab/>{</text:p>
      <text:p text:style-name="P45"><text:span text:style-name="T19"><text:tab/><text:tab/>System.</text:span><text:span text:style-name="T42">out</text:span><text:span text:style-name="T19">.println(</text:span><text:span text:style-name="T53">"Inside non static method"</text:span><text:span text:style-name="T19">);</text:span></text:p>
      <text:p text:style-name="P18"><text:tab/>}</text:p>
      <text:p text:style-name="P18">}</text:p>
      <text:p text:style-name="P34"/>
      <text:p text:style-name="P45"><text:span text:style-name="T8">class</text:span><text:span text:style-name="T19"> BClass</text:span></text:p>
      <text:p text:style-name="P18">{</text:p>
      <text:p text:style-name="P45"><text:span text:style-name="T19"><text:tab/></text:span><text:span text:style-name="T8">static</text:span><text:span text:style-name="T19"> </text:span><text:span text:style-name="T8">void</text:span><text:span text:style-name="T19"> methodstc(AClass ac)</text:span></text:p>
      <text:p text:style-name="P18"><text:tab/>{</text:p>
      <text:p text:style-name="P45"><text:span text:style-name="T19"><text:tab/><text:tab/>System.</text:span><text:span text:style-name="T42">out</text:span><text:span text:style-name="T19">.println(</text:span><text:span text:style-name="T53">"Inside static method"</text:span><text:span text:style-name="T19">);</text:span></text:p>
      <text:p text:style-name="P18"><text:tab/><text:tab/>ac.printMsg();</text:p>
      <text:p text:style-name="P45"><text:span text:style-name="T19"><text:tab/><text:tab/></text:span><text:span text:style-name="T60">/*AClass ac1 = new AClass();</text:span></text:p>
      <text:p text:style-name="P43"><text:tab/><text:tab/>ac1.printMsg();*///This is legal. one can create an object and call f<text:tab/><text:tab/><text:tab/>rom static</text:p>
      <text:p text:style-name="P45"><text:span text:style-name="T19"><text:tab/><text:tab/></text:span><text:span text:style-name="T60">//this.method2();//</text:span><text:span text:style-name="T60">cant</text:span><text:span text:style-name="T60"> use this inside static method</text:span></text:p>
      <text:p text:style-name="P45"><text:span text:style-name="T19"><text:tab/><text:tab/></text:span><text:span text:style-name="T60">//method2();//</text:span><text:span text:style-name="T60">cant</text:span><text:span text:style-name="T60"> make a static reference to the non-static method</text:span></text:p>
      <text:p text:style-name="P18"><text:tab/>}</text:p>
      <text:p text:style-name="P45"><text:span text:style-name="T19"><text:tab/></text:span><text:span text:style-name="T8">static</text:span><text:span text:style-name="T19"> </text:span><text:span text:style-name="T8">void</text:span><text:span text:style-name="T19"> method1()</text:span></text:p>
      <text:p text:style-name="P18"><text:tab/>{</text:p>
      <text:p text:style-name="P41"><text:span text:style-name="T19"><text:tab/><text:tab/>System.</text:span><text:span text:style-name="T42">out</text:span><text:span text:style-name="T19">.println(</text:span><text:span text:style-name="T53">"Simple static method"</text:span><text:span text:style-name="T19">);</text:span></text:p>
      <text:p text:style-name="P74"><text:span text:style-name="T63">//</text:span><text:span text:style-name="T65">methodstc</text:span><text:span text:style-name="T63">(new AClass());//static </text:span><text:span text:style-name="T64">meth</text:span><text:span text:style-name="T63"> can call another //static method</text:span></text:p>
      <text:p text:style-name="P16"><text:tab/>}</text:p>
      <text:p text:style-name="P68"/>
      <text:p text:style-name="P41"><text:span text:style-name="T19"><text:tab/></text:span><text:span text:style-name="T11">void</text:span><text:span text:style-name="T22"> method2()</text:span></text:p>
      <text:p text:style-name="P18"><text:tab/>{</text:p>
      <text:p text:style-name="P45"><text:span text:style-name="T19"><text:tab/><text:tab/>System.</text:span><text:span text:style-name="T42">out</text:span><text:span text:style-name="T19">.println(</text:span><text:span text:style-name="T53">"Inside method"</text:span><text:span text:style-name="T19">);</text:span></text:p>
      <text:p text:style-name="P45"><text:span text:style-name="T19"><text:tab/><text:tab/></text:span><text:span text:style-name="T20">method1</text:span><text:span text:style-name="T19">();</text:span><text:span text:style-name="T60">//non-static methods can call static one.</text:span></text:p>
      <text:p text:style-name="P18"><text:tab/>}</text:p>
      <text:p text:style-name="P18">}</text:p>
      <text:p text:style-name="P34"/>
      <text:p text:style-name="P45"><text:span text:style-name="T8">public</text:span><text:span text:style-name="T19"> </text:span><text:span text:style-name="T8">class</text:span><text:span text:style-name="T19"> ThisStatic {</text:span></text:p>
      <text:p text:style-name="P38"/>
      <text:p text:style-name="P45"><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45"><text:span text:style-name="T19"><text:tab/><text:tab/>AClass acc = </text:span><text:span text:style-name="T8">new</text:span><text:span text:style-name="T19"> AClass();</text:span></text:p>
      <text:p text:style-name="P45"><text:span text:style-name="T19"><text:tab/><text:tab/>BClass bc = </text:span><text:span text:style-name="T8">new</text:span><text:span text:style-name="T19"> BClass();</text:span></text:p>
      <text:p text:style-name="P45"><text:span text:style-name="T19"><text:tab/><text:tab/>bc.</text:span><text:span text:style-name="T20">methodstc</text:span><text:span text:style-name="T19">(acc);</text:span></text:p>
      <text:p text:style-name="P18"><text:tab/><text:tab/>bc.method2();</text:p>
      <text:p text:style-name="P18"><text:tab/>}</text:p>
      <text:p text:style-name="P16">}</text:p>
      <text:p text:style-name="P16">Output:</text:p>
      <text:p text:style-name="P16">Inside static method</text:p>
      <text:p text:style-name="P16">Inside non-static method</text:p>
      <text:p text:style-name="P16">Inside method</text:p>
      <text:p text:style-name="P16">Simple static method</text:p>
      <text:p text:style-name="P16"/>
      <text:p text:style-name="P16"/>
      <text:list xml:id="list748911331510105690" text:style-name="WWNum25">
        <text:list-item>
          <text:p text:style-name="P108">In the above example one can see that in a static method ‘methodstc()’ one can create an object and call a non-static method from a static one. I.e. if one gets a reference to an object inside static method either by <text:soft-page-break/>creating an object or as a method parameter inside an static method then non-static method can be called using this reference.</text:p>
        </text:list-item>
      </text:list>
      <text:list xml:id="list8562414511440082745" text:style-name="WWNum27">
        <text:list-item>
          <text:p text:style-name="P100"><text:span text:style-name="T29">Cleanup : Finalization and garbage collection</text:span><text:span text:style-name="T33"> :</text:span></text:p>
        </text:list-item>
      </text:list>
      <text:p text:style-name="P12"/>
      <text:list xml:id="list2128016989193463820" text:style-name="WWNum29">
        <text:list-item>
          <text:p text:style-name="P87"><text:span text:style-name="T26">As we know when one do ‘</text:span><text:span text:style-name="T31">new</text:span><text:span text:style-name="T26">’ for a class an object got created . This object occupies a memory on heap. When it is not referred by any reference then it will be garbage collected. Sometime the memory allocation it done through other medium then </text:span><text:span text:style-name="T31">new. </text:span><text:span text:style-name="T26">In that case we need to use finalize() then garbage collector first call </text:span><text:span text:style-name="T26">finalize method and then will do normal garbage collection. One can mention code to remove that specially allotted memory object in finalize().</text:span></text:p>
        </text:list-item>
        <text:list-item>
          <text:p text:style-name="P104"><text:span text:style-name="T26">But how one can allot memory to some object without having </text:span><text:span text:style-name="T31">new. </text:span><text:span text:style-name="T26">As everything in java is an object. It happen because of native methods. Languages like C or C++ does that. So now we know that when to use finalize().</text:span></text:p>
        </text:list-item>
      </text:list>
      <text:list xml:id="list5751902253040082678" text:style-name="WWNum31">
        <text:list-item>
          <text:p text:style-name="P98"><text:span text:style-name="T27">Example</text:span><text:span text:style-name="T25"> : </text:span></text:p>
        </text:list-item>
      </text:list>
      <text:p text:style-name="P9"/>
      <text:p text:style-name="P50"><text:span text:style-name="T8">class</text:span><text:span text:style-name="T19"> FClass</text:span></text:p>
      <text:p text:style-name="P16">{</text:p>
      <text:p text:style-name="P41"><text:span text:style-name="T19"><text:tab/></text:span><text:span text:style-name="T8">boolean</text:span><text:span text:style-name="T19"> </text:span><text:span text:style-name="T41">CheckOut</text:span><text:span text:style-name="T19"> = </text:span><text:span text:style-name="T8">false</text:span><text:span text:style-name="T19">;</text:span></text:p>
      <text:p text:style-name="P41"><text:span text:style-name="T19"><text:tab/>FClass(</text:span><text:span text:style-name="T8">boolean</text:span><text:span text:style-name="T19"> checkout)</text:span></text:p>
      <text:p text:style-name="P16"><text:tab/>{</text:p>
      <text:p text:style-name="P41"><text:span text:style-name="T19"><text:tab/><text:tab/></text:span><text:span text:style-name="T41">CheckOut</text:span><text:span text:style-name="T19"> = checkout;</text:span></text:p>
      <text:p text:style-name="P16"><text:tab/>}</text:p>
      <text:p text:style-name="P41"><text:span text:style-name="T19"><text:tab/></text:span><text:span text:style-name="T8">void</text:span><text:span text:style-name="T19"> checkIn()</text:span></text:p>
      <text:p text:style-name="P16"><text:tab/>{</text:p>
      <text:p text:style-name="P41"><text:span text:style-name="T19"><text:tab/><text:tab/></text:span><text:span text:style-name="T41">CheckOut</text:span><text:span text:style-name="T19"> = </text:span><text:span text:style-name="T8">false</text:span><text:span text:style-name="T19">;</text:span></text:p>
      <text:p text:style-name="P16"><text:tab/>}</text:p>
      <text:p text:style-name="P41"><text:span text:style-name="T19"><text:tab/></text:span><text:span text:style-name="T8">protected</text:span><text:span text:style-name="T19"> </text:span><text:span text:style-name="T8">void</text:span><text:span text:style-name="T19"> finalize()</text:span></text:p>
      <text:p text:style-name="P16"><text:tab/>{</text:p>
      <text:p text:style-name="P41"><text:span text:style-name="T19"><text:tab/><text:tab/></text:span><text:span text:style-name="T8">if</text:span><text:span text:style-name="T19">(</text:span><text:span text:style-name="T41">CheckOut</text:span><text:span text:style-name="T19">)</text:span></text:p>
      <text:p text:style-name="P16"><text:tab/><text:tab/>{</text:p>
      <text:p text:style-name="P41"><text:span text:style-name="T19"><text:tab/><text:tab/><text:tab/>System.</text:span><text:span text:style-name="T42">out</text:span><text:span text:style-name="T19">.println(</text:span><text:span text:style-name="T53">"inside finalize"</text:span><text:span text:style-name="T19">);</text:span></text:p>
      <text:p text:style-name="P16"><text:tab/><text:tab/>}</text:p>
      <text:p text:style-name="P16"><text:tab/>}</text:p>
      <text:p text:style-name="P16">}</text:p>
      <text:p text:style-name="P33"/>
      <text:p text:style-name="P41"><text:span text:style-name="T8">public</text:span><text:span text:style-name="T19"> </text:span><text:span text:style-name="T8">class</text:span><text:span text:style-name="T19"> FinalizeClass {</text:span></text:p>
      <text:p text:style-name="P33"/>
      <text:p text:style-name="P41"><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41"><text:span text:style-name="T19"><text:tab/><text:tab/>FClass fc = </text:span><text:span text:style-name="T8">new</text:span><text:span text:style-name="T19"> FClass(</text:span><text:span text:style-name="T8">true</text:span><text:span text:style-name="T19">);</text:span></text:p>
      <text:p text:style-name="P16"><text:tab/><text:tab/>fc.checkIn();</text:p>
      <text:p text:style-name="P41"><text:span text:style-name="T19"><text:tab/><text:tab/></text:span><text:span text:style-name="T8">new</text:span><text:span text:style-name="T19"> FClass(</text:span><text:span text:style-name="T8">true</text:span><text:span text:style-name="T19">);</text:span></text:p>
      <text:p text:style-name="P41"><text:span text:style-name="T19"><text:tab/><text:tab/>System.</text:span><text:span text:style-name="T20">gc</text:span><text:span text:style-name="T19">();</text:span></text:p>
      <text:p text:style-name="P16"><text:tab/>}</text:p>
      <text:p text:style-name="P16">}</text:p>
      <text:p text:style-name="P14">Output : inside finalize</text:p>
      <text:p text:style-name="P14"/>
      <text:p text:style-name="P40"><text:span text:style-name="T26">The termination condition is that all </text:span><text:span text:style-name="T31">Book </text:span><text:span text:style-name="T26">objects are supposed to be checked in before they are garbage collected, but in </text:span><text:span text:style-name="T31">main( )</text:span><text:span text:style-name="T26">, a programmer error doesn’t check in one of the books. Without </text:span><text:span text:style-name="T31">finalize( ) </text:span><text:span text:style-name="T26">to verify the termination condition, this can be a difficult bug to find.</text:span></text:p>
      <text:p text:style-name="P66"><text:soft-page-break/></text:p>
      <text:list xml:id="list8302295395904889813" text:style-name="WWNum37">
        <text:list-item>
          <text:p text:style-name="P99"><text:span text:style-name="T29">How Garbage Collector works </text:span><text:span text:style-name="T32">:</text:span></text:p>
        </text:list-item>
      </text:list>
      <text:p text:style-name="P12"/>
      <text:list xml:id="list988003584348199453" text:style-name="WWNum39">
        <text:list-item>
          <text:p text:style-name="P89">Most common technique for GC is reference counting. What is done here is a reference counter will be given to each object. This reference counter will indicate how many references are referencing to particular object. <text:s/>While JVM does garbage collector it goes through all the objects. When it found that reference counter for any object is ‘zero’ then that object will get collected. But its an slow technique. </text:p>
        </text:list-item>
        <text:list-item>
          <text:p text:style-name="P109">Other fast GC technique <text:s/>JVMs use is Adaptive garbage collector. To do that there are different variants. One of them is Stop-Copy. What is done here is JVM stops the program for GC and go through all the references present on stack and static memory. It will trace all the objects they point to and it also find references present in those objects and also trace those object which they point to. Then it will just copy all the live objects into another part of the heap and remaining objects will be garbage collected. </text:p>
        </text:list-item>
        <text:list-item>
          <text:p text:style-name="P109">The disadvantage of stop-copy(also called as copy collector) is that it creates two separate memory locations. Second when program becomes stable and generate no garbage still copy collect creates two memory location which is wasteful and to deal with this GC have another method ( here where adaptive part of it come into play) which is called as mark-sweep. </text:p>
        </text:list-item>
        <text:list-item>
          <text:p text:style-name="P109">What mark-sweep does is jvm will go through all the references in stack and static memory and trace all the live objects accordingly. When it finds any live object then it will mark it with a flag but no sweep followed yet. Only when all the marking process is completed then the sweep occurs. <text:s/>During the sweep the dead objects are released.</text:p>
        </text:list-item>
        <text:list-item>
          <text:p text:style-name="P109">There are other possible speedup possible in JVM like just in time(JIT) compiler. Here this compiler will partially or fully compile the program in native machine code so that it doesn’t need to be interpreted by JVM and thus runs faster.</text:p>
        </text:list-item>
      </text:list>
      <text:p text:style-name="P9"/>
      <text:list xml:id="list9157851275348159283" text:style-name="WWNum41">
        <text:list-item>
          <text:p text:style-name="P120"><text:span text:style-name="T26">Order of Initialization</text:span><text:span text:style-name="T26"> : </text:span></text:p>
        </text:list-item>
      </text:list>
      <text:p text:style-name="P9"/>
      <text:list xml:id="list8788391048355262769" text:style-name="WWNum43">
        <text:list-item>
          <text:p text:style-name="P105"><text:span text:style-name="T26">When one creates an object <text:s/>by calling </text:span><text:span text:style-name="T31">new()</text:span><text:span text:style-name="T26"> on it then its constructor will be called but before that all the variables including construction of object variables. Example</text:span></text:p>
        </text:list-item>
      </text:list>
      <text:p text:style-name="P66"/>
      <text:p text:style-name="P50"><text:span text:style-name="T8">class</text:span><text:span text:style-name="T19"> OrderOfInitialztn1</text:span></text:p>
      <text:p text:style-name="P16">{</text:p>
      <text:p text:style-name="P41"><text:span text:style-name="T19"><text:tab/></text:span><text:span text:style-name="T8">int</text:span><text:span text:style-name="T19"> </text:span><text:span text:style-name="T41">i</text:span><text:span text:style-name="T19">;</text:span></text:p>
      <text:p text:style-name="P41"><text:span text:style-name="T19"><text:tab/>OrderOfInitialztn1(</text:span><text:span text:style-name="T8">int</text:span><text:span text:style-name="T19"> a)</text:span></text:p>
      <text:p text:style-name="P16"><text:tab/>{</text:p>
      <text:p text:style-name="P41"><text:span text:style-name="T19"><text:tab/><text:tab/></text:span><text:span text:style-name="T41">i</text:span><text:span text:style-name="T19"> = a;</text:span></text:p>
      <text:p text:style-name="P16"/>
      <text:p text:style-name="P41"><text:span text:style-name="T19"><text:tab/><text:tab/>System.</text:span><text:span text:style-name="T42">out</text:span><text:span text:style-name="T19">.println(</text:span><text:span text:style-name="T53">"object"</text:span><text:span text:style-name="T19">+a+</text:span><text:span text:style-name="T53">" will have "</text:span><text:span text:style-name="T19">+a+</text:span><text:span text:style-name="T53">" value"</text:span><text:span text:style-name="T19">);</text:span></text:p>
      <text:p text:style-name="P16"><text:tab/>}</text:p>
      <text:p text:style-name="P16">}</text:p>
      <text:p text:style-name="P41"><text:span text:style-name="T8">class</text:span><text:span text:style-name="T19"> OrderOfInitialztn2</text:span></text:p>
      <text:p text:style-name="P16">{</text:p>
      <text:p text:style-name="P41"><text:soft-page-break/><text:span text:style-name="T19"><text:tab/></text:span><text:span text:style-name="T8">int</text:span><text:span text:style-name="T19"> </text:span><text:span text:style-name="T41">j</text:span><text:span text:style-name="T19">;</text:span></text:p>
      <text:p text:style-name="P41"><text:span text:style-name="T19"><text:tab/>OrderOfInitialztn1 </text:span><text:span text:style-name="T41">oi1</text:span><text:span text:style-name="T19"> = </text:span><text:span text:style-name="T8">new</text:span><text:span text:style-name="T19"> OrderOfInitialztn1(1);</text:span></text:p>
      <text:p text:style-name="P16"><text:tab/>OrderOfInitialztn2()</text:p>
      <text:p text:style-name="P16"><text:tab/>{</text:p>
      <text:p text:style-name="P41"><text:span text:style-name="T19"><text:tab/><text:tab/>System.</text:span><text:span text:style-name="T42">out</text:span><text:span text:style-name="T19">.println(</text:span><text:span text:style-name="T53">"value of j variable is "</text:span><text:span text:style-name="T19">+</text:span><text:span text:style-name="T41">j</text:span><text:span text:style-name="T19">);</text:span></text:p>
      <text:p text:style-name="P41"><text:span text:style-name="T19"><text:tab/><text:tab/></text:span><text:span text:style-name="T41">j</text:span><text:span text:style-name="T19"> = 10;</text:span></text:p>
      <text:p text:style-name="P41"><text:span text:style-name="T19"><text:tab/><text:tab/>System.</text:span><text:span text:style-name="T42">out</text:span><text:span text:style-name="T19">.println(</text:span><text:span text:style-name="T53">"value of j variable is "</text:span><text:span text:style-name="T19">+</text:span><text:span text:style-name="T41">j</text:span><text:span text:style-name="T19">);</text:span></text:p>
      <text:p text:style-name="P41"><text:span text:style-name="T19"><text:tab/><text:tab/>System.</text:span><text:span text:style-name="T42">out</text:span><text:span text:style-name="T19">.println(</text:span><text:span text:style-name="T53">"inside OrderOfInitialztn2 class"</text:span><text:span text:style-name="T19">);</text:span></text:p>
      <text:p text:style-name="P41"><text:span text:style-name="T19"><text:tab/><text:tab/></text:span><text:span text:style-name="T41">oi3</text:span><text:span text:style-name="T19"> = </text:span><text:span text:style-name="T8">new</text:span><text:span text:style-name="T19"> OrderOfInitialztn1(33);</text:span></text:p>
      <text:p text:style-name="P16"><text:tab/>}</text:p>
      <text:p text:style-name="P41"><text:span text:style-name="T19"><text:tab/></text:span><text:span text:style-name="T8">void</text:span><text:span text:style-name="T19"> OrderOfInitFn()</text:span></text:p>
      <text:p text:style-name="P16"><text:tab/>{</text:p>
      <text:p text:style-name="P41"><text:span text:style-name="T19"><text:tab/>System.</text:span><text:span text:style-name="T42">out</text:span><text:span text:style-name="T19">.println(</text:span><text:span text:style-name="T53">"inside the function"</text:span><text:span text:style-name="T19">);</text:span></text:p>
      <text:p text:style-name="P16"><text:tab/>}</text:p>
      <text:p text:style-name="P41"><text:span text:style-name="T19"><text:tab/>OrderOfInitialztn1 </text:span><text:span text:style-name="T41">oi2</text:span><text:span text:style-name="T19"> = </text:span><text:span text:style-name="T8">new</text:span><text:span text:style-name="T19"> OrderOfInitialztn1(2);</text:span></text:p>
      <text:p text:style-name="P41"><text:span text:style-name="T19"><text:tab/>OrderOfInitialztn1 </text:span><text:span text:style-name="T41">oi3</text:span><text:span text:style-name="T19"> = </text:span><text:span text:style-name="T8">new</text:span><text:span text:style-name="T19"> OrderOfInitialztn1(3);</text:span></text:p>
      <text:p text:style-name="P16">}</text:p>
      <text:p text:style-name="P41"><text:span text:style-name="T8">public</text:span><text:span text:style-name="T19"> </text:span><text:span text:style-name="T8">class</text:span><text:span text:style-name="T19"> OrderOfInitialization {</text:span></text:p>
      <text:p text:style-name="P41"><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41"><text:span text:style-name="T19"><text:tab/><text:tab/>OrderOfInitialztn2 ooi1 = </text:span><text:span text:style-name="T8">new</text:span><text:span text:style-name="T19"> OrderOfInitialztn2();</text:span></text:p>
      <text:p text:style-name="P16"><text:tab/><text:tab/>ooi1.OrderOfInitFn();</text:p>
      <text:p text:style-name="P16"><text:tab/>}</text:p>
      <text:p text:style-name="P14">}</text:p>
      <text:p text:style-name="P31">Output :</text:p>
      <text:p text:style-name="P14">object1 will have 1 value</text:p>
      <text:p text:style-name="P14">object2 will have 2 value</text:p>
      <text:p text:style-name="P14">object3 will have 3 value</text:p>
      <text:p text:style-name="P14">value of j variable is 0</text:p>
      <text:p text:style-name="P14">value of j variable is 10</text:p>
      <text:p text:style-name="P14">inside OrderOfInitialztn2 class</text:p>
      <text:p text:style-name="P14">object33 will have 33 value</text:p>
      <text:p text:style-name="P14">inside the function</text:p>
      <text:p text:style-name="P14"/>
      <text:list xml:id="list2897431317360649777" text:style-name="WWNum49">
        <text:list-item>
          <text:p text:style-name="P94">When objects have been created using ‘static’ reference variables then scenario will be different as shown in the following example.</text:p>
        </text:list-item>
      </text:list>
      <text:p text:style-name="P30"/>
      <text:p text:style-name="P50"><text:span text:style-name="T8">class</text:span><text:span text:style-name="T19"> StaticInitializatn1</text:span></text:p>
      <text:p text:style-name="P16">{</text:p>
      <text:p text:style-name="P41"><text:span text:style-name="T19"><text:tab/></text:span><text:span text:style-name="T8">static</text:span><text:span text:style-name="T19"> </text:span><text:span text:style-name="T8">int</text:span><text:span text:style-name="T19"> </text:span><text:span text:style-name="T42">a</text:span><text:span text:style-name="T19">;</text:span></text:p>
      <text:p text:style-name="P41"><text:span text:style-name="T19"><text:tab/>StaticInitializatn1(</text:span><text:span text:style-name="T8">int</text:span><text:span text:style-name="T19"> i)</text:span></text:p>
      <text:p text:style-name="P16"><text:tab/>{</text:p>
      <text:p text:style-name="P41"><text:span text:style-name="T19"><text:tab/><text:tab/></text:span><text:span text:style-name="T42">a</text:span><text:span text:style-name="T19"> = i;</text:span></text:p>
      <text:p text:style-name="P41"><text:span text:style-name="T19"><text:tab/><text:tab/>System.</text:span><text:span text:style-name="T42">out</text:span><text:span text:style-name="T19">.println(</text:span><text:span text:style-name="T53">"value is "</text:span><text:span text:style-name="T19">+</text:span><text:span text:style-name="T42">a</text:span><text:span text:style-name="T19">);</text:span></text:p>
      <text:p text:style-name="P16"><text:tab/>}</text:p>
      <text:p text:style-name="P41"><text:span text:style-name="T19"><text:tab/></text:span><text:span text:style-name="T8">void</text:span><text:span text:style-name="T19"> SIFunctn()</text:span></text:p>
      <text:p text:style-name="P16"><text:tab/>{</text:p>
      <text:p text:style-name="P41"><text:span text:style-name="T19"><text:tab/><text:tab/>System.</text:span><text:span text:style-name="T42">out</text:span><text:span text:style-name="T19">.println(</text:span><text:span text:style-name="T53">"method("</text:span><text:span text:style-name="T19">+</text:span><text:span text:style-name="T42">a</text:span><text:span text:style-name="T19">+</text:span><text:span text:style-name="T53">")"</text:span><text:span text:style-name="T19">);</text:span></text:p>
      <text:p text:style-name="P16"><text:tab/>}</text:p>
      <text:p text:style-name="P16">}</text:p>
      <text:p text:style-name="P41"><text:span text:style-name="T8">class</text:span><text:span text:style-name="T19"> StaticInitializatn2</text:span></text:p>
      <text:p text:style-name="P16">{</text:p>
      <text:p text:style-name="P41"><text:span text:style-name="T19"><text:tab/></text:span><text:span text:style-name="T8">static</text:span><text:span text:style-name="T19"> StaticInitializatn1 </text:span><text:span text:style-name="T42">st1</text:span><text:span text:style-name="T19"> = </text:span><text:span text:style-name="T8">new</text:span><text:span text:style-name="T19"> StaticInitializatn1(1);</text:span></text:p>
      <text:p text:style-name="P16"><text:tab/>StaticInitializatn2()</text:p>
      <text:p text:style-name="P16"><text:tab/>{</text:p>
      <text:p text:style-name="P41"><text:span text:style-name="T19"><text:tab/><text:tab/></text:span><text:span text:style-name="T42">st2</text:span><text:span text:style-name="T19">.SIFunctn();<text:tab/></text:span></text:p>
      <text:p text:style-name="P16"><text:tab/>}</text:p>
      <text:p text:style-name="P41"><text:span text:style-name="T19"><text:tab/></text:span><text:span text:style-name="T8">static</text:span><text:span text:style-name="T19"> StaticInitializatn1 </text:span><text:span text:style-name="T42">st2</text:span><text:span text:style-name="T19"> = </text:span><text:span text:style-name="T8">new</text:span><text:span text:style-name="T19"> StaticInitializatn1(2);</text:span></text:p>
      <text:p text:style-name="P16"><text:soft-page-break/><text:tab/></text:p>
      <text:p text:style-name="P16">}</text:p>
      <text:p text:style-name="P41"><text:span text:style-name="T8">class</text:span><text:span text:style-name="T19"> StaticInitializatn3</text:span></text:p>
      <text:p text:style-name="P16">{</text:p>
      <text:p text:style-name="P41"><text:span text:style-name="T19"><text:tab/>StaticInitializatn1 </text:span><text:span text:style-name="T41">st3</text:span><text:span text:style-name="T19"> = </text:span><text:span text:style-name="T8">new</text:span><text:span text:style-name="T19"> StaticInitializatn1(3);</text:span></text:p>
      <text:p text:style-name="P41"><text:span text:style-name="T19"><text:tab/></text:span><text:span text:style-name="T8">static</text:span><text:span text:style-name="T19"> StaticInitializatn1 </text:span><text:span text:style-name="T42">st4</text:span><text:span text:style-name="T19"> = </text:span><text:span text:style-name="T8">new</text:span><text:span text:style-name="T19"> StaticInitializatn1(4);</text:span></text:p>
      <text:p text:style-name="P16"><text:tab/>StaticInitializatn3()</text:p>
      <text:p text:style-name="P16"><text:tab/>{</text:p>
      <text:p text:style-name="P41"><text:span text:style-name="T19"><text:tab/><text:tab/></text:span><text:span text:style-name="T42">st4</text:span><text:span text:style-name="T19">.SIFunctn();<text:tab/></text:span></text:p>
      <text:p text:style-name="P16"><text:tab/>}</text:p>
      <text:p text:style-name="P41"><text:span text:style-name="T19"><text:tab/></text:span><text:span text:style-name="T8">static</text:span><text:span text:style-name="T19"> StaticInitializatn1 </text:span><text:span text:style-name="T42">st5</text:span><text:span text:style-name="T19"> = </text:span><text:span text:style-name="T8">new</text:span><text:span text:style-name="T19"> StaticInitializatn1(5);</text:span></text:p>
      <text:p text:style-name="P16"><text:tab/></text:p>
      <text:p text:style-name="P16">}</text:p>
      <text:p text:style-name="P41"><text:span text:style-name="T8">public</text:span><text:span text:style-name="T19"> </text:span><text:span text:style-name="T8">class</text:span><text:span text:style-name="T19"> StaticInitializatn {</text:span></text:p>
      <text:p text:style-name="P41"><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41"><text:span text:style-name="T19"><text:tab/><text:tab/></text:span><text:span text:style-name="T60">// </text:span><text:span text:style-name="T57">TODO</text:span><text:span text:style-name="T60"> Auto-generated method stub</text:span></text:p>
      <text:p text:style-name="P41"><text:span text:style-name="T19"><text:tab/><text:tab/>StaticInitializatn2 stc2 = </text:span><text:span text:style-name="T8">new</text:span><text:span text:style-name="T19"> StaticInitializatn2();</text:span></text:p>
      <text:p text:style-name="P41"><text:span text:style-name="T19"><text:tab/><text:tab/>StaticInitializatn3 stc3 = </text:span><text:span text:style-name="T8">new</text:span><text:span text:style-name="T19"> StaticInitializatn3();</text:span></text:p>
      <text:p text:style-name="P41"><text:span text:style-name="T19"><text:tab/><text:tab/>StaticInitializatn2 stc4 = </text:span><text:span text:style-name="T8">new</text:span><text:span text:style-name="T19"> StaticInitializatn2();</text:span></text:p>
      <text:p text:style-name="P16"><text:tab/>}</text:p>
      <text:p text:style-name="P16">}</text:p>
      <text:p text:style-name="P49">Output :</text:p>
      <text:p text:style-name="P14">value is 1</text:p>
      <text:p text:style-name="P14">value is 2</text:p>
      <text:p text:style-name="P14">method(2)</text:p>
      <text:p text:style-name="P14">value is 4</text:p>
      <text:p text:style-name="P14">value is 5</text:p>
      <text:p text:style-name="P14">value is 3</text:p>
      <text:p text:style-name="P14">method(3)</text:p>
      <text:p text:style-name="P14">method(3)//method(3) because 'a' is static</text:p>
      <text:p text:style-name="P1"/>
      <text:p text:style-name="P40"><text:span text:style-name="T2">In the above example we can see how the execution flow is going. The order of initialization is statics first, if they haven’t been initialized already by previous object creation i.e. static initialization is executed only </text:span><text:span text:style-name="T3">once</text:span><text:span text:style-name="T2"> always, after that the non-static one. Also we can see object creation with static reference is first executed. After that object creation with non-static reference(in example above st3) then constructors is executed. </text:span></text:p>
      <text:p text:style-name="P35"/>
      <text:list xml:id="list3952881560992344975" text:style-name="WWNum53">
        <text:list-item>
          <text:p text:style-name="P95">Static members of a class can be put inside a ‘static block’ which will be executed once. Example is shown below.</text:p>
        </text:list-item>
      </text:list>
      <text:p text:style-name="P2"/>
      <text:p text:style-name="P50"><text:span text:style-name="T8">class</text:span><text:span text:style-name="T19"> StaticBlock1</text:span></text:p>
      <text:p text:style-name="P16">{</text:p>
      <text:p text:style-name="P41"><text:span text:style-name="T19"><text:tab/>StaticBlock1(</text:span><text:span text:style-name="T8">int</text:span><text:span text:style-name="T19"> i)</text:span></text:p>
      <text:p text:style-name="P16"><text:tab/>{</text:p>
      <text:p text:style-name="P41"><text:span text:style-name="T19"><text:tab/><text:tab/>System.</text:span><text:span text:style-name="T42">out</text:span><text:span text:style-name="T19">.println(</text:span><text:span text:style-name="T53">"StaticBlock1("</text:span><text:span text:style-name="T19">+i+</text:span><text:span text:style-name="T53">")"</text:span><text:span text:style-name="T19">);</text:span></text:p>
      <text:p text:style-name="P16"><text:tab/>}</text:p>
      <text:p text:style-name="P41"><text:span text:style-name="T19"><text:tab/></text:span><text:span text:style-name="T8">void</text:span><text:span text:style-name="T19"> fn(</text:span><text:span text:style-name="T8">int</text:span><text:span text:style-name="T19"> a)</text:span></text:p>
      <text:p text:style-name="P16"><text:tab/>{</text:p>
      <text:p text:style-name="P41"><text:span text:style-name="T19"><text:tab/><text:tab/>System.</text:span><text:span text:style-name="T42">out</text:span><text:span text:style-name="T19">.println(</text:span><text:span text:style-name="T53">"fn("</text:span><text:span text:style-name="T19">+a+</text:span><text:span text:style-name="T53">")"</text:span><text:span text:style-name="T19">);</text:span></text:p>
      <text:p text:style-name="P16"><text:tab/>}</text:p>
      <text:p text:style-name="P16">}</text:p>
      <text:p text:style-name="P33"/>
      <text:p text:style-name="P41"><text:span text:style-name="T8">class</text:span><text:span text:style-name="T19"> StaticBlock2</text:span></text:p>
      <text:p text:style-name="P16">{</text:p>
      <text:p text:style-name="P41"><text:span text:style-name="T19"><text:tab/></text:span><text:span text:style-name="T8">static</text:span><text:span text:style-name="T19"> StaticBlock1 </text:span><text:span text:style-name="T42">st1</text:span><text:span text:style-name="T19">;</text:span></text:p>
      <text:p text:style-name="P41"><text:soft-page-break/><text:span text:style-name="T19"><text:tab/></text:span><text:span text:style-name="T8">static</text:span><text:span text:style-name="T19"> StaticBlock1 </text:span><text:span text:style-name="T42">st2</text:span><text:span text:style-name="T19">;</text:span></text:p>
      <text:p text:style-name="P41"><text:span text:style-name="T19"><text:tab/></text:span><text:span text:style-name="T8">static</text:span></text:p>
      <text:p text:style-name="P16"><text:tab/>{</text:p>
      <text:p text:style-name="P41"><text:span text:style-name="T19"><text:tab/><text:tab/></text:span><text:span text:style-name="T42">st1</text:span><text:span text:style-name="T19"> = </text:span><text:span text:style-name="T8">new</text:span><text:span text:style-name="T19"> StaticBlock1(1);</text:span></text:p>
      <text:p text:style-name="P41"><text:span text:style-name="T19"><text:tab/><text:tab/></text:span><text:span text:style-name="T42">st2</text:span><text:span text:style-name="T19"> = </text:span><text:span text:style-name="T8">new</text:span><text:span text:style-name="T19"> StaticBlock1(2);</text:span></text:p>
      <text:p text:style-name="P16"><text:tab/>}</text:p>
      <text:p text:style-name="P16"><text:tab/>StaticBlock2()</text:p>
      <text:p text:style-name="P16"><text:tab/>{</text:p>
      <text:p text:style-name="P41"><text:span text:style-name="T19"><text:tab/><text:tab/>System.</text:span><text:span text:style-name="T42">out</text:span><text:span text:style-name="T19">.println(</text:span><text:span text:style-name="T53">"StaticBlock2"</text:span><text:span text:style-name="T19">);</text:span></text:p>
      <text:p text:style-name="P16"><text:tab/>}</text:p>
      <text:p text:style-name="P16">}</text:p>
      <text:p text:style-name="P33"/>
      <text:p text:style-name="P41"><text:span text:style-name="T8">public</text:span><text:span text:style-name="T19"> </text:span><text:span text:style-name="T8">class</text:span><text:span text:style-name="T19"> StaticBlock {</text:span></text:p>
      <text:p text:style-name="P41"><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16"><text:tab/>{</text:p>
      <text:p text:style-name="P41"><text:span text:style-name="T19"><text:tab/><text:tab/>System.</text:span><text:span text:style-name="T42">out</text:span><text:span text:style-name="T19">.println(</text:span><text:span text:style-name="T53">"main method"</text:span><text:span text:style-name="T19">);</text:span></text:p>
      <text:p text:style-name="P41"><text:span text:style-name="T19"><text:tab/><text:tab/>StaticBlock2.</text:span><text:span text:style-name="T42">st1</text:span><text:span text:style-name="T19">.fn(1);</text:span><text:span text:style-name="T60">//an static member can be accessed through class <text:tab/><text:tab/><text:tab/><text:tab/><text:tab/><text:tab/> name.</text:span></text:p>
      <text:p text:style-name="P16"><text:tab/>}</text:p>
      <text:p text:style-name="P33"/>
      <text:p text:style-name="P16">}</text:p>
      <text:p text:style-name="P16">Output :</text:p>
      <text:p text:style-name="P16">main method</text:p>
      <text:p text:style-name="P16">StaticBlock1(1)</text:p>
      <text:p text:style-name="P16">StaticBlock1(2)</text:p>
      <text:p text:style-name="P33">StaticBlock2</text:p>
      <text:p text:style-name="P16">fn(1)</text:p>
      <text:p text:style-name="P2"/>
      <text:list xml:id="list4956724046317662644" text:style-name="WWNum55">
        <text:list-item>
          <text:p text:style-name="P96">Similarly we can have non-static block as shown below in a example.</text:p>
        </text:list-item>
      </text:list>
      <text:p text:style-name="P35"/>
      <text:p text:style-name="P53"><text:span text:style-name="T8">class</text:span><text:span text:style-name="T19"> NonStaticBlock1</text:span></text:p>
      <text:p text:style-name="P17">{</text:p>
      <text:p text:style-name="P44"><text:span text:style-name="T19"><text:tab/>NonStaticBlock1(</text:span><text:span text:style-name="T8">int</text:span><text:span text:style-name="T19"> i)</text:span></text:p>
      <text:p text:style-name="P17"><text:tab/>{</text:p>
      <text:p text:style-name="P44"><text:span text:style-name="T19"><text:tab/><text:tab/>System.</text:span><text:span text:style-name="T42">out</text:span><text:span text:style-name="T19">.println(</text:span><text:span text:style-name="T53">"NonStaticBlock1("</text:span><text:span text:style-name="T19">+i+</text:span><text:span text:style-name="T53">")"</text:span><text:span text:style-name="T19">);</text:span></text:p>
      <text:p text:style-name="P17"><text:tab/>}</text:p>
      <text:p text:style-name="P44"><text:span text:style-name="T19"><text:tab/></text:span><text:span text:style-name="T8">void</text:span><text:span text:style-name="T19"> fn(</text:span><text:span text:style-name="T8">int</text:span><text:span text:style-name="T19"> a)</text:span></text:p>
      <text:p text:style-name="P17"><text:tab/>{</text:p>
      <text:p text:style-name="P44"><text:span text:style-name="T19"><text:tab/><text:tab/>System.</text:span><text:span text:style-name="T42">out</text:span><text:span text:style-name="T19">.println(</text:span><text:span text:style-name="T53">"fn("</text:span><text:span text:style-name="T19">+a+</text:span><text:span text:style-name="T53">")"</text:span><text:span text:style-name="T19">);</text:span></text:p>
      <text:p text:style-name="P17"><text:tab/>}</text:p>
      <text:p text:style-name="P17">}</text:p>
      <text:p text:style-name="P44"><text:span text:style-name="T8">class</text:span><text:span text:style-name="T19"> NonStaticBlock2</text:span></text:p>
      <text:p text:style-name="P17">{</text:p>
      <text:p text:style-name="P44"><text:span text:style-name="T19"><text:tab/>NonStaticBlock1 </text:span><text:span text:style-name="T41">st1</text:span><text:span text:style-name="T19">;</text:span></text:p>
      <text:p text:style-name="P44"><text:span text:style-name="T19"><text:tab/>NonStaticBlock1 </text:span><text:span text:style-name="T41">st2</text:span><text:span text:style-name="T19">;</text:span></text:p>
      <text:p text:style-name="P17"><text:tab/>{</text:p>
      <text:p text:style-name="P44"><text:span text:style-name="T19"><text:tab/><text:tab/></text:span><text:span text:style-name="T41">st1</text:span><text:span text:style-name="T19"> = </text:span><text:span text:style-name="T8">new</text:span><text:span text:style-name="T19"> NonStaticBlock1(1);</text:span></text:p>
      <text:p text:style-name="P44"><text:span text:style-name="T19"><text:tab/><text:tab/></text:span><text:span text:style-name="T41">st2</text:span><text:span text:style-name="T19"> = </text:span><text:span text:style-name="T8">new</text:span><text:span text:style-name="T19"> NonStaticBlock1(2);</text:span></text:p>
      <text:p text:style-name="P17"><text:tab/>}</text:p>
      <text:p text:style-name="P17"><text:tab/>NonStaticBlock2()</text:p>
      <text:p text:style-name="P17"><text:tab/>{</text:p>
      <text:p text:style-name="P44"><text:span text:style-name="T19"><text:tab/><text:tab/>System.</text:span><text:span text:style-name="T42">out</text:span><text:span text:style-name="T19">.println(</text:span><text:span text:style-name="T53">"NonStaticBlock2"</text:span><text:span text:style-name="T19">);</text:span></text:p>
      <text:p text:style-name="P17"><text:tab/>}</text:p>
      <text:p text:style-name="P17">}</text:p>
      <text:p text:style-name="P44"><text:span text:style-name="T8">public</text:span><text:span text:style-name="T19"> </text:span><text:span text:style-name="T8">class</text:span><text:span text:style-name="T19"> NonStaticBlock {</text:span></text:p>
      <text:p text:style-name="P44"><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17"><text:tab/>{</text:p>
      <text:p text:style-name="P44"><text:span text:style-name="T19"><text:tab/><text:tab/>NonStaticBlock2 </text:span><text:span text:style-name="T19">nsb2</text:span><text:span text:style-name="T19"> = </text:span><text:span text:style-name="T8">new</text:span><text:span text:style-name="T19"> NonStaticBlock2();</text:span></text:p>
      <text:p text:style-name="P14"><text:soft-page-break/><text:tab/>}</text:p>
      <text:p text:style-name="P14">}</text:p>
      <text:p text:style-name="P14">Output:</text:p>
      <text:p text:style-name="P14">NonStaticBlock1(1)</text:p>
      <text:p text:style-name="P14">NonStaticBlock1(2)</text:p>
      <text:p text:style-name="P14">NonStaticBlock2</text:p>
      <text:p text:style-name="P14"/>
      <text:p text:style-name="P10">Above we can see that a non-static block starts with ‘{‘ and only difference is its not attached with a static keyword. Also we can see the non-static block will be executed before constructors.</text:p>
      <text:p text:style-name="P3"/>
      <text:list xml:id="list8569704553299225356" text:style-name="L7">
        <text:list-item>
          <text:p text:style-name="P114">If we replace above programme as shown below then output will be different.</text:p>
        </text:list-item>
      </text:list>
      <text:p text:style-name="P3"/>
      <text:p text:style-name="P55"><text:span text:style-name="T9">package</text:span><text:span text:style-name="T23"> ch5InitializationNCleanUp;</text:span></text:p>
      <text:p text:style-name="P34"/>
      <text:p text:style-name="P46"><text:span text:style-name="T9">class</text:span><text:span text:style-name="T23"> StaticBlock1</text:span></text:p>
      <text:p text:style-name="P18">{</text:p>
      <text:p text:style-name="P46"><text:span text:style-name="T23"><text:tab/>StaticBlock1(</text:span><text:span text:style-name="T9">int</text:span><text:span text:style-name="T23"> </text:span><text:span text:style-name="T74">i</text:span><text:span text:style-name="T23">)</text:span></text:p>
      <text:p text:style-name="P18"><text:tab/>{</text:p>
      <text:p text:style-name="P46"><text:span text:style-name="T23"><text:tab/><text:tab/>System.</text:span><text:span text:style-name="T44">out</text:span><text:span text:style-name="T23">.println(</text:span><text:span text:style-name="T54">"StaticBlock1("</text:span><text:span text:style-name="T23">+</text:span><text:span text:style-name="T74">i</text:span><text:span text:style-name="T23">+</text:span><text:span text:style-name="T54">")"</text:span><text:span text:style-name="T23">);</text:span></text:p>
      <text:p text:style-name="P18"><text:tab/>}</text:p>
      <text:p text:style-name="P46"><text:span text:style-name="T23"><text:tab/></text:span><text:span text:style-name="T9">void</text:span><text:span text:style-name="T23"> fn(</text:span><text:span text:style-name="T9">int</text:span><text:span text:style-name="T23"> </text:span><text:span text:style-name="T74">a</text:span><text:span text:style-name="T23">)</text:span></text:p>
      <text:p text:style-name="P18"><text:tab/>{</text:p>
      <text:p text:style-name="P46"><text:span text:style-name="T23"><text:tab/><text:tab/>System.</text:span><text:span text:style-name="T44">out</text:span><text:span text:style-name="T23">.println(</text:span><text:span text:style-name="T54">"fn("</text:span><text:span text:style-name="T23">+</text:span><text:span text:style-name="T74">a</text:span><text:span text:style-name="T23">+</text:span><text:span text:style-name="T54">")"</text:span><text:span text:style-name="T23">);</text:span></text:p>
      <text:p text:style-name="P18"><text:tab/>}</text:p>
      <text:p text:style-name="P18">}</text:p>
      <text:p text:style-name="P34"/>
      <text:p text:style-name="P46"><text:span text:style-name="T9">class</text:span><text:span text:style-name="T23"> StaticBlock2</text:span></text:p>
      <text:p text:style-name="P18">{</text:p>
      <text:p text:style-name="P46"><text:span text:style-name="T23"><text:tab/></text:span><text:span text:style-name="T9">static</text:span><text:span text:style-name="T23"> StaticBlock1 </text:span><text:span text:style-name="T45">st1</text:span><text:span text:style-name="T23">;</text:span></text:p>
      <text:p text:style-name="P46"><text:span text:style-name="T23"><text:tab/></text:span><text:span text:style-name="T9">static</text:span><text:span text:style-name="T23"> StaticBlock1 </text:span><text:span text:style-name="T45">st2</text:span><text:span text:style-name="T23">;</text:span></text:p>
      <text:p text:style-name="P46"><text:span text:style-name="T23"><text:tab/></text:span><text:span text:style-name="T9">static</text:span><text:span text:style-name="T23"> StaticBlock1 </text:span><text:span text:style-name="T45">st3</text:span><text:span text:style-name="T23">;</text:span></text:p>
      <text:p text:style-name="P46"><text:span text:style-name="T23"><text:tab/></text:span><text:span text:style-name="T9">static</text:span><text:span text:style-name="T23"> StaticBlock1 </text:span><text:span text:style-name="T45">st4</text:span><text:span text:style-name="T23">;</text:span></text:p>
      <text:p text:style-name="P18"><text:tab/></text:p>
      <text:p text:style-name="P18"><text:tab/>{</text:p>
      <text:p text:style-name="P46"><text:span text:style-name="T23"><text:tab/><text:tab/></text:span><text:span text:style-name="T45">st1</text:span><text:span text:style-name="T23"> = </text:span><text:span text:style-name="T9">new</text:span><text:span text:style-name="T23"> StaticBlock1(1);</text:span></text:p>
      <text:p text:style-name="P46"><text:span text:style-name="T23"><text:tab/><text:tab/></text:span><text:span text:style-name="T45">st2</text:span><text:span text:style-name="T23"> = </text:span><text:span text:style-name="T9">new</text:span><text:span text:style-name="T23"> StaticBlock1(2);</text:span></text:p>
      <text:p text:style-name="P18"><text:tab/>}</text:p>
      <text:p text:style-name="P18"><text:tab/></text:p>
      <text:p text:style-name="P18"><text:tab/></text:p>
      <text:p text:style-name="P46"><text:span text:style-name="T23"><text:tab/></text:span><text:span text:style-name="T9">static</text:span></text:p>
      <text:p text:style-name="P18"><text:tab/><text:tab/>{</text:p>
      <text:p text:style-name="P46"><text:span text:style-name="T23"><text:tab/><text:tab/><text:tab/></text:span><text:span text:style-name="T45">st3</text:span><text:span text:style-name="T23"> = </text:span><text:span text:style-name="T9">new</text:span><text:span text:style-name="T23"> StaticBlock1(3);</text:span></text:p>
      <text:p text:style-name="P46"><text:span text:style-name="T23"><text:tab/><text:tab/><text:tab/></text:span><text:span text:style-name="T45">st4</text:span><text:span text:style-name="T23"> = </text:span><text:span text:style-name="T9">new</text:span><text:span text:style-name="T23"> StaticBlock1(4);</text:span></text:p>
      <text:p text:style-name="P18"><text:tab/><text:tab/>}</text:p>
      <text:p text:style-name="P18"><text:tab/></text:p>
      <text:p text:style-name="P18"><text:tab/>StaticBlock2()</text:p>
      <text:p text:style-name="P18"><text:tab/>{</text:p>
      <text:p text:style-name="P46"><text:span text:style-name="T23"><text:tab/><text:tab/>System.</text:span><text:span text:style-name="T44">out</text:span><text:span text:style-name="T23">.println(</text:span><text:span text:style-name="T54">"StaticBlock2"</text:span><text:span text:style-name="T23">);</text:span></text:p>
      <text:p text:style-name="P18"><text:tab/>}</text:p>
      <text:p text:style-name="P18">}</text:p>
      <text:p text:style-name="P34"/>
      <text:p text:style-name="P46"><text:span text:style-name="T9">public</text:span><text:span text:style-name="T23"> </text:span><text:span text:style-name="T9">class</text:span><text:span text:style-name="T23"> StaticBlock {</text:span></text:p>
      <text:p text:style-name="P46"><text:span text:style-name="T23"><text:tab/></text:span><text:span text:style-name="T9">public</text:span><text:span text:style-name="T23"> </text:span><text:span text:style-name="T9">static</text:span><text:span text:style-name="T23"> </text:span><text:span text:style-name="T9">void</text:span><text:span text:style-name="T23"> main(String[] </text:span><text:span text:style-name="T74">args</text:span><text:span text:style-name="T23">) </text:span></text:p>
      <text:p text:style-name="P18"><text:tab/>{</text:p>
      <text:p text:style-name="P46"><text:span text:style-name="T23"><text:tab/><text:tab/>System.</text:span><text:span text:style-name="T44">out</text:span><text:span text:style-name="T23">.println(</text:span><text:span text:style-name="T54">"main method"</text:span><text:span text:style-name="T23">);</text:span></text:p>
      <text:p text:style-name="P46"><text:span text:style-name="T23"><text:tab/><text:tab/>StaticBlock2 </text:span><text:span text:style-name="T74">st2</text:span><text:span text:style-name="T23"> = </text:span><text:span text:style-name="T9">new</text:span><text:span text:style-name="T23"> StaticBlock2();</text:span></text:p>
      <text:p text:style-name="P46"><text:span text:style-name="T23"><text:tab/><text:tab/>StaticBlock2.</text:span><text:span text:style-name="T45">st3</text:span><text:span text:style-name="T23">.fn(1);</text:span><text:span text:style-name="T61">//an static member can be accessed through class </text:span><text:soft-page-break/><text:span text:style-name="T61"><text:tab/><text:tab/><text:tab/><text:tab/><text:tab/><text:tab/> name.</text:span></text:p>
      <text:p text:style-name="P46"><text:span text:style-name="T23"><text:tab/></text:span><text:span text:style-name="T23">}</text:span></text:p>
      <text:p text:style-name="P18">}</text:p>
      <text:p text:style-name="P21">Output:</text:p>
      <text:p text:style-name="P14">main method</text:p>
      <text:p text:style-name="P14">StaticBlock1(3)</text:p>
      <text:p text:style-name="P14">StaticBlock1(4)</text:p>
      <text:p text:style-name="P14">StaticBlock1(1)</text:p>
      <text:p text:style-name="P14">StaticBlock1(2)</text:p>
      <text:p text:style-name="P14">StaticBlock2</text:p>
      <text:p text:style-name="P14">fn(1)</text:p>
      <text:p text:style-name="P4"/>
      <text:p text:style-name="P10">Above we could see that initialization of static block takes first before initialization of individual static object references. </text:p>
      <text:p text:style-name="P3"/>
      <text:p text:style-name="P10">Initialization takes place in a following way</text:p>
      <text:list xml:id="list2473161933653515878" text:style-name="WWNum63">
        <text:list-header>
          <text:p text:style-name="P90">1.<text:tab/>Static variables(both object reference and primitive variables, it is first initialized because it is connected to class itself.</text:p>
          <text:p text:style-name="P110">2.<text:tab/>Non-static variables(both primitive variables and object references).</text:p>
          <text:p text:style-name="P110">3.<text:tab/>Finally constructors will be called from base to derived classes.</text:p>
        </text:list-header>
      </text:list>
      <text:p text:style-name="P9"/>
      <text:list xml:id="list8565534332439816562" text:style-name="WWNum65">
        <text:list-item>
          <text:p text:style-name="P121"><text:span text:style-name="T28">Array Initialization</text:span><text:span text:style-name="T26"> :</text:span></text:p>
        </text:list-item>
      </text:list>
      <text:p text:style-name="P12"/>
      <text:list xml:id="list5960350558038536777" text:style-name="WWNum67">
        <text:list-item>
          <text:p text:style-name="P88"><text:span text:style-name="T26">One can take array of type </text:span><text:span text:style-name="T31">Object </text:span><text:span text:style-name="T26">as a argument list which is also called in C as ‘variable argument list’ also called as varargs. <text:s/>Varargs include unknown quantities of arguments and as well as unknown types. Example is shown below.</text:span></text:p>
        </text:list-item>
      </text:list>
      <text:p text:style-name="P41"><text:span text:style-name="T8">class</text:span><text:span text:style-name="T19"> VarArgsClass1{}</text:span></text:p>
      <text:p text:style-name="P33"/>
      <text:p text:style-name="P41"><text:span text:style-name="T8">public</text:span><text:span text:style-name="T19"> </text:span><text:span text:style-name="T8">class</text:span><text:span text:style-name="T19"> VarArgsClass</text:span></text:p>
      <text:p text:style-name="P16"><text:tab/>{</text:p>
      <text:p text:style-name="P41"><text:span text:style-name="T19"><text:tab/></text:span><text:span text:style-name="T8">static</text:span><text:span text:style-name="T19"> </text:span><text:span text:style-name="T8">void</text:span><text:span text:style-name="T19"> printArray(Object [] args)</text:span></text:p>
      <text:p text:style-name="P16"><text:tab/>{</text:p>
      <text:p text:style-name="P41"><text:span text:style-name="T19"><text:tab/><text:tab/></text:span><text:span text:style-name="T8">for</text:span><text:span text:style-name="T19">(Object obj : args)</text:span></text:p>
      <text:p text:style-name="P41"><text:span text:style-name="T19"><text:tab/><text:tab/>System.</text:span><text:span text:style-name="T42">out</text:span><text:span text:style-name="T19">.println(obj);</text:span></text:p>
      <text:p text:style-name="P41"><text:span text:style-name="T19"><text:tab/><text:tab/>System.</text:span><text:span text:style-name="T42">out</text:span><text:span text:style-name="T19">.println();</text:span></text:p>
      <text:p text:style-name="P16"><text:tab/>}</text:p>
      <text:p text:style-name="P41"><text:span text:style-name="T19"><text:tab/></text:span><text:span text:style-name="T8">public</text:span><text:span text:style-name="T19"> </text:span><text:span text:style-name="T8">static</text:span><text:span text:style-name="T19"> </text:span><text:span text:style-name="T8">void</text:span><text:span text:style-name="T19"> main(String [] args)</text:span></text:p>
      <text:p text:style-name="P16"><text:tab/>{</text:p>
      <text:p text:style-name="P41"><text:span text:style-name="T19"><text:tab/></text:span><text:span text:style-name="T20">printArray</text:span><text:span text:style-name="T19">(</text:span><text:span text:style-name="T8">new</text:span><text:span text:style-name="T19"> Object[]{</text:span><text:span text:style-name="T8">new</text:span><text:span text:style-name="T19"> Integer(1), </text:span><text:span text:style-name="T8">new</text:span><text:span text:style-name="T19"> Integer(2), </text:span><text:span text:style-name="T8">new</text:span><text:span text:style-name="T19"> Integer(3)});</text:span></text:p>
      <text:p text:style-name="P41"><text:span text:style-name="T19"><text:tab/></text:span><text:span text:style-name="T20">printArray</text:span><text:span text:style-name="T19">((Object[])</text:span><text:span text:style-name="T8">new</text:span><text:span text:style-name="T19"> Integer[]{1,2,3,4});//this works too</text:span></text:p>
      <text:p text:style-name="P41"><text:span text:style-name="T19"><text:tab/></text:span><text:span text:style-name="T20">printArray</text:span><text:span text:style-name="T19">(</text:span><text:span text:style-name="T8">new</text:span><text:span text:style-name="T19"> Object[]{</text:span><text:span text:style-name="T53">"one"</text:span><text:span text:style-name="T19">, </text:span><text:span text:style-name="T53">"two"</text:span><text:span text:style-name="T19">, </text:span><text:span text:style-name="T53">"three"</text:span><text:span text:style-name="T19">});</text:span></text:p>
      <text:p text:style-name="P41"><text:span text:style-name="T19"><text:tab/></text:span><text:span text:style-name="T20">printArray</text:span><text:span text:style-name="T19">(</text:span><text:span text:style-name="T8">new</text:span><text:span text:style-name="T19"> Object[]{</text:span><text:span text:style-name="T8">new</text:span><text:span text:style-name="T19"> VarArgsClass1(),</text:span><text:span text:style-name="T8">new</text:span><text:span text:style-name="T19"> VarArgsClass(), </text:span></text:p>
      <text:p text:style-name="P41"><text:span text:style-name="T19"><text:tab/><text:tab/><text:tab/><text:tab/></text:span><text:span text:style-name="T8">new</text:span><text:span text:style-name="T19"> VarArgsClass1()});</text:span></text:p>
      <text:p text:style-name="P41"><text:span text:style-name="T6"><text:tab/>//</text:span><text:span text:style-name="T7">printArray();</text:span><text:span text:style-name="T70">//This can't be used here</text:span><text:span text:style-name="T6"><text:tab/></text:span></text:p>
      <text:p text:style-name="P16"><text:tab/>}</text:p>
      <text:p text:style-name="P16">}</text:p>
      <text:p text:style-name="P16">Output:</text:p>
      <text:p text:style-name="P16">1</text:p>
      <text:p text:style-name="P16">2</text:p>
      <text:p text:style-name="P16">3</text:p>
      <text:p text:style-name="P16"/>
      <text:p text:style-name="P33"><text:soft-page-break/></text:p>
      <text:p text:style-name="P16">1</text:p>
      <text:p text:style-name="P16">2</text:p>
      <text:p text:style-name="P16">3</text:p>
      <text:p text:style-name="P16">4</text:p>
      <text:p text:style-name="P33"/>
      <text:p text:style-name="P16">one</text:p>
      <text:p text:style-name="P16">two</text:p>
      <text:p text:style-name="P16">three</text:p>
      <text:p text:style-name="P33"/>
      <text:p text:style-name="P16">ch5InitializationNCleanUp.VarArgsClass1@e5b723</text:p>
      <text:p text:style-name="P16">ch5InitializationNCleanUp.VarArgsClass@15a8767</text:p>
      <text:p text:style-name="P16">ch5InitializationNCleanUp.VarArgsClass1@6f7ce9</text:p>
      <text:p text:style-name="P72"/>
      <text:list xml:id="list8394911150974669893" text:style-name="WWNum74">
        <text:list-item>
          <text:p text:style-name="P111">With Java SE5 now we can use ellipses to define a variable argument list or varargs. Example for the same is shown below. </text:p>
        </text:list-item>
      </text:list>
      <text:p text:style-name="P67"/>
      <text:p text:style-name="P54"><text:span text:style-name="T8">class</text:span><text:span text:style-name="T19"> VarArgsClassEllipse1{}</text:span></text:p>
      <text:p text:style-name="P34"/>
      <text:p text:style-name="P45"><text:span text:style-name="T8">public</text:span><text:span text:style-name="T19"> </text:span><text:span text:style-name="T8">class</text:span><text:span text:style-name="T19"> VarArgsClassEllipse {</text:span></text:p>
      <text:p text:style-name="P45"><text:span text:style-name="T19"><text:tab/></text:span><text:span text:style-name="T8">static</text:span><text:span text:style-name="T19"> </text:span><text:span text:style-name="T8">void</text:span><text:span text:style-name="T19"> printArray1(Object...args)</text:span></text:p>
      <text:p text:style-name="P18"><text:tab/>{</text:p>
      <text:p text:style-name="P45"><text:span text:style-name="T19"><text:tab/><text:tab/></text:span><text:span text:style-name="T8">for</text:span><text:span text:style-name="T19">(Object obj : args)</text:span></text:p>
      <text:p text:style-name="P45"><text:span text:style-name="T19"><text:tab/><text:tab/>System.</text:span><text:span text:style-name="T42">out</text:span><text:span text:style-name="T19">.println(obj);</text:span></text:p>
      <text:p text:style-name="P45"><text:span text:style-name="T19"><text:tab/><text:tab/>System.</text:span><text:span text:style-name="T42">out</text:span><text:span text:style-name="T19">.println();</text:span></text:p>
      <text:p text:style-name="P18"><text:tab/>}</text:p>
      <text:p text:style-name="P45"><text:span text:style-name="T19"><text:tab/></text:span><text:span text:style-name="T8">public</text:span><text:span text:style-name="T19"> </text:span><text:span text:style-name="T8">static</text:span><text:span text:style-name="T19"> </text:span><text:span text:style-name="T8">void</text:span><text:span text:style-name="T19"> main(String[] args) {</text:span></text:p>
      <text:p text:style-name="P45"><text:span text:style-name="T19"><text:tab/><text:tab/></text:span><text:span text:style-name="T20">printArray1</text:span><text:span text:style-name="T19">(</text:span><text:span text:style-name="T8">new</text:span><text:span text:style-name="T19"> Integer(1), </text:span><text:span text:style-name="T8">new</text:span><text:span text:style-name="T19"> Integer(2), </text:span><text:span text:style-name="T8">new</text:span><text:span text:style-name="T19"> Integer(3));</text:span></text:p>
      <text:p text:style-name="P45"><text:span text:style-name="T19"><text:tab/><text:tab/></text:span><text:span text:style-name="T20">printArray1</text:span><text:span text:style-name="T19">(</text:span><text:span text:style-name="T53">"one"</text:span><text:span text:style-name="T19">, </text:span><text:span text:style-name="T53">"two"</text:span><text:span text:style-name="T19">, </text:span><text:span text:style-name="T53">"three"</text:span><text:span text:style-name="T19">);</text:span></text:p>
      <text:p text:style-name="P45"><text:span text:style-name="T19"><text:tab/><text:tab/></text:span><text:span text:style-name="T20">printArray1</text:span><text:span text:style-name="T19">(1.1, 2.2, 3.3);</text:span></text:p>
      <text:p text:style-name="P45"><text:span text:style-name="T19"><text:tab/><text:tab/></text:span><text:span text:style-name="T20">printArray1</text:span><text:span text:style-name="T19">(</text:span><text:span text:style-name="T8">new</text:span><text:span text:style-name="T19"> VarArgsClassEllipse1(), </text:span><text:span text:style-name="T8">new</text:span><text:span text:style-name="T19"> VarArgsClassEllipse1()</text:span></text:p>
      <text:p text:style-name="P45"><text:span text:style-name="T19"><text:tab/><text:tab/>,</text:span><text:span text:style-name="T8">new</text:span><text:span text:style-name="T19"> VarArgsClassEllipse1());</text:span></text:p>
      <text:p text:style-name="P45"><text:span text:style-name="T19"><text:tab/><text:tab/></text:span><text:span text:style-name="T20">printArray1</text:span><text:span text:style-name="T19">((Object[])</text:span><text:span text:style-name="T8">new</text:span><text:span text:style-name="T19"> Integer[]{1,2,3,4});</text:span></text:p>
      <text:p text:style-name="P45"><text:span text:style-name="T19"><text:tab/><text:tab/></text:span><text:span text:style-name="T20">printArray1</text:span><text:span text:style-name="T19">();</text:span></text:p>
      <text:p text:style-name="P16"><text:tab/>}</text:p>
      <text:p text:style-name="P16">}</text:p>
      <text:p text:style-name="P16">Output:</text:p>
      <text:p text:style-name="P77">1</text:p>
      <text:p text:style-name="P75">2</text:p>
      <text:p text:style-name="P75">3</text:p>
      <text:p text:style-name="P76"/>
      <text:p text:style-name="P75">one</text:p>
      <text:p text:style-name="P75">two</text:p>
      <text:p text:style-name="P75">three</text:p>
      <text:p text:style-name="P76"/>
      <text:p text:style-name="P75">1.1</text:p>
      <text:p text:style-name="P75">2.2</text:p>
      <text:p text:style-name="P75">3.3</text:p>
      <text:p text:style-name="P76"/>
      <text:p text:style-name="P75">ch5InitializationNCleanUp.VarArgsClassEllipse1@82ba41</text:p>
      <text:p text:style-name="P75">ch5InitializationNCleanUp.VarArgsClassEllipse1@923e30</text:p>
      <text:p text:style-name="P75">ch5InitializationNCleanUp.VarArgsClassEllipse1@130c19b</text:p>
      <text:p text:style-name="P76"/>
      <text:p text:style-name="P75">1</text:p>
      <text:p text:style-name="P75">2</text:p>
      <text:p text:style-name="P75">3</text:p>
      <text:p text:style-name="P16">4</text:p>
      <text:p text:style-name="P14"><text:soft-page-break/></text:p>
      <text:p text:style-name="P10">From above we can see that how using ellipses we can pass the arguments. Also in the program last but one printArray() method is using argument as autoboxing therefore it needed to be cast with Object so that compiler won’t give error. </text:p>
      <text:p text:style-name="P3"/>
      <text:list xml:id="list7768346716754414938" text:style-name="WWNum83">
        <text:list-item>
          <text:p text:style-name="P112">Also in the previous example we can see that the last printArray() method didn’t sent any argument at all but it is still working with Ellipses i.e. we can pass zero argument to the Ellipses. This will be useful when one will have optional trailing argument. Example for it is shown below.</text:p>
        </text:list-item>
      </text:list>
      <text:p text:style-name="P9"/>
      <text:p text:style-name="P48">public class OptionalTrailingArguments { </text:p>
      <text:p text:style-name="P24">static void f(int required, String... trailing) { </text:p>
      <text:p text:style-name="P24">System.out.print("required: " + required + " "); </text:p>
      <text:p text:style-name="P24">for(String s : trailing) </text:p>
      <text:p text:style-name="P24">System.out.print(s + " "); </text:p>
      <text:p text:style-name="P24">System.out.println(); </text:p>
      <text:p text:style-name="P24">} </text:p>
      <text:p text:style-name="P24">public static void main(String[] args) { </text:p>
      <text:p text:style-name="P24">f(1, "one"); </text:p>
      <text:p text:style-name="P24">f(2, "two", "three"); </text:p>
      <text:p text:style-name="P24">f(0); </text:p>
      <text:p text:style-name="P24">} </text:p>
      <text:p text:style-name="P24">} /* Output: </text:p>
      <text:p text:style-name="P24">required: 1 one </text:p>
      <text:p text:style-name="P24">required: 2 two three </text:p>
      <text:p text:style-name="P24">required: 0</text:p>
      <text:p text:style-name="P73"/>
      <text:list xml:id="list2806233848647410032" text:style-name="L8">
        <text:list-item>
          <text:p text:style-name="P91">I above example one cannot use f(String...training, int required) then compiler will give error that “ The variable argument type String of the method ‘f’ should be the last parameter. I.e. when there are two parameters ellipse or varargs should come after primitive type. </text:p>
        </text:list-item>
      </text:list>
      <text:list xml:id="list8928508482332135043" text:style-name="WWNum87">
        <text:list-item>
          <text:p text:style-name="P113">Also there cannot be two varargs together like f(char...arg1, string...arg2).</text:p>
        </text:list-item>
        <text:list-item>
          <text:p text:style-name="P113">Ellipses can also be specific like for String array or int array. Example is shown below</text:p>
          <text:p text:style-name="P113"><text:span text:style-name="T82">Example</text:span><text:span text:style-name="T75"> :</text:span></text:p>
          <text:p text:style-name="P117"><text:span text:style-name="T17">package</text:span><text:span text:style-name="T77"> ch5InitializationNCleanUp;</text:span></text:p>
        </text:list-item>
      </text:list>
      <text:p text:style-name="P56"/>
      <text:p text:style-name="P56"><text:span text:style-name="T14">class</text:span><text:span text:style-name="T18"> StringEllipseCls1</text:span></text:p>
      <text:p text:style-name="P59">{</text:p>
      <text:p text:style-name="P56"><text:span text:style-name="T18"><text:tab/></text:span><text:span text:style-name="T14">void</text:span><text:span text:style-name="T18"> ellipseMeth1(String...</text:span><text:span text:style-name="T71">str</text:span><text:span text:style-name="T18">)</text:span></text:p>
      <text:p text:style-name="P59"><text:tab/>{</text:p>
      <text:p text:style-name="P56"><text:span text:style-name="T18"><text:tab/><text:tab/></text:span><text:span text:style-name="T14">for</text:span><text:span text:style-name="T18">(String </text:span><text:span text:style-name="T71">s</text:span><text:span text:style-name="T18"> : </text:span><text:span text:style-name="T71">str</text:span><text:span text:style-name="T18">)</text:span></text:p>
      <text:p text:style-name="P56"><text:span text:style-name="T18"><text:tab/><text:tab/><text:tab/>System.</text:span><text:span text:style-name="T50">out</text:span><text:span text:style-name="T18">.println(</text:span><text:span text:style-name="T71">s</text:span><text:span text:style-name="T18">);</text:span></text:p>
      <text:p text:style-name="P56"><text:span text:style-name="T18"><text:tab/><text:tab/>System.</text:span><text:span text:style-name="T50">out</text:span><text:span text:style-name="T18">.println();</text:span></text:p>
      <text:p text:style-name="P59"><text:tab/>}</text:p>
      <text:p text:style-name="P59"><text:tab/></text:p>
      <text:p text:style-name="P56"><text:span text:style-name="T18"><text:tab/></text:span><text:span text:style-name="T14">void</text:span><text:span text:style-name="T18"> ellipseMeth2(</text:span><text:span text:style-name="T14">int</text:span><text:span text:style-name="T18">...</text:span><text:span text:style-name="T71">intArr</text:span><text:span text:style-name="T18">)</text:span></text:p>
      <text:p text:style-name="P59"><text:tab/>{</text:p>
      <text:p text:style-name="P56"><text:span text:style-name="T18"><text:tab/><text:tab/></text:span><text:span text:style-name="T14">for</text:span><text:span text:style-name="T18">(</text:span><text:span text:style-name="T14">int</text:span><text:span text:style-name="T18"> </text:span><text:span text:style-name="T71">i</text:span><text:span text:style-name="T18"> : </text:span><text:span text:style-name="T71">intArr</text:span><text:span text:style-name="T18">)</text:span></text:p>
      <text:p text:style-name="P56"><text:span text:style-name="T18"><text:tab/><text:tab/><text:tab/>System.</text:span><text:span text:style-name="T50">out</text:span><text:span text:style-name="T18">.println(</text:span><text:span text:style-name="T71">i</text:span><text:span text:style-name="T18">);</text:span></text:p>
      <text:p text:style-name="P56"><text:span text:style-name="T18"><text:tab/><text:tab/>System.</text:span><text:span text:style-name="T50">out</text:span><text:span text:style-name="T18">.println();</text:span></text:p>
      <text:p text:style-name="P59"><text:soft-page-break/><text:tab/>}</text:p>
      <text:p text:style-name="P59">}</text:p>
      <text:p text:style-name="P56"/>
      <text:p text:style-name="P56"><text:span text:style-name="T14">public</text:span><text:span text:style-name="T18"> </text:span><text:span text:style-name="T14">class</text:span><text:span text:style-name="T18"> StringEllipseCls {</text:span></text:p>
      <text:p text:style-name="P59"><text:tab/></text:p>
      <text:p text:style-name="P56"><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 {</text:span></text:p>
      <text:p text:style-name="P59"><text:tab/><text:tab/></text:p>
      <text:p text:style-name="P56"><text:span text:style-name="T18"><text:tab/><text:tab/></text:span><text:span text:style-name="T14">int</text:span><text:span text:style-name="T18"> [] </text:span><text:span text:style-name="T71">intArr</text:span><text:span text:style-name="T18"> = {1,2,3};</text:span></text:p>
      <text:p text:style-name="P56"><text:span text:style-name="T18"><text:tab/><text:tab/>String [] </text:span><text:span text:style-name="T71">strArr</text:span><text:span text:style-name="T18"> = {</text:span><text:span text:style-name="T52">"John"</text:span><text:span text:style-name="T18">,</text:span><text:span text:style-name="T52">"David"</text:span><text:span text:style-name="T18">,</text:span><text:span text:style-name="T52">"Luke"</text:span><text:span text:style-name="T18">};</text:span></text:p>
      <text:p text:style-name="P59"><text:tab/><text:tab/></text:p>
      <text:p text:style-name="P56"><text:span text:style-name="T18"><text:tab/><text:tab/>StringEllipseCls1 </text:span><text:span text:style-name="T71">sec1</text:span><text:span text:style-name="T18"> = </text:span><text:span text:style-name="T14">new</text:span><text:span text:style-name="T18"> StringEllipseCls1();</text:span></text:p>
      <text:p text:style-name="P56"><text:span text:style-name="T18"><text:tab/><text:tab/></text:span><text:span text:style-name="T71">sec1</text:span><text:span text:style-name="T18">.ellipseMeth1(</text:span><text:span text:style-name="T52">"one"</text:span><text:span text:style-name="T18">, </text:span><text:span text:style-name="T52">"two"</text:span><text:span text:style-name="T18">, </text:span><text:span text:style-name="T52">"three"</text:span><text:span text:style-name="T18">);</text:span></text:p>
      <text:p text:style-name="P56"><text:span text:style-name="T18"><text:tab/><text:tab/></text:span><text:span text:style-name="T59">//sec1.ellipseMeth(intArr);//ERROR</text:span></text:p>
      <text:p text:style-name="P56"><text:span text:style-name="T18"><text:tab/><text:tab/></text:span><text:span text:style-name="T71">sec1</text:span><text:span text:style-name="T18">.ellipseMeth1(</text:span><text:span text:style-name="T71">strArr</text:span><text:span text:style-name="T18">);</text:span></text:p>
      <text:p text:style-name="P59"><text:tab/><text:tab/></text:p>
      <text:p text:style-name="P56"><text:span text:style-name="T18"><text:tab/><text:tab/></text:span><text:span text:style-name="T71">sec1</text:span><text:span text:style-name="T18">.ellipseMeth2(</text:span><text:span text:style-name="T71">intArr</text:span><text:span text:style-name="T18">);</text:span></text:p>
      <text:p text:style-name="P56"><text:span text:style-name="T18"><text:tab/><text:tab/></text:span><text:span text:style-name="T59">//sec1.ellipseMeth2(strArr);//ERROR</text:span></text:p>
      <text:p text:style-name="P59"><text:tab/>}</text:p>
      <text:p text:style-name="P59">}</text:p>
      <text:p text:style-name="P59">Output:</text:p>
      <text:p text:style-name="P59">one</text:p>
      <text:p text:style-name="P59">two</text:p>
      <text:p text:style-name="P59">three</text:p>
      <text:p text:style-name="P56"/>
      <text:p text:style-name="P59">John</text:p>
      <text:p text:style-name="P59">David</text:p>
      <text:p text:style-name="P59">Luke</text:p>
      <text:p text:style-name="P56"/>
      <text:p text:style-name="P59">1</text:p>
      <text:p text:style-name="P59">2</text:p>
      <text:p text:style-name="P59">3</text:p>
      <text:p text:style-name="P56"/>
      <text:p text:style-name="P59"/>
      <text:p text:style-name="P79"/>
      <text:p text:style-name="P80">Order of Initialization with Separate Classes<text:span text:style-name="T75"> :</text:span></text:p>
      <text:p text:style-name="P131"/>
      <text:p text:style-name="P57"><text:span text:style-name="T14">package</text:span><text:span text:style-name="T18"> ch5InitializationNCleanUp;</text:span></text:p>
      <text:p text:style-name="P57"/>
      <text:p text:style-name="P57"><text:span text:style-name="T14">class</text:span><text:span text:style-name="T18"> OrderOfInitializationSeparateCls1</text:span></text:p>
      <text:p text:style-name="P60">{</text:p>
      <text:p text:style-name="P57"><text:span text:style-name="T18"><text:tab/></text:span><text:span text:style-name="T14">static</text:span><text:span text:style-name="T18"> </text:span><text:span text:style-name="T14">int</text:span><text:span text:style-name="T18"> </text:span><text:span text:style-name="T51">a</text:span><text:span text:style-name="T18"> = 0;</text:span></text:p>
      <text:p text:style-name="P57"><text:span text:style-name="T18"><text:tab/>OrderOfInitializationSeparateCls1(</text:span><text:span text:style-name="T14">int</text:span><text:span text:style-name="T18"> </text:span><text:span text:style-name="T71">i</text:span><text:span text:style-name="T18">)</text:span></text:p>
      <text:p text:style-name="P60"><text:tab/>{</text:p>
      <text:p text:style-name="P57"><text:span text:style-name="T18"><text:tab/><text:tab/></text:span><text:span text:style-name="T51">a</text:span><text:span text:style-name="T18"> = </text:span><text:span text:style-name="T71">i</text:span><text:span text:style-name="T18">;</text:span></text:p>
      <text:p text:style-name="P57"><text:span text:style-name="T18"><text:tab/><text:tab/>System.</text:span><text:span text:style-name="T50">out</text:span><text:span text:style-name="T18">.println(</text:span><text:span text:style-name="T52">"value of a = "</text:span><text:span text:style-name="T18">+</text:span><text:span text:style-name="T51">a</text:span><text:span text:style-name="T18">);</text:span></text:p>
      <text:p text:style-name="P60"><text:tab/>}</text:p>
      <text:p text:style-name="P60"><text:tab/></text:p>
      <text:p text:style-name="P57"><text:span text:style-name="T18"><text:tab/></text:span><text:span text:style-name="T14">static</text:span><text:span text:style-name="T18"> </text:span><text:span text:style-name="T14">int</text:span><text:span text:style-name="T18"> method(</text:span><text:span text:style-name="T14">char</text:span><text:span text:style-name="T18"> </text:span><text:span text:style-name="T71">c</text:span><text:span text:style-name="T18">)</text:span></text:p>
      <text:p text:style-name="P60"><text:tab/>{</text:p>
      <text:p text:style-name="P57"><text:span text:style-name="T18"><text:tab/><text:tab/>System.</text:span><text:span text:style-name="T50">out</text:span><text:span text:style-name="T18">.println(</text:span><text:span text:style-name="T52">"char val is "</text:span><text:span text:style-name="T18">+</text:span><text:span text:style-name="T71">c</text:span><text:span text:style-name="T18">);</text:span></text:p>
      <text:p text:style-name="P57"><text:span text:style-name="T18"><text:tab/><text:tab/></text:span><text:span text:style-name="T14">return</text:span><text:span text:style-name="T18"> </text:span><text:span text:style-name="T51">a</text:span><text:span text:style-name="T18">;</text:span></text:p>
      <text:p text:style-name="P60"><text:tab/>}</text:p>
      <text:p text:style-name="P60">}</text:p>
      <text:p text:style-name="P57"/>
      <text:p text:style-name="P57"><text:span text:style-name="T14">class</text:span><text:span text:style-name="T18"> OrderOfInitializationSeparateCls2</text:span></text:p>
      <text:p text:style-name="P60">{</text:p>
      <text:p text:style-name="P57"><text:span text:style-name="T18"><text:tab/></text:span><text:span text:style-name="T14">static</text:span><text:span text:style-name="T18"> </text:span><text:span text:style-name="T14">int</text:span><text:span text:style-name="T18"> </text:span><text:span text:style-name="T51">i</text:span><text:span text:style-name="T18"> = OrderOfInitializationSeparateCls1.</text:span><text:span text:style-name="T39">method</text:span><text:span text:style-name="T18">(</text:span><text:span text:style-name="T52">'a'</text:span><text:span text:style-name="T18">);</text:span></text:p>
      <text:p text:style-name="P57"><text:span text:style-name="T18"><text:tab/></text:span><text:span text:style-name="T14">static</text:span><text:span text:style-name="T18"> </text:span></text:p>
      <text:p text:style-name="P60"><text:tab/>{</text:p>
      <text:p text:style-name="P57"><text:soft-page-break/><text:span text:style-name="T18"><text:tab/><text:tab/>OrderOfInitializationSeparateCls1 </text:span><text:span text:style-name="T71">ois14</text:span><text:span text:style-name="T18"> = </text:span><text:span text:style-name="T14">new</text:span><text:span text:style-name="T18"> OrderOfInitializationSeparateCls1(4);</text:span></text:p>
      <text:p text:style-name="P60"><text:tab/>}</text:p>
      <text:p text:style-name="P57"><text:span text:style-name="T18"><text:tab/>OrderOfInitializationSeparateCls1 </text:span><text:span text:style-name="T40">ois11</text:span><text:span text:style-name="T18"> = </text:span><text:span text:style-name="T14">new</text:span><text:span text:style-name="T18"> OrderOfInitializationSeparateCls1(1);</text:span></text:p>
      <text:p text:style-name="P57"><text:span text:style-name="T18"><text:tab/></text:span><text:span text:style-name="T14">static</text:span><text:span text:style-name="T18"> OrderOfInitializationSeparateCls1 </text:span><text:span text:style-name="T51">ois12</text:span><text:span text:style-name="T18"> = </text:span><text:span text:style-name="T14">new</text:span><text:span text:style-name="T18"> OrderOfInitializationSeparateCls1(2);</text:span></text:p>
      <text:p text:style-name="P60"><text:tab/></text:p>
      <text:p text:style-name="P60"><text:tab/></text:p>
      <text:p text:style-name="P57"><text:span text:style-name="T18"><text:tab/></text:span><text:span text:style-name="T14">static</text:span><text:span text:style-name="T18"> OrderOfInitializationSeparateCls1 </text:span><text:span text:style-name="T51">ois13</text:span><text:span text:style-name="T18"> = </text:span><text:span text:style-name="T14">new</text:span><text:span text:style-name="T18"> OrderOfInitializationSeparateCls1(3);</text:span></text:p>
      <text:p text:style-name="P57"><text:span text:style-name="T18"><text:tab/></text:span><text:span text:style-name="T14">int</text:span><text:span text:style-name="T18"> </text:span><text:span text:style-name="T40">j</text:span><text:span text:style-name="T18"> = </text:span><text:span text:style-name="T51">ois12</text:span><text:span text:style-name="T18">.</text:span><text:span text:style-name="T39">method</text:span><text:span text:style-name="T18">(</text:span><text:span text:style-name="T52">'b'</text:span><text:span text:style-name="T18">);</text:span></text:p>
      <text:p text:style-name="P60"><text:tab/></text:p>
      <text:p text:style-name="P60"><text:tab/>OrderOfInitializationSeparateCls2()</text:p>
      <text:p text:style-name="P60"><text:tab/>{</text:p>
      <text:p text:style-name="P57"><text:span text:style-name="T18"><text:tab/><text:tab/>System.</text:span><text:span text:style-name="T50">out</text:span><text:span text:style-name="T18">.println(</text:span><text:span text:style-name="T52">"inside OrderOfInitializationSeparateCls2 const"</text:span><text:span text:style-name="T18">);</text:span></text:p>
      <text:p text:style-name="P60"><text:tab/>}</text:p>
      <text:p text:style-name="P60">}</text:p>
      <text:p text:style-name="P57"/>
      <text:p text:style-name="P57"><text:span text:style-name="T14">class</text:span><text:span text:style-name="T18"> OrderOfInitializationSeparateCls3</text:span></text:p>
      <text:p text:style-name="P60">{</text:p>
      <text:p text:style-name="P57"><text:span text:style-name="T18"><text:tab/></text:span><text:span text:style-name="T14">static</text:span><text:span text:style-name="T18"> </text:span><text:span text:style-name="T14">int</text:span><text:span text:style-name="T18"> </text:span><text:span text:style-name="T51">i</text:span><text:span text:style-name="T18"> = OrderOfInitializationSeparateCls1.</text:span><text:span text:style-name="T39">method</text:span><text:span text:style-name="T18">(</text:span><text:span text:style-name="T52">'c'</text:span><text:span text:style-name="T18">);</text:span></text:p>
      <text:p text:style-name="P57"><text:span text:style-name="T18"><text:tab/></text:span><text:span text:style-name="T14">static</text:span><text:span text:style-name="T18"> OrderOfInitializationSeparateCls1 </text:span><text:span text:style-name="T51">ois15</text:span><text:span text:style-name="T18"> = </text:span><text:span text:style-name="T14">new</text:span><text:span text:style-name="T18"> OrderOfInitializationSeparateCls1(5);</text:span></text:p>
      <text:p text:style-name="P57"><text:span text:style-name="T18"><text:tab/>OrderOfInitializationSeparateCls1 </text:span><text:span text:style-name="T40">ois16</text:span><text:span text:style-name="T18"> = </text:span><text:span text:style-name="T14">new</text:span><text:span text:style-name="T18"> OrderOfInitializationSeparateCls1(6);</text:span></text:p>
      <text:p text:style-name="P60"><text:tab/></text:p>
      <text:p text:style-name="P60"><text:tab/>OrderOfInitializationSeparateCls3()</text:p>
      <text:p text:style-name="P60"><text:tab/>{</text:p>
      <text:p text:style-name="P57"><text:span text:style-name="T18"><text:tab/><text:tab/>System.</text:span><text:span text:style-name="T50">out</text:span><text:span text:style-name="T18">.println(</text:span><text:span text:style-name="T52">"inside OrderOfInitializationSeparateCls3 const"</text:span><text:span text:style-name="T18">);</text:span></text:p>
      <text:p text:style-name="P60"><text:tab/>}</text:p>
      <text:p text:style-name="P60">}</text:p>
      <text:p text:style-name="P57"/>
      <text:p text:style-name="P57"><text:span text:style-name="T14">public</text:span><text:span text:style-name="T18"> </text:span><text:span text:style-name="T14">class</text:span><text:span text:style-name="T18"> OrderOfInitializationSeparateCls {</text:span></text:p>
      <text:p text:style-name="P57"/>
      <text:p text:style-name="P57"><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 </text:span></text:p>
      <text:p text:style-name="P60"><text:tab/>{</text:p>
      <text:p text:style-name="P57"><text:span text:style-name="T18"><text:tab/><text:tab/>OrderOfInitializationSeparateCls3 </text:span><text:span text:style-name="T71">ois31</text:span><text:span text:style-name="T18"> = </text:span><text:span text:style-name="T14">new</text:span><text:span text:style-name="T18"> OrderOfInitializationSeparateCls3();</text:span></text:p>
      <text:p text:style-name="P57"><text:span text:style-name="T18"><text:tab/><text:tab/>OrderOfInitializationSeparateCls2 </text:span><text:span text:style-name="T71">ois21</text:span><text:span text:style-name="T18"> = </text:span><text:span text:style-name="T14">new</text:span><text:span text:style-name="T18"> OrderOfInitializationSeparateCls2();</text:span></text:p>
      <text:p text:style-name="P60"><text:tab/>}</text:p>
      <text:p text:style-name="P57"/>
      <text:p text:style-name="P60">}</text:p>
      <text:p text:style-name="P60">Output:</text:p>
      <text:p text:style-name="P60">char val is c</text:p>
      <text:p text:style-name="P60">value of a = 5</text:p>
      <text:p text:style-name="P60">value of a = 6</text:p>
      <text:p text:style-name="P60">inside OrderOfInitializationSeparateCls3 const</text:p>
      <text:p text:style-name="P60">char val is a</text:p>
      <text:p text:style-name="P60">value of a = 4</text:p>
      <text:p text:style-name="P60">value of a = 2</text:p>
      <text:p text:style-name="P60">value of a = 3</text:p>
      <text:p text:style-name="P60">value of a = 1</text:p>
      <text:p text:style-name="P60">char val is b</text:p>
      <text:p text:style-name="P60">inside OrderOfInitializationSeparateCls2 const</text:p>
      <text:p text:style-name="P60"/>
      <text:p text:style-name="P60"/>
      <text:p text:style-name="P60"/>
      <text:p text:style-name="P60"><text:soft-page-break/></text:p>
      <text:p text:style-name="P60"/>
      <text:p text:style-name="P65"><text:span text:style-name="T36">Order Of Initialization with Inheritance</text:span><text:span text:style-name="T38"> :</text:span></text:p>
      <text:p text:style-name="P60"/>
      <text:p text:style-name="P57"><text:span text:style-name="T14">package</text:span><text:span text:style-name="T18"> ch5InitializationNCleanUp;</text:span></text:p>
      <text:p text:style-name="P57"/>
      <text:p text:style-name="P57"><text:span text:style-name="T14">class</text:span><text:span text:style-name="T18"> OrderOfInitializationSeparateCls1</text:span></text:p>
      <text:p text:style-name="P60">{</text:p>
      <text:p text:style-name="P57"><text:span text:style-name="T18"><text:tab/></text:span><text:span text:style-name="T14">static</text:span><text:span text:style-name="T18"> </text:span><text:span text:style-name="T14">int</text:span><text:span text:style-name="T18"> </text:span><text:span text:style-name="T51">a</text:span><text:span text:style-name="T18"> = 0;</text:span></text:p>
      <text:p text:style-name="P57"><text:span text:style-name="T18"><text:tab/>OrderOfInitializationSeparateCls1(</text:span><text:span text:style-name="T14">int</text:span><text:span text:style-name="T18"> </text:span><text:span text:style-name="T71">i</text:span><text:span text:style-name="T18">)</text:span></text:p>
      <text:p text:style-name="P60"><text:tab/>{</text:p>
      <text:p text:style-name="P57"><text:span text:style-name="T18"><text:tab/><text:tab/></text:span><text:span text:style-name="T51">a</text:span><text:span text:style-name="T18"> = </text:span><text:span text:style-name="T71">i</text:span><text:span text:style-name="T18">;</text:span></text:p>
      <text:p text:style-name="P57"><text:span text:style-name="T18"><text:tab/><text:tab/>System.</text:span><text:span text:style-name="T50">out</text:span><text:span text:style-name="T18">.println(</text:span><text:span text:style-name="T52">"value of a = "</text:span><text:span text:style-name="T18">+</text:span><text:span text:style-name="T51">a</text:span><text:span text:style-name="T18">);</text:span></text:p>
      <text:p text:style-name="P60"><text:tab/>}</text:p>
      <text:p text:style-name="P60"><text:tab/></text:p>
      <text:p text:style-name="P57"><text:span text:style-name="T18"><text:tab/></text:span><text:span text:style-name="T14">static</text:span><text:span text:style-name="T18"> </text:span><text:span text:style-name="T14">int</text:span><text:span text:style-name="T18"> method(</text:span><text:span text:style-name="T14">char</text:span><text:span text:style-name="T18"> </text:span><text:span text:style-name="T71">c</text:span><text:span text:style-name="T18">)</text:span></text:p>
      <text:p text:style-name="P60"><text:tab/>{</text:p>
      <text:p text:style-name="P57"><text:span text:style-name="T18"><text:tab/><text:tab/>System.</text:span><text:span text:style-name="T50">out</text:span><text:span text:style-name="T18">.println(</text:span><text:span text:style-name="T52">"char val is "</text:span><text:span text:style-name="T18">+</text:span><text:span text:style-name="T71">c</text:span><text:span text:style-name="T18">);</text:span></text:p>
      <text:p text:style-name="P57"><text:span text:style-name="T18"><text:tab/><text:tab/></text:span><text:span text:style-name="T14">return</text:span><text:span text:style-name="T18"> </text:span><text:span text:style-name="T51">a</text:span><text:span text:style-name="T18">;</text:span></text:p>
      <text:p text:style-name="P60"><text:tab/>}</text:p>
      <text:p text:style-name="P60">}</text:p>
      <text:p text:style-name="P57"/>
      <text:p text:style-name="P57"><text:span text:style-name="T14">class</text:span><text:span text:style-name="T18"> OrderOfInitializationSeparateCls2 </text:span><text:span text:style-name="T14">extends</text:span><text:span text:style-name="T18"> OrderOfInitializationSeparateCls1</text:span></text:p>
      <text:p text:style-name="P60">{</text:p>
      <text:p text:style-name="P57"><text:span text:style-name="T18"><text:tab/></text:span><text:span text:style-name="T14">static</text:span><text:span text:style-name="T18"> </text:span><text:span text:style-name="T14">int</text:span><text:span text:style-name="T18"> </text:span><text:span text:style-name="T51">i</text:span><text:span text:style-name="T18"> = OrderOfInitializationSeparateCls1.</text:span><text:span text:style-name="T39">method</text:span><text:span text:style-name="T18">(</text:span><text:span text:style-name="T52">'a'</text:span><text:span text:style-name="T18">);</text:span></text:p>
      <text:p text:style-name="P57"><text:span text:style-name="T18"><text:tab/></text:span><text:span text:style-name="T14">static</text:span><text:span text:style-name="T18"> </text:span></text:p>
      <text:p text:style-name="P60"><text:tab/>{</text:p>
      <text:p text:style-name="P57"><text:span text:style-name="T18"><text:tab/><text:tab/>OrderOfInitializationSeparateCls1 </text:span><text:span text:style-name="T71">ois14</text:span><text:span text:style-name="T18"> = </text:span><text:span text:style-name="T14">new</text:span><text:span text:style-name="T18"> OrderOfInitializationSeparateCls1(4);</text:span></text:p>
      <text:p text:style-name="P60"><text:tab/>}</text:p>
      <text:p text:style-name="P57"><text:span text:style-name="T18"><text:tab/>OrderOfInitializationSeparateCls1 </text:span><text:span text:style-name="T40">ois11</text:span><text:span text:style-name="T18"> = </text:span><text:span text:style-name="T14">new</text:span><text:span text:style-name="T18"> OrderOfInitializationSeparateCls1(1);</text:span></text:p>
      <text:p text:style-name="P57"><text:span text:style-name="T18"><text:tab/></text:span><text:span text:style-name="T14">static</text:span><text:span text:style-name="T18"> OrderOfInitializationSeparateCls1 </text:span><text:span text:style-name="T51">ois12</text:span><text:span text:style-name="T18"> = </text:span><text:span text:style-name="T14">new</text:span><text:span text:style-name="T18"> OrderOfInitializationSeparateCls1(2);</text:span></text:p>
      <text:p text:style-name="P60"><text:tab/></text:p>
      <text:p text:style-name="P60"><text:tab/></text:p>
      <text:p text:style-name="P57"><text:span text:style-name="T18"><text:tab/></text:span><text:span text:style-name="T14">static</text:span><text:span text:style-name="T18"> OrderOfInitializationSeparateCls1 </text:span><text:span text:style-name="T51">ois13</text:span><text:span text:style-name="T18"> = </text:span><text:span text:style-name="T14">new</text:span><text:span text:style-name="T18"> OrderOfInitializationSeparateCls1(3);</text:span></text:p>
      <text:p text:style-name="P57"><text:span text:style-name="T18"><text:tab/></text:span><text:span text:style-name="T14">int</text:span><text:span text:style-name="T18"> </text:span><text:span text:style-name="T40">j</text:span><text:span text:style-name="T18"> = </text:span><text:span text:style-name="T51">ois12</text:span><text:span text:style-name="T18">.</text:span><text:span text:style-name="T39">method</text:span><text:span text:style-name="T18">(</text:span><text:span text:style-name="T52">'b'</text:span><text:span text:style-name="T18">);</text:span></text:p>
      <text:p text:style-name="P60"><text:tab/></text:p>
      <text:p text:style-name="P60"><text:tab/>OrderOfInitializationSeparateCls2()</text:p>
      <text:p text:style-name="P60"><text:tab/>{</text:p>
      <text:p text:style-name="P57"><text:span text:style-name="T18"><text:tab/><text:tab/></text:span><text:span text:style-name="T14">super</text:span><text:span text:style-name="T18">(66);</text:span></text:p>
      <text:p text:style-name="P57"><text:span text:style-name="T18"><text:tab/><text:tab/>System.</text:span><text:span text:style-name="T50">out</text:span><text:span text:style-name="T18">.println(</text:span><text:span text:style-name="T52">"inside OrderOfInitializationSeparateCls2 const"</text:span><text:span text:style-name="T18">);</text:span></text:p>
      <text:p text:style-name="P60"><text:tab/><text:tab/></text:p>
      <text:p text:style-name="P60"><text:tab/>}</text:p>
      <text:p text:style-name="P60">}</text:p>
      <text:p text:style-name="P57"/>
      <text:p text:style-name="P57"><text:span text:style-name="T14">class</text:span><text:span text:style-name="T18"> OrderOfInitializationSeparateCls3 </text:span><text:span text:style-name="T14">extends</text:span><text:span text:style-name="T18"> OrderOfInitializationSeparateCls2</text:span></text:p>
      <text:p text:style-name="P60">{</text:p>
      <text:p text:style-name="P57"><text:span text:style-name="T18"><text:tab/></text:span><text:span text:style-name="T14">static</text:span><text:span text:style-name="T18"> </text:span><text:span text:style-name="T14">int</text:span><text:span text:style-name="T18"> </text:span><text:span text:style-name="T51">i</text:span><text:span text:style-name="T18"> = OrderOfInitializationSeparateCls1.</text:span><text:span text:style-name="T39">method</text:span><text:span text:style-name="T18">(</text:span><text:span text:style-name="T52">'c'</text:span><text:span text:style-name="T18">);</text:span></text:p>
      <text:p text:style-name="P57"><text:span text:style-name="T18"><text:tab/></text:span><text:span text:style-name="T14">static</text:span><text:span text:style-name="T18"> OrderOfInitializationSeparateCls1 </text:span><text:span text:style-name="T51">ois15</text:span><text:span text:style-name="T18"> = </text:span><text:span text:style-name="T14">new</text:span><text:span text:style-name="T18"> OrderOfInitializationSeparateCls1(5);</text:span></text:p>
      <text:p text:style-name="P57"><text:span text:style-name="T18"><text:tab/>OrderOfInitializationSeparateCls1 </text:span><text:span text:style-name="T40">ois16</text:span><text:span text:style-name="T18"> = </text:span><text:span text:style-name="T14">new</text:span><text:span text:style-name="T18"> OrderOfInitializationSeparateCls1(6);</text:span></text:p>
      <text:p text:style-name="P60"><text:tab/></text:p>
      <text:p text:style-name="P60"><text:tab/>OrderOfInitializationSeparateCls3()</text:p>
      <text:p text:style-name="P60"><text:tab/>{</text:p>
      <text:p text:style-name="P57"><text:span text:style-name="T18"><text:tab/><text:tab/>System.</text:span><text:span text:style-name="T50">out</text:span><text:span text:style-name="T18">.println(</text:span><text:span text:style-name="T52">"inside OrderOfInitializationSeparateCls3 const"</text:span><text:span text:style-name="T18">);</text:span></text:p>
      <text:p text:style-name="P60"><text:soft-page-break/><text:tab/>}</text:p>
      <text:p text:style-name="P60">}</text:p>
      <text:p text:style-name="P57"/>
      <text:p text:style-name="P57"><text:span text:style-name="T14">public</text:span><text:span text:style-name="T18"> </text:span><text:span text:style-name="T14">class</text:span><text:span text:style-name="T18"> OrderOfInitializationSeparateCls {</text:span></text:p>
      <text:p text:style-name="P57"/>
      <text:p text:style-name="P57"><text:span text:style-name="T18"><text:tab/></text:span><text:span text:style-name="T14">public</text:span><text:span text:style-name="T18"> </text:span><text:span text:style-name="T14">static</text:span><text:span text:style-name="T18"> </text:span><text:span text:style-name="T14">void</text:span><text:span text:style-name="T18"> main(String[] </text:span><text:span text:style-name="T71">args</text:span><text:span text:style-name="T18">) </text:span></text:p>
      <text:p text:style-name="P60"><text:tab/>{</text:p>
      <text:p text:style-name="P57"><text:span text:style-name="T18"><text:tab/><text:tab/>OrderOfInitializationSeparateCls3 </text:span><text:span text:style-name="T71">ois31</text:span><text:span text:style-name="T18"> = </text:span><text:span text:style-name="T14">new</text:span><text:span text:style-name="T18"> OrderOfInitializationSeparateCls3();</text:span></text:p>
      <text:p text:style-name="P57"><text:span text:style-name="T18"><text:tab/><text:tab/></text:span><text:span text:style-name="T59">//OrderOfInitializationSeparateCls2 ois21 = new OrderOfInitializationSeparateCls2();</text:span></text:p>
      <text:p text:style-name="P60"><text:tab/>}</text:p>
      <text:p text:style-name="P57"/>
      <text:p text:style-name="P60">}</text:p>
      <text:p text:style-name="P60">Output:</text:p>
      <text:p text:style-name="P60">char val is a</text:p>
      <text:p text:style-name="P60">value of a = 4</text:p>
      <text:p text:style-name="P60">value of a = 2</text:p>
      <text:p text:style-name="P60">value of a = 3</text:p>
      <text:p text:style-name="P60">char val is c</text:p>
      <text:p text:style-name="P60">value of a = 5</text:p>
      <text:p text:style-name="P60">value of a = 66</text:p>
      <text:p text:style-name="P60">value of a = 1</text:p>
      <text:p text:style-name="P60">char val is b</text:p>
      <text:p text:style-name="P60">inside OrderOfInitializationSeparateCls2 const</text:p>
      <text:p text:style-name="P60">value of a = 6</text:p>
      <text:p text:style-name="P60">inside OrderOfInitializationSeparateCls3 const</text:p>
      <text:p text:style-name="P60"/>
      <text:p text:style-name="P60"/>
      <text:p text:style-name="P65"><text:span text:style-name="T36">Order Of Initialization</text:span><text:span text:style-name="T38"> :</text:span></text:p>
      <text:p text:style-name="P127"/>
      <text:list xml:id="list3836427672147029016" text:style-name="L9">
        <text:list-item>
          <text:p text:style-name="P128">Static variable or reference or block whichever comes first</text:p>
        </text:list-item>
        <text:list-item>
          <text:p text:style-name="P128">Non-static variable or references</text:p>
        </text:list-item>
        <text:list-item>
          <text:p text:style-name="P128">Constructors</text:p>
        </text:list-item>
      </text:list>
      <text:p text:style-name="P129"/>
      <text:p text:style-name="P129">A) With Separate classes the order of initialization is from 1 to 3</text:p>
      <text:p text:style-name="P29"><text:span text:style-name="T78">B) For Inheritance Order of Initialization is 1 from base to derive and 2-3 </text:span><text:span text:style-name="T85">together</text:span><text:span text:style-name="T78"> from base to derive through each class.</text:span></text:p>
      <text:p text:style-name="P11"/>
      <text:p text:style-name="P7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2" svg:font-family="Arial" style:font-family-generic="swiss"/>
    <style:font-face style:name="Courier New1" svg:font-family="'Courier New'" style:font-family-generic="modern" style:font-pitch="fixed"/>
    <style:font-face style:name="Andale Mono" svg:font-family="'Andale Mon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Mono1" svg:font-family="'Andale Mono'"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7-28T16:20:58.59</meta:creation-date>
    <dc:date>2016-09-02T12:18:58.43</dc:date>
    <dc:creator>Jayant Joshi</dc:creator>
    <meta:editing-duration>PT7H42M47S</meta:editing-duration>
    <meta:editing-cycles>135</meta:editing-cycles>
    <meta:generator>OpenOffice/4.1.2$Win32 OpenOffice.org_project/412m3$Build-9782</meta:generator>
    <meta:document-statistic meta:table-count="0" meta:image-count="0" meta:object-count="0" meta:page-count="22" meta:paragraph-count="953" meta:word-count="3848" meta:character-count="27573"/>
  </office:meta>
</office:document-meta>
</file>